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Ubuntu Mono" svg:font-family="'Ubuntu Mono'"/>
    <style:font-face style:name="Work Sans" svg:font-family="'Work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.2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138.84pt"/>
    </style:style>
    <style:style style:name="co4" style:family="table-column">
      <style:table-column-properties fo:break-before="auto" style:column-width="75.15pt"/>
    </style:style>
    <style:style style:name="co5" style:family="table-column">
      <style:table-column-properties fo:break-before="auto" style:column-width="65.71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63.64pt"/>
    </style:style>
    <style:style style:name="co8" style:family="table-column">
      <style:table-column-properties fo:break-before="auto" style:column-width="64.35pt"/>
    </style:style>
    <style:style style:name="co9" style:family="table-column">
      <style:table-column-properties fo:break-before="auto" style:column-width="68.34pt"/>
    </style:style>
    <style:style style:name="co10" style:family="table-column">
      <style:table-column-properties fo:break-before="auto" style:column-width="137.51pt"/>
    </style:style>
    <style:style style:name="co11" style:family="table-column">
      <style:table-column-properties fo:break-before="auto" style:column-width="58.25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P_26_L">
      <style:table-properties table:display="true" style:writing-mode="lr-tb"/>
    </style:style>
    <style:style style:name="ta2" style:family="table" style:master-page-name="PageStyle_5f_Rollup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Work Sans" fo:font-size="14pt" fo:font-style="normal" fo:text-shadow="none" style:text-underline-style="none" fo:font-weight="bold" style:font-size-asian="14pt" style:font-style-asian="normal" style:font-weight-asian="bold" style:font-name-complex="Work Sans" style:font-size-complex="14pt" style:font-style-complex="normal" style:font-weight-complex="bold"/>
    </style:style>
    <style:style style:name="ce2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bold" style:font-size-asian="12pt" style:font-style-asian="normal" style:font-weight-asian="bold" style:font-name-complex="Work Sans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bold" style:font-size-asian="12pt" style:font-style-asian="normal" style:font-weight-asian="bold" style:font-name-complex="Work Sans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20pt" fo:font-style="normal" fo:text-shadow="none" style:text-underline-style="none" fo:font-weight="bold" style:font-size-asian="20pt" style:font-style-asian="normal" style:font-weight-asian="bold" style:font-name-complex="Ubuntu Mono" style:font-size-complex="2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11" style:family="table-cell" style:parent-style-name="Default" style:data-style-name="N10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12" style:family="table-cell" style:parent-style-name="Default" style:data-style-name="N10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Work Sans" fo:font-size="14pt" fo:font-style="normal" fo:text-shadow="none" style:text-underline-style="none" fo:font-weight="normal" style:font-size-asian="14pt" style:font-style-asian="normal" style:font-weight-asian="normal" style:font-name-complex="Work Sans" style:font-size-complex="14pt" style:font-style-complex="normal" style:font-weight-complex="normal"/>
    </style:style>
    <style:style style:name="ce14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normal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normal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18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italic" fo:text-shadow="none" style:text-underline-style="none" fo:font-weight="normal" style:font-size-asian="12pt" style:font-style-asian="italic" style:font-weight-asian="normal" style:font-name-complex="Ubuntu Mono" style:font-size-complex="12pt" style:font-style-complex="italic" style:font-weight-complex="normal"/>
    </style:style>
    <style:style style:name="ce20" style:family="table-cell" style:parent-style-name="Default" style:data-style-name="N10134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21" style:family="table-cell" style:parent-style-name="Default" style:data-style-name="N10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bold" style:font-size-asian="12pt" style:font-style-asian="normal" style:font-weight-asian="bold" style:font-name-complex="Work Sans" style:font-size-complex="12pt" style:font-style-complex="normal" style:font-weight-complex="bold"/>
    </style:style>
    <style:style style:name="ce22" style:family="table-cell" style:parent-style-name="Default" style:data-style-name="N10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20pt" fo:font-style="normal" fo:text-shadow="none" style:text-underline-style="none" fo:font-weight="bold" style:font-size-asian="20pt" style:font-style-asian="normal" style:font-weight-asian="bold" style:font-name-complex="Ubuntu Mono" style:font-size-complex="20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Work Sans" fo:font-size="12pt" fo:font-style="normal" fo:text-shadow="none" style:text-underline-style="none" fo:font-weight="normal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ce25" style:family="table-cell" style:parent-style-name="Default" style:data-style-name="N10134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26" style:family="table-cell" style:parent-style-name="Default" style:data-style-name="N1014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8" style:family="table-cell" style:parent-style-name="Default" style:data-style-name="N10134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29" style:family="table-cell" style:parent-style-name="Default" style:data-style-name="N10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30" style:family="table-cell" style:parent-style-name="Default" style:data-style-name="N10134">
      <style:table-cell-properties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31" style:family="table-cell" style:parent-style-name="Default" style:data-style-name="N10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c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normal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ce34" style:family="table-cell" style:parent-style-name="Default" style:data-style-name="N10140">
      <style:table-cell-properties fo:background-color="#c5e0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35" style:family="table-cell" style:parent-style-name="Default" style:data-style-name="N10134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36" style:family="table-cell" style:parent-style-name="Default" style:data-style-name="N10134">
      <style:table-cell-properties fo:border-bottom="0.74pt solid #000000" fo:background-color="#c5e0b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37" style:family="table-cell" style:parent-style-name="Default" style:data-style-name="N10134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38" style:family="table-cell" style:parent-style-name="Default" style:data-style-name="N10134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39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italic" fo:text-shadow="none" style:text-underline-style="none" fo:font-weight="normal" style:font-size-asian="12pt" style:font-style-asian="italic" style:font-weight-asian="normal" style:font-name-complex="Ubuntu Mono" style:font-size-complex="12pt" style:font-style-complex="italic" style:font-weight-complex="normal"/>
    </style:style>
    <style:style style:name="ce40" style:family="table-cell" style:parent-style-name="Default" style:data-style-name="N10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Ubuntu Mono" fo:font-size="12pt" fo:font-style="italic" fo:text-shadow="none" style:text-underline-style="none" fo:font-weight="normal" style:font-size-asian="12pt" style:font-style-asian="italic" style:font-weight-asian="normal" style:font-name-complex="Ubuntu Mono" style:font-size-complex="12pt" style:font-style-complex="italic" style:font-weight-complex="normal"/>
    </style:style>
    <style:style style:name="ce41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normal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c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Work Sans" fo:font-size="12pt" fo:font-style="normal" fo:text-shadow="none" style:text-underline-style="none" fo:font-weight="normal" style:font-size-asian="12pt" style:font-style-asian="normal" style:font-weight-asian="normal" style:font-name-complex="Work Sans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44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45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46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47" style:family="table-cell" style:parent-style-name="Default" style:data-style-name="N1013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48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49" style:family="table-cell" style:parent-style-name="Default" style:data-style-name="N1013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50" style:family="table-cell" style:parent-style-name="Default" style:data-style-name="N10134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51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52" style:family="table-cell" style:parent-style-name="Default" style:data-style-name="N10134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ce53" style:family="table-cell" style:parent-style-name="Default" style:data-style-name="N10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italic" fo:text-shadow="none" style:text-underline-style="none" fo:font-weight="normal" style:font-size-asian="12pt" style:font-style-asian="italic" style:font-weight-asian="normal" style:font-name-complex="Ubuntu Mono" style:font-size-complex="12pt" style:font-style-complex="italic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9" style:family="table-cell" style:parent-style-name="Default" style:data-style-name="N10134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2" style:family="table-cell" style:parent-style-name="Default" style:data-style-name="N10134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3" style:family="table-cell" style:parent-style-name="Default" style:data-style-name="N1013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4" style:family="table-cell" style:parent-style-name="Default" style:data-style-name="N10134">
      <style:table-cell-properties style:rotation-align="none"/>
      <style:text-properties fo:color="#ff0000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7" style:family="table-cell" style:parent-style-name="Default" style:data-style-name="N1013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8" style:family="table-cell" style:parent-style-name="Default" style:data-style-name="N1013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9" style:family="table-cell" style:parent-style-name="Default" style:data-style-name="N1013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0" style:family="table-cell" style:parent-style-name="Default" style:data-style-name="N1013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&amp;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8" table:number-columns-repeated="6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Pillar VC Founder Guide Financial Model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Your Company Name</text:p>
          </table:table-cell>
          <table:table-cell table:style-name="ce14" table:number-columns-repeated="3"/>
          <table:table-cell table:style-name="ce15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15"/>
          <table:table-cell table:style-name="ce21" table:formula="of:=TODAY()" office:value-type="date" office:date-value="2025-12-11" calcext:value-type="date">
            <text:p>12/11/2025</text:p>
          </table:table-cell>
          <table:table-cell table:style-name="ce24" office:value-type="float" office:value="-1" calcext:value-type="float">
            <text:p>-1</text:p>
          </table:table-cell>
          <table:table-cell table:style-name="ce15"/>
          <table:table-cell table:style-name="ce33" office:value-type="string" calcext:value-type="string">
            <text:p>How to Update: Update all titles/values highlighted in green with your company's information. Numbers in black / red will update automatically. </text:p>
          </table:table-cell>
          <table:table-cell table:style-name="ce41" table:number-columns-repeated="9"/>
          <table:table-cell table:style-name="ce42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4"/>
          <table:table-cell table:style-name="ce5"/>
          <table:table-cell table:style-name="ce22"/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Assumptions</text:p>
          </table:table-cell>
          <table:table-cell table:style-name="ce32"/>
          <table:table-cell table:style-name="ce34" table:formula="of:=DATE(2020;1;1)" office:value-type="date" office:date-value="2020-01-01" calcext:value-type="date">
            <text:p>Jan-20</text:p>
          </table:table-cell>
          <table:table-cell table:style-name="ce26" table:formula="of:=EDATE([.$F$5];[.G2])" office:value-type="date" office:date-value="2020-02-01" calcext:value-type="date">
            <text:p>Feb-20</text:p>
          </table:table-cell>
          <table:table-cell table:style-name="ce26" table:formula="of:=EDATE([.$F$5];[.H2])" office:value-type="date" office:date-value="2020-03-01" calcext:value-type="date">
            <text:p>Mar-20</text:p>
          </table:table-cell>
          <table:table-cell table:style-name="ce26" table:formula="of:=EDATE([.$F$5];[.I2])" office:value-type="date" office:date-value="2020-04-01" calcext:value-type="date">
            <text:p>Apr-20</text:p>
          </table:table-cell>
          <table:table-cell table:style-name="ce26" table:formula="of:=EDATE([.$F$5];[.J2])" office:value-type="date" office:date-value="2020-05-01" calcext:value-type="date">
            <text:p>May-20</text:p>
          </table:table-cell>
          <table:table-cell table:style-name="ce26" table:formula="of:=EDATE([.$F$5];[.K2])" office:value-type="date" office:date-value="2020-06-01" calcext:value-type="date">
            <text:p>Jun-20</text:p>
          </table:table-cell>
          <table:table-cell table:style-name="ce26" table:formula="of:=EDATE([.$F$5];[.L2])" office:value-type="date" office:date-value="2020-07-01" calcext:value-type="date">
            <text:p>Jul-20</text:p>
          </table:table-cell>
          <table:table-cell table:style-name="ce26" table:formula="of:=EDATE([.$F$5];[.M2])" office:value-type="date" office:date-value="2020-08-01" calcext:value-type="date">
            <text:p>Aug-20</text:p>
          </table:table-cell>
          <table:table-cell table:style-name="ce26" table:formula="of:=EDATE([.$F$5];[.N2])" office:value-type="date" office:date-value="2020-09-01" calcext:value-type="date">
            <text:p>Sep-20</text:p>
          </table:table-cell>
          <table:table-cell table:style-name="ce26" table:formula="of:=EDATE([.$F$5];[.O2])" office:value-type="date" office:date-value="2020-10-01" calcext:value-type="date">
            <text:p>Oct-20</text:p>
          </table:table-cell>
          <table:table-cell table:style-name="ce26" table:formula="of:=EDATE([.$F$5];[.P2])" office:value-type="date" office:date-value="2020-11-01" calcext:value-type="date">
            <text:p>Nov-20</text:p>
          </table:table-cell>
          <table:table-cell table:style-name="ce26" table:formula="of:=EDATE([.$F$5];[.Q2])" office:value-type="date" office:date-value="2020-12-01" calcext:value-type="date">
            <text:p>Dec-20</text:p>
          </table:table-cell>
          <table:table-cell table:style-name="ce43" office:value-type="string" calcext:value-type="string">
            <text:p>Year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6" office:value-type="string" calcext:value-type="string">
            <text:p>Summary (See input values below)</text:p>
          </table:table-cell>
          <table:table-cell table:style-name="ce16" table:number-columns-repeated="2"/>
          <table:table-cell table:style-name="ce25" table:number-columns-repeated="14"/>
          <table:table-cell table:style-name="ce45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Revenue</text:p>
          </table:table-cell>
          <table:table-cell table:style-name="ce5"/>
          <table:table-cell table:style-name="ce11" table:number-columns-repeated="2"/>
          <table:table-cell table:style-name="ce11" table:formula="of:=[.F46]" office:value-type="float" office:value="700" calcext:value-type="float">
            <text:p>700 </text:p>
          </table:table-cell>
          <table:table-cell table:style-name="ce11" table:formula="of:=[.G46]" office:value-type="float" office:value="500" calcext:value-type="float">
            <text:p>500 </text:p>
          </table:table-cell>
          <table:table-cell table:style-name="ce11" table:formula="of:=[.H46]" office:value-type="float" office:value="500" calcext:value-type="float">
            <text:p>500 </text:p>
          </table:table-cell>
          <table:table-cell table:style-name="ce11" table:formula="of:=[.I46]" office:value-type="float" office:value="1200" calcext:value-type="float">
            <text:p>1,200 </text:p>
          </table:table-cell>
          <table:table-cell table:style-name="ce11" table:formula="of:=[.J46]" office:value-type="float" office:value="1000" calcext:value-type="float">
            <text:p>1,000 </text:p>
          </table:table-cell>
          <table:table-cell table:style-name="ce11" table:formula="of:=[.K46]" office:value-type="float" office:value="1700" calcext:value-type="float">
            <text:p>1,700 </text:p>
          </table:table-cell>
          <table:table-cell table:style-name="ce11" table:formula="of:=[.L46]" office:value-type="float" office:value="1500" calcext:value-type="float">
            <text:p>1,500 </text:p>
          </table:table-cell>
          <table:table-cell table:style-name="ce11" table:formula="of:=[.M46]" office:value-type="float" office:value="1500" calcext:value-type="float">
            <text:p>1,500 </text:p>
          </table:table-cell>
          <table:table-cell table:style-name="ce11" table:formula="of:=[.N46]" office:value-type="float" office:value="2200" calcext:value-type="float">
            <text:p>2,200 </text:p>
          </table:table-cell>
          <table:table-cell table:style-name="ce11" table:formula="of:=[.O46]" office:value-type="float" office:value="2000" calcext:value-type="float">
            <text:p>2,000 </text:p>
          </table:table-cell>
          <table:table-cell table:style-name="ce11" table:formula="of:=[.P46]" office:value-type="float" office:value="2000" calcext:value-type="float">
            <text:p>2,000 </text:p>
          </table:table-cell>
          <table:table-cell table:style-name="ce11" table:formula="of:=[.Q46]" office:value-type="float" office:value="2700" calcext:value-type="float">
            <text:p>2,700 </text:p>
          </table:table-cell>
          <table:table-cell table:style-name="ce46" table:formula="of:=SUM([.F8:.Q8])" office:value-type="float" office:value="17500" calcext:value-type="float">
            <text:p>17,5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COGS</text:p>
          </table:table-cell>
          <table:table-cell table:style-name="ce5"/>
          <table:table-cell table:style-name="ce11" table:number-columns-repeated="2"/>
          <table:table-cell table:style-name="ce35" table:formula="of:=[.F58]" office:value-type="float" office:value="4650" calcext:value-type="float">
            <text:p>4,650 </text:p>
          </table:table-cell>
          <table:table-cell table:style-name="ce35" table:formula="of:=[.G58]" office:value-type="float" office:value="4700" calcext:value-type="float">
            <text:p>4,700 </text:p>
          </table:table-cell>
          <table:table-cell table:style-name="ce35" table:formula="of:=[.H58]" office:value-type="float" office:value="4950" calcext:value-type="float">
            <text:p>4,950 </text:p>
          </table:table-cell>
          <table:table-cell table:style-name="ce35" table:formula="of:=[.I58]" office:value-type="float" office:value="5850" calcext:value-type="float">
            <text:p>5,850 </text:p>
          </table:table-cell>
          <table:table-cell table:style-name="ce35" table:formula="of:=[.J58]" office:value-type="float" office:value="8150" calcext:value-type="float">
            <text:p>8,150 </text:p>
          </table:table-cell>
          <table:table-cell table:style-name="ce35" table:formula="of:=[.K58]" office:value-type="float" office:value="9300" calcext:value-type="float">
            <text:p>9,300 </text:p>
          </table:table-cell>
          <table:table-cell table:style-name="ce35" table:formula="of:=[.L58]" office:value-type="float" office:value="9850" calcext:value-type="float">
            <text:p>9,850 </text:p>
          </table:table-cell>
          <table:table-cell table:style-name="ce35" table:formula="of:=[.M58]" office:value-type="float" office:value="10600" calcext:value-type="float">
            <text:p>10,600 </text:p>
          </table:table-cell>
          <table:table-cell table:style-name="ce35" table:formula="of:=[.N58]" office:value-type="float" office:value="13000" calcext:value-type="float">
            <text:p>13,000 </text:p>
          </table:table-cell>
          <table:table-cell table:style-name="ce35" table:formula="of:=[.O58]" office:value-type="float" office:value="13800" calcext:value-type="float">
            <text:p>13,800 </text:p>
          </table:table-cell>
          <table:table-cell table:style-name="ce35" table:formula="of:=[.P58]" office:value-type="float" office:value="15800" calcext:value-type="float">
            <text:p>15,800 </text:p>
          </table:table-cell>
          <table:table-cell table:style-name="ce35" table:formula="of:=[.Q58]" office:value-type="float" office:value="17450" calcext:value-type="float">
            <text:p>17,450 </text:p>
          </table:table-cell>
          <table:table-cell table:style-name="ce47" table:formula="of:=SUM([.F9:.Q9])" office:value-type="float" office:value="118100" calcext:value-type="float">
            <text:p>118,1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Gross Margin</text:p>
          </table:table-cell>
          <table:table-cell table:style-name="ce5"/>
          <table:table-cell table:style-name="ce11" table:number-columns-repeated="2"/>
          <table:table-cell table:style-name="ce12" table:formula="of:=[.F8]-[.F9]" office:value-type="float" office:value="-3950" calcext:value-type="float">
            <text:p>(3,950)</text:p>
          </table:table-cell>
          <table:table-cell table:style-name="ce12" table:formula="of:=[.G8]-[.G9]" office:value-type="float" office:value="-4200" calcext:value-type="float">
            <text:p>(4,200)</text:p>
          </table:table-cell>
          <table:table-cell table:style-name="ce12" table:formula="of:=[.H8]-[.H9]" office:value-type="float" office:value="-4450" calcext:value-type="float">
            <text:p>(4,450)</text:p>
          </table:table-cell>
          <table:table-cell table:style-name="ce12" table:formula="of:=[.I8]-[.I9]" office:value-type="float" office:value="-4650" calcext:value-type="float">
            <text:p>(4,650)</text:p>
          </table:table-cell>
          <table:table-cell table:style-name="ce12" table:formula="of:=[.J8]-[.J9]" office:value-type="float" office:value="-7150" calcext:value-type="float">
            <text:p>(7,150)</text:p>
          </table:table-cell>
          <table:table-cell table:style-name="ce12" table:formula="of:=[.K8]-[.K9]" office:value-type="float" office:value="-7600" calcext:value-type="float">
            <text:p>(7,600)</text:p>
          </table:table-cell>
          <table:table-cell table:style-name="ce12" table:formula="of:=[.L8]-[.L9]" office:value-type="float" office:value="-8350" calcext:value-type="float">
            <text:p>(8,350)</text:p>
          </table:table-cell>
          <table:table-cell table:style-name="ce12" table:formula="of:=[.M8]-[.M9]" office:value-type="float" office:value="-9100" calcext:value-type="float">
            <text:p>(9,100)</text:p>
          </table:table-cell>
          <table:table-cell table:style-name="ce12" table:formula="of:=[.N8]-[.N9]" office:value-type="float" office:value="-10800" calcext:value-type="float">
            <text:p>(10,800)</text:p>
          </table:table-cell>
          <table:table-cell table:style-name="ce12" table:formula="of:=[.O8]-[.O9]" office:value-type="float" office:value="-11800" calcext:value-type="float">
            <text:p>(11,800)</text:p>
          </table:table-cell>
          <table:table-cell table:style-name="ce12" table:formula="of:=[.P8]-[.P9]" office:value-type="float" office:value="-13800" calcext:value-type="float">
            <text:p>(13,800)</text:p>
          </table:table-cell>
          <table:table-cell table:style-name="ce12" table:formula="of:=[.Q8]-[.Q9]" office:value-type="float" office:value="-14750" calcext:value-type="float">
            <text:p>(14,750)</text:p>
          </table:table-cell>
          <table:table-cell table:style-name="ce48" table:formula="of:=SUM([.F10:.Q10])" office:value-type="float" office:value="-100600" calcext:value-type="float">
            <text:p>(100,600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table:number-columns-repeated="2"/>
          <table:table-cell table:style-name="ce11" table:number-columns-repeated="14"/>
          <table:table-cell table:style-name="ce46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S&amp;M</text:p>
          </table:table-cell>
          <table:table-cell table:style-name="ce5"/>
          <table:table-cell table:style-name="ce11" table:number-columns-repeated="2"/>
          <table:table-cell table:style-name="ce11" table:formula="of:=SUM([.F71];[.F80])" office:value-type="float" office:value="34192.5" calcext:value-type="float">
            <text:p>34,193 </text:p>
          </table:table-cell>
          <table:table-cell table:style-name="ce11" table:formula="of:=SUM([.G71];[.G80])" office:value-type="float" office:value="34162.5" calcext:value-type="float">
            <text:p>34,163 </text:p>
          </table:table-cell>
          <table:table-cell table:style-name="ce11" table:formula="of:=SUM([.H71];[.H80])" office:value-type="float" office:value="35162.5" calcext:value-type="float">
            <text:p>35,163 </text:p>
          </table:table-cell>
          <table:table-cell table:style-name="ce11" table:formula="of:=SUM([.I71];[.I80])" office:value-type="float" office:value="38267.5" calcext:value-type="float">
            <text:p>38,268 </text:p>
          </table:table-cell>
          <table:table-cell table:style-name="ce11" table:formula="of:=SUM([.J71];[.J80])" office:value-type="float" office:value="38237.5" calcext:value-type="float">
            <text:p>38,238 </text:p>
          </table:table-cell>
          <table:table-cell table:style-name="ce11" table:formula="of:=SUM([.K71];[.K80])" office:value-type="float" office:value="38342.5" calcext:value-type="float">
            <text:p>38,343 </text:p>
          </table:table-cell>
          <table:table-cell table:style-name="ce11" table:formula="of:=SUM([.L71];[.L80])" office:value-type="float" office:value="38312.5" calcext:value-type="float">
            <text:p>38,313 </text:p>
          </table:table-cell>
          <table:table-cell table:style-name="ce11" table:formula="of:=SUM([.M71];[.M80])" office:value-type="float" office:value="41312.5" calcext:value-type="float">
            <text:p>41,313 </text:p>
          </table:table-cell>
          <table:table-cell table:style-name="ce11" table:formula="of:=SUM([.N71];[.N80])" office:value-type="float" office:value="41417.5" calcext:value-type="float">
            <text:p>41,418 </text:p>
          </table:table-cell>
          <table:table-cell table:style-name="ce11" table:formula="of:=SUM([.O71];[.O80])" office:value-type="float" office:value="43387.5" calcext:value-type="float">
            <text:p>43,388 </text:p>
          </table:table-cell>
          <table:table-cell table:style-name="ce11" table:formula="of:=SUM([.P71];[.P80])" office:value-type="float" office:value="43387.5" calcext:value-type="float">
            <text:p>43,388 </text:p>
          </table:table-cell>
          <table:table-cell table:style-name="ce11" table:formula="of:=SUM([.Q71];[.Q80])" office:value-type="float" office:value="43492.5" calcext:value-type="float">
            <text:p>43,493 </text:p>
          </table:table-cell>
          <table:table-cell table:style-name="ce46" table:formula="of:=SUM([.F12:.Q12])" office:value-type="float" office:value="469675" calcext:value-type="float">
            <text:p>469,67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Operations</text:p>
          </table:table-cell>
          <table:table-cell table:style-name="ce5"/>
          <table:table-cell table:style-name="ce11" table:number-columns-repeated="2"/>
          <table:table-cell table:style-name="ce11" table:formula="of:=[.F89]" office:value-type="float" office:value="20450" calcext:value-type="float">
            <text:p>20,450 </text:p>
          </table:table-cell>
          <table:table-cell table:style-name="ce11" table:formula="of:=[.G89]" office:value-type="float" office:value="20450" calcext:value-type="float">
            <text:p>20,450 </text:p>
          </table:table-cell>
          <table:table-cell table:style-name="ce11" table:formula="of:=[.H89]" office:value-type="float" office:value="20450" calcext:value-type="float">
            <text:p>20,450 </text:p>
          </table:table-cell>
          <table:table-cell table:style-name="ce11" table:formula="of:=[.I89]" office:value-type="float" office:value="20450" calcext:value-type="float">
            <text:p>20,450 </text:p>
          </table:table-cell>
          <table:table-cell table:style-name="ce11" table:formula="of:=[.J89]" office:value-type="float" office:value="20450" calcext:value-type="float">
            <text:p>20,450 </text:p>
          </table:table-cell>
          <table:table-cell table:style-name="ce11" table:formula="of:=[.K89]" office:value-type="float" office:value="20450" calcext:value-type="float">
            <text:p>20,450 </text:p>
          </table:table-cell>
          <table:table-cell table:style-name="ce11" table:formula="of:=[.L89]" office:value-type="float" office:value="20450" calcext:value-type="float">
            <text:p>20,450 </text:p>
          </table:table-cell>
          <table:table-cell table:style-name="ce11" table:formula="of:=[.M89]" office:value-type="float" office:value="30675" calcext:value-type="float">
            <text:p>30,675 </text:p>
          </table:table-cell>
          <table:table-cell table:style-name="ce11" table:formula="of:=[.N89]" office:value-type="float" office:value="30675" calcext:value-type="float">
            <text:p>30,675 </text:p>
          </table:table-cell>
          <table:table-cell table:style-name="ce11" table:formula="of:=[.O89]" office:value-type="float" office:value="30675" calcext:value-type="float">
            <text:p>30,675 </text:p>
          </table:table-cell>
          <table:table-cell table:style-name="ce11" table:formula="of:=[.P89]" office:value-type="float" office:value="30675" calcext:value-type="float">
            <text:p>30,675 </text:p>
          </table:table-cell>
          <table:table-cell table:style-name="ce11" table:formula="of:=[.Q89]" office:value-type="float" office:value="30675" calcext:value-type="float">
            <text:p>30,675 </text:p>
          </table:table-cell>
          <table:table-cell table:style-name="ce46" table:formula="of:=SUM([.F13:.Q13])" office:value-type="float" office:value="296525" calcext:value-type="float">
            <text:p>296,5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R&amp;D</text:p>
          </table:table-cell>
          <table:table-cell table:style-name="ce5"/>
          <table:table-cell table:style-name="ce11" table:number-columns-repeated="2"/>
          <table:table-cell table:style-name="ce11" table:formula="of:=[.F100]" office:value-type="float" office:value="32616.6666666667" calcext:value-type="float">
            <text:p>32,617 </text:p>
          </table:table-cell>
          <table:table-cell table:style-name="ce11" table:formula="of:=[.G100]" office:value-type="float" office:value="32616.6666666667" calcext:value-type="float">
            <text:p>32,617 </text:p>
          </table:table-cell>
          <table:table-cell table:style-name="ce11" table:formula="of:=[.H100]" office:value-type="float" office:value="32616.6666666667" calcext:value-type="float">
            <text:p>32,617 </text:p>
          </table:table-cell>
          <table:table-cell table:style-name="ce11" table:formula="of:=[.I100]" office:value-type="float" office:value="41841.6666666667" calcext:value-type="float">
            <text:p>41,842 </text:p>
          </table:table-cell>
          <table:table-cell table:style-name="ce11" table:formula="of:=[.J100]" office:value-type="float" office:value="41841.6666666667" calcext:value-type="float">
            <text:p>41,842 </text:p>
          </table:table-cell>
          <table:table-cell table:style-name="ce11" table:formula="of:=[.K100]" office:value-type="float" office:value="41841.6666666667" calcext:value-type="float">
            <text:p>41,842 </text:p>
          </table:table-cell>
          <table:table-cell table:style-name="ce11" table:formula="of:=[.L100]" office:value-type="float" office:value="41841.6666666667" calcext:value-type="float">
            <text:p>41,842 </text:p>
          </table:table-cell>
          <table:table-cell table:style-name="ce11" table:formula="of:=[.M100]" office:value-type="float" office:value="41841.6666666667" calcext:value-type="float">
            <text:p>41,842 </text:p>
          </table:table-cell>
          <table:table-cell table:style-name="ce11" table:formula="of:=[.N100]" office:value-type="float" office:value="41841.6666666667" calcext:value-type="float">
            <text:p>41,842 </text:p>
          </table:table-cell>
          <table:table-cell table:style-name="ce11" table:formula="of:=[.O100]" office:value-type="float" office:value="41841.6666666667" calcext:value-type="float">
            <text:p>41,842 </text:p>
          </table:table-cell>
          <table:table-cell table:style-name="ce11" table:formula="of:=[.P100]" office:value-type="float" office:value="41841.6666666667" calcext:value-type="float">
            <text:p>41,842 </text:p>
          </table:table-cell>
          <table:table-cell table:style-name="ce11" table:formula="of:=[.Q100]" office:value-type="float" office:value="41841.6666666667" calcext:value-type="float">
            <text:p>41,842 </text:p>
          </table:table-cell>
          <table:table-cell table:style-name="ce46" table:formula="of:=SUM([.F14:.Q14])" office:value-type="float" office:value="474425" calcext:value-type="float">
            <text:p>474,4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G&amp;A</text:p>
          </table:table-cell>
          <table:table-cell table:style-name="ce5"/>
          <table:table-cell table:style-name="ce11" table:number-columns-repeated="2"/>
          <table:table-cell table:style-name="ce35" table:formula="of:=[.F118]" office:value-type="float" office:value="52000" calcext:value-type="float">
            <text:p>52,000 </text:p>
          </table:table-cell>
          <table:table-cell table:style-name="ce35" table:formula="of:=[.G118]" office:value-type="float" office:value="52000" calcext:value-type="float">
            <text:p>52,000 </text:p>
          </table:table-cell>
          <table:table-cell table:style-name="ce35" table:formula="of:=[.H118]" office:value-type="float" office:value="54000" calcext:value-type="float">
            <text:p>54,000 </text:p>
          </table:table-cell>
          <table:table-cell table:style-name="ce35" table:formula="of:=[.I118]" office:value-type="float" office:value="64250" calcext:value-type="float">
            <text:p>64,250 </text:p>
          </table:table-cell>
          <table:table-cell table:style-name="ce35" table:formula="of:=[.J118]" office:value-type="float" office:value="64250" calcext:value-type="float">
            <text:p>64,250 </text:p>
          </table:table-cell>
          <table:table-cell table:style-name="ce35" table:formula="of:=[.K118]" office:value-type="float" office:value="66250" calcext:value-type="float">
            <text:p>66,250 </text:p>
          </table:table-cell>
          <table:table-cell table:style-name="ce35" table:formula="of:=[.L118]" office:value-type="float" office:value="64250" calcext:value-type="float">
            <text:p>64,250 </text:p>
          </table:table-cell>
          <table:table-cell table:style-name="ce35" table:formula="of:=[.M118]" office:value-type="float" office:value="64250" calcext:value-type="float">
            <text:p>64,250 </text:p>
          </table:table-cell>
          <table:table-cell table:style-name="ce35" table:formula="of:=[.N118]" office:value-type="float" office:value="66250" calcext:value-type="float">
            <text:p>66,250 </text:p>
          </table:table-cell>
          <table:table-cell table:style-name="ce35" table:formula="of:=[.O118]" office:value-type="float" office:value="64250" calcext:value-type="float">
            <text:p>64,250 </text:p>
          </table:table-cell>
          <table:table-cell table:style-name="ce35" table:formula="of:=[.P118]" office:value-type="float" office:value="64250" calcext:value-type="float">
            <text:p>64,250 </text:p>
          </table:table-cell>
          <table:table-cell table:style-name="ce35" table:formula="of:=[.Q118]" office:value-type="float" office:value="66250" calcext:value-type="float">
            <text:p>66,250 </text:p>
          </table:table-cell>
          <table:table-cell table:style-name="ce47" table:formula="of:=SUM([.F15:.Q15])" office:value-type="float" office:value="742250" calcext:value-type="float">
            <text:p>742,25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/>
          <table:table-cell table:style-name="ce23" office:value-type="string" calcext:value-type="string">
            <text:p>Operating Costs</text:p>
          </table:table-cell>
          <table:table-cell table:style-name="ce11" table:number-columns-repeated="2"/>
          <table:table-cell table:style-name="ce12" table:formula="of:=SUM([.F12:.F15])" office:value-type="float" office:value="139259.166666667" calcext:value-type="float">
            <text:p>139,259 </text:p>
          </table:table-cell>
          <table:table-cell table:style-name="ce12" table:formula="of:=SUM([.G12:.G15])" office:value-type="float" office:value="139229.166666667" calcext:value-type="float">
            <text:p>139,229 </text:p>
          </table:table-cell>
          <table:table-cell table:style-name="ce12" table:formula="of:=SUM([.H12:.H15])" office:value-type="float" office:value="142229.166666667" calcext:value-type="float">
            <text:p>142,229 </text:p>
          </table:table-cell>
          <table:table-cell table:style-name="ce12" table:formula="of:=SUM([.I12:.I15])" office:value-type="float" office:value="164809.166666667" calcext:value-type="float">
            <text:p>164,809 </text:p>
          </table:table-cell>
          <table:table-cell table:style-name="ce12" table:formula="of:=SUM([.J12:.J15])" office:value-type="float" office:value="164779.166666667" calcext:value-type="float">
            <text:p>164,779 </text:p>
          </table:table-cell>
          <table:table-cell table:style-name="ce12" table:formula="of:=SUM([.K12:.K15])" office:value-type="float" office:value="166884.166666667" calcext:value-type="float">
            <text:p>166,884 </text:p>
          </table:table-cell>
          <table:table-cell table:style-name="ce12" table:formula="of:=SUM([.L12:.L15])" office:value-type="float" office:value="164854.166666667" calcext:value-type="float">
            <text:p>164,854 </text:p>
          </table:table-cell>
          <table:table-cell table:style-name="ce12" table:formula="of:=SUM([.M12:.M15])" office:value-type="float" office:value="178079.166666667" calcext:value-type="float">
            <text:p>178,079 </text:p>
          </table:table-cell>
          <table:table-cell table:style-name="ce12" table:formula="of:=SUM([.N12:.N15])" office:value-type="float" office:value="180184.166666667" calcext:value-type="float">
            <text:p>180,184 </text:p>
          </table:table-cell>
          <table:table-cell table:style-name="ce12" table:formula="of:=SUM([.O12:.O15])" office:value-type="float" office:value="180154.166666667" calcext:value-type="float">
            <text:p>180,154 </text:p>
          </table:table-cell>
          <table:table-cell table:style-name="ce12" table:formula="of:=SUM([.P12:.P15])" office:value-type="float" office:value="180154.166666667" calcext:value-type="float">
            <text:p>180,154 </text:p>
          </table:table-cell>
          <table:table-cell table:style-name="ce12" table:formula="of:=SUM([.Q12:.Q15])" office:value-type="float" office:value="182259.166666667" calcext:value-type="float">
            <text:p>182,259 </text:p>
          </table:table-cell>
          <table:table-cell table:style-name="ce48" table:formula="of:=SUM([.F16:.Q16])" office:value-type="float" office:value="1982875" calcext:value-type="float">
            <text:p>1,982,87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table:number-columns-repeated="2"/>
          <table:table-cell table:style-name="ce11" table:number-columns-repeated="2"/>
          <table:table-cell table:style-name="ce12" table:number-columns-repeated="12"/>
          <table:table-cell table:style-name="ce48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 office:value-type="string" calcext:value-type="string">
            <text:p>Operating Income (Expense)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[.F10]-[.F16]" office:value-type="float" office:value="-143209.166666667" calcext:value-type="float">
            <text:p>(143,209)</text:p>
          </table:table-cell>
          <table:table-cell table:style-name="ce12" table:formula="of:=[.G10]-[.G16]" office:value-type="float" office:value="-143429.166666667" calcext:value-type="float">
            <text:p>(143,429)</text:p>
          </table:table-cell>
          <table:table-cell table:style-name="ce12" table:formula="of:=[.H10]-[.H16]" office:value-type="float" office:value="-146679.166666667" calcext:value-type="float">
            <text:p>(146,679)</text:p>
          </table:table-cell>
          <table:table-cell table:style-name="ce12" table:formula="of:=[.I10]-[.I16]" office:value-type="float" office:value="-169459.166666667" calcext:value-type="float">
            <text:p>(169,459)</text:p>
          </table:table-cell>
          <table:table-cell table:style-name="ce12" table:formula="of:=[.J10]-[.J16]" office:value-type="float" office:value="-171929.166666667" calcext:value-type="float">
            <text:p>(171,929)</text:p>
          </table:table-cell>
          <table:table-cell table:style-name="ce12" table:formula="of:=[.K10]-[.K16]" office:value-type="float" office:value="-174484.166666667" calcext:value-type="float">
            <text:p>(174,484)</text:p>
          </table:table-cell>
          <table:table-cell table:style-name="ce12" table:formula="of:=[.L10]-[.L16]" office:value-type="float" office:value="-173204.166666667" calcext:value-type="float">
            <text:p>(173,204)</text:p>
          </table:table-cell>
          <table:table-cell table:style-name="ce12" table:formula="of:=[.M10]-[.M16]" office:value-type="float" office:value="-187179.166666667" calcext:value-type="float">
            <text:p>(187,179)</text:p>
          </table:table-cell>
          <table:table-cell table:style-name="ce12" table:formula="of:=[.N10]-[.N16]" office:value-type="float" office:value="-190984.166666667" calcext:value-type="float">
            <text:p>(190,984)</text:p>
          </table:table-cell>
          <table:table-cell table:style-name="ce12" table:formula="of:=[.O10]-[.O16]" office:value-type="float" office:value="-191954.166666667" calcext:value-type="float">
            <text:p>(191,954)</text:p>
          </table:table-cell>
          <table:table-cell table:style-name="ce12" table:formula="of:=[.P10]-[.P16]" office:value-type="float" office:value="-193954.166666667" calcext:value-type="float">
            <text:p>(193,954)</text:p>
          </table:table-cell>
          <table:table-cell table:style-name="ce12" table:formula="of:=[.Q10]-[.Q16]" office:value-type="float" office:value="-197009.166666667" calcext:value-type="float">
            <text:p>(197,009)</text:p>
          </table:table-cell>
          <table:table-cell table:style-name="ce48" table:formula="of:=SUM([.F18:.Q18])" office:value-type="float" office:value="-2083475" calcext:value-type="float">
            <text:p>(2,083,475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table:number-columns-repeated="2"/>
          <table:table-cell table:style-name="ce11" table:number-columns-repeated="2"/>
          <table:table-cell table:style-name="ce12" table:number-columns-repeated="12"/>
          <table:table-cell table:style-name="ce48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 office:value-type="string" calcext:value-type="string">
            <text:p>Working Capital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[.F8]-(0.5*[.F9])" office:value-type="float" office:value="-1625" calcext:value-type="float">
            <text:p>(1,625)</text:p>
          </table:table-cell>
          <table:table-cell table:style-name="ce12" table:formula="of:=[.G8]-(0.5*[.G9])" office:value-type="float" office:value="-1850" calcext:value-type="float">
            <text:p>(1,850)</text:p>
          </table:table-cell>
          <table:table-cell table:style-name="ce12" table:formula="of:=[.H8]-(0.5*[.H9])" office:value-type="float" office:value="-1975" calcext:value-type="float">
            <text:p>(1,975)</text:p>
          </table:table-cell>
          <table:table-cell table:style-name="ce12" table:formula="of:=[.I8]-(0.5*[.I9])" office:value-type="float" office:value="-1725" calcext:value-type="float">
            <text:p>(1,725)</text:p>
          </table:table-cell>
          <table:table-cell table:style-name="ce12" table:formula="of:=[.J8]-(0.5*[.J9])" office:value-type="float" office:value="-3075" calcext:value-type="float">
            <text:p>(3,075)</text:p>
          </table:table-cell>
          <table:table-cell table:style-name="ce12" table:formula="of:=[.K8]-(0.5*[.K9])" office:value-type="float" office:value="-2950" calcext:value-type="float">
            <text:p>(2,950)</text:p>
          </table:table-cell>
          <table:table-cell table:style-name="ce12" table:formula="of:=[.L8]-(0.5*[.L9])" office:value-type="float" office:value="-3425" calcext:value-type="float">
            <text:p>(3,425)</text:p>
          </table:table-cell>
          <table:table-cell table:style-name="ce12" table:formula="of:=[.M8]-(0.5*[.M9])" office:value-type="float" office:value="-3800" calcext:value-type="float">
            <text:p>(3,800)</text:p>
          </table:table-cell>
          <table:table-cell table:style-name="ce12" table:formula="of:=[.N8]-(0.5*[.N9])" office:value-type="float" office:value="-4300" calcext:value-type="float">
            <text:p>(4,300)</text:p>
          </table:table-cell>
          <table:table-cell table:style-name="ce12" table:formula="of:=[.O8]-(0.5*[.O9])" office:value-type="float" office:value="-4900" calcext:value-type="float">
            <text:p>(4,900)</text:p>
          </table:table-cell>
          <table:table-cell table:style-name="ce12" table:formula="of:=[.P8]-(0.5*[.P9])" office:value-type="float" office:value="-5900" calcext:value-type="float">
            <text:p>(5,900)</text:p>
          </table:table-cell>
          <table:table-cell table:style-name="ce12" table:formula="of:=[.Q8]-(0.5*[.Q9])" office:value-type="float" office:value="-6025" calcext:value-type="float">
            <text:p>(6,025)</text:p>
          </table:table-cell>
          <table:table-cell table:style-name="ce48" table:formula="of:=SUM([.F20:.Q20])" office:value-type="float" office:value="-41550" calcext:value-type="float">
            <text:p>(41,550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table:number-columns-repeated="2"/>
          <table:table-cell table:style-name="ce11" table:number-columns-repeated="2"/>
          <table:table-cell table:style-name="ce12" table:number-columns-repeated="12"/>
          <table:table-cell table:style-name="ce48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8" office:value-type="string" calcext:value-type="string">
            <text:p>Beginning Cash Balance</text:p>
          </table:table-cell>
          <table:table-cell table:style-name="ce5" table:number-columns-repeated="2"/>
          <table:table-cell table:style-name="ce20" office:value-type="float" office:value="1500000" calcext:value-type="float">
            <text:p>1,500,000 </text:p>
          </table:table-cell>
          <table:table-cell table:style-name="ce11"/>
          <table:table-cell table:style-name="ce12" table:formula="of:=[.D22]" office:value-type="float" office:value="1500000" calcext:value-type="float">
            <text:p>1,500,000 </text:p>
          </table:table-cell>
          <table:table-cell table:style-name="ce12" table:formula="of:=[.F26]" office:value-type="float" office:value="1358415.83333333" calcext:value-type="float">
            <text:p>1,358,416 </text:p>
          </table:table-cell>
          <table:table-cell table:style-name="ce12" table:formula="of:=[.G26]" office:value-type="float" office:value="1215211.66666667" calcext:value-type="float">
            <text:p>1,215,212 </text:p>
          </table:table-cell>
          <table:table-cell table:style-name="ce12" table:formula="of:=[.H26]" office:value-type="float" office:value="1068657.5" calcext:value-type="float">
            <text:p>1,068,658 </text:p>
          </table:table-cell>
          <table:table-cell table:style-name="ce12" table:formula="of:=[.I26]" office:value-type="float" office:value="898948.333333333" calcext:value-type="float">
            <text:p>898,948 </text:p>
          </table:table-cell>
          <table:table-cell table:style-name="ce12" table:formula="of:=[.J26]" office:value-type="float" office:value="728369.166666666" calcext:value-type="float">
            <text:p>728,369 </text:p>
          </table:table-cell>
          <table:table-cell table:style-name="ce12" table:formula="of:=[.K26]" office:value-type="float" office:value="553760" calcext:value-type="float">
            <text:p>553,760 </text:p>
          </table:table-cell>
          <table:table-cell table:style-name="ce12" table:formula="of:=[.L26]" office:value-type="float" office:value="1381030.83333333" calcext:value-type="float">
            <text:p>1,381,031 </text:p>
          </table:table-cell>
          <table:table-cell table:style-name="ce12" table:formula="of:=[.M26]" office:value-type="float" office:value="1194226.66666667" calcext:value-type="float">
            <text:p>1,194,227 </text:p>
          </table:table-cell>
          <table:table-cell table:style-name="ce12" table:formula="of:=[.N26]" office:value-type="float" office:value="1003742.5" calcext:value-type="float">
            <text:p>1,003,743 </text:p>
          </table:table-cell>
          <table:table-cell table:style-name="ce12" table:formula="of:=[.O26]" office:value-type="float" office:value="812388.333333333" calcext:value-type="float">
            <text:p>812,388 </text:p>
          </table:table-cell>
          <table:table-cell table:style-name="ce12" table:formula="of:=[.P26]" office:value-type="float" office:value="619434.166666666" calcext:value-type="float">
            <text:p>619,434 </text:p>
          </table:table-cell>
          <table:table-cell table:style-name="ce48" table:formula="of:=[.D22]" office:value-type="float" office:value="1500000" calcext:value-type="float">
            <text:p>1,50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less: Operating Expenses</text:p>
          </table:table-cell>
          <table:table-cell table:style-name="ce5"/>
          <table:table-cell table:style-name="ce11" table:number-columns-repeated="2"/>
          <table:table-cell table:style-name="ce11" table:formula="of:=[.F18]" office:value-type="float" office:value="-143209.166666667" calcext:value-type="float">
            <text:p>(143,209)</text:p>
          </table:table-cell>
          <table:table-cell table:style-name="ce11" table:formula="of:=[.G18]" office:value-type="float" office:value="-143429.166666667" calcext:value-type="float">
            <text:p>(143,429)</text:p>
          </table:table-cell>
          <table:table-cell table:style-name="ce11" table:formula="of:=[.H18]" office:value-type="float" office:value="-146679.166666667" calcext:value-type="float">
            <text:p>(146,679)</text:p>
          </table:table-cell>
          <table:table-cell table:style-name="ce11" table:formula="of:=[.I18]" office:value-type="float" office:value="-169459.166666667" calcext:value-type="float">
            <text:p>(169,459)</text:p>
          </table:table-cell>
          <table:table-cell table:style-name="ce11" table:formula="of:=[.J18]" office:value-type="float" office:value="-171929.166666667" calcext:value-type="float">
            <text:p>(171,929)</text:p>
          </table:table-cell>
          <table:table-cell table:style-name="ce11" table:formula="of:=[.K18]" office:value-type="float" office:value="-174484.166666667" calcext:value-type="float">
            <text:p>(174,484)</text:p>
          </table:table-cell>
          <table:table-cell table:style-name="ce11" table:formula="of:=[.L18]" office:value-type="float" office:value="-173204.166666667" calcext:value-type="float">
            <text:p>(173,204)</text:p>
          </table:table-cell>
          <table:table-cell table:style-name="ce11" table:formula="of:=[.M18]" office:value-type="float" office:value="-187179.166666667" calcext:value-type="float">
            <text:p>(187,179)</text:p>
          </table:table-cell>
          <table:table-cell table:style-name="ce11" table:formula="of:=[.N18]" office:value-type="float" office:value="-190984.166666667" calcext:value-type="float">
            <text:p>(190,984)</text:p>
          </table:table-cell>
          <table:table-cell table:style-name="ce11" table:formula="of:=[.O18]" office:value-type="float" office:value="-191954.166666667" calcext:value-type="float">
            <text:p>(191,954)</text:p>
          </table:table-cell>
          <table:table-cell table:style-name="ce11" table:formula="of:=[.P18]" office:value-type="float" office:value="-193954.166666667" calcext:value-type="float">
            <text:p>(193,954)</text:p>
          </table:table-cell>
          <table:table-cell table:style-name="ce11" table:formula="of:=[.Q18]" office:value-type="float" office:value="-197009.166666667" calcext:value-type="float">
            <text:p>(197,009)</text:p>
          </table:table-cell>
          <table:table-cell table:style-name="ce46" table:formula="of:=SUM([.F23:.Q23])" office:value-type="float" office:value="-2083475" calcext:value-type="float">
            <text:p>(2,083,475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less: Change in Working Capital</text:p>
          </table:table-cell>
          <table:table-cell table:style-name="ce5"/>
          <table:table-cell table:style-name="ce11" table:number-columns-repeated="2"/>
          <table:table-cell table:style-name="ce11" table:formula="of:=0-[.F20]" office:value-type="float" office:value="1625" calcext:value-type="float">
            <text:p>1,625 </text:p>
          </table:table-cell>
          <table:table-cell table:style-name="ce11" table:formula="of:=[.F20]-[.G20]" office:value-type="float" office:value="225" calcext:value-type="float">
            <text:p>225 </text:p>
          </table:table-cell>
          <table:table-cell table:style-name="ce11" table:formula="of:=[.G20]-[.H20]" office:value-type="float" office:value="125" calcext:value-type="float">
            <text:p>125 </text:p>
          </table:table-cell>
          <table:table-cell table:style-name="ce11" table:formula="of:=[.H20]-[.I20]" office:value-type="float" office:value="-250" calcext:value-type="float">
            <text:p>(250)</text:p>
          </table:table-cell>
          <table:table-cell table:style-name="ce11" table:formula="of:=[.I20]-[.J20]" office:value-type="float" office:value="1350" calcext:value-type="float">
            <text:p>1,350 </text:p>
          </table:table-cell>
          <table:table-cell table:style-name="ce11" table:formula="of:=[.J20]-[.K20]" office:value-type="float" office:value="-125" calcext:value-type="float">
            <text:p>(125)</text:p>
          </table:table-cell>
          <table:table-cell table:style-name="ce11" table:formula="of:=[.K20]-[.L20]" office:value-type="float" office:value="475" calcext:value-type="float">
            <text:p>475 </text:p>
          </table:table-cell>
          <table:table-cell table:style-name="ce11" table:formula="of:=[.L20]-[.M20]" office:value-type="float" office:value="375" calcext:value-type="float">
            <text:p>375 </text:p>
          </table:table-cell>
          <table:table-cell table:style-name="ce11" table:formula="of:=[.M20]-[.N20]" office:value-type="float" office:value="500" calcext:value-type="float">
            <text:p>500 </text:p>
          </table:table-cell>
          <table:table-cell table:style-name="ce11" table:formula="of:=[.N20]-[.O20]" office:value-type="float" office:value="600" calcext:value-type="float">
            <text:p>600 </text:p>
          </table:table-cell>
          <table:table-cell table:style-name="ce11" table:formula="of:=[.O20]-[.P20]" office:value-type="float" office:value="1000" calcext:value-type="float">
            <text:p>1,000 </text:p>
          </table:table-cell>
          <table:table-cell table:style-name="ce11" table:formula="of:=[.P20]-[.Q20]" office:value-type="float" office:value="125" calcext:value-type="float">
            <text:p>125 </text:p>
          </table:table-cell>
          <table:table-cell table:style-name="ce46" table:formula="of:=SUM([.F24:.Q24])" office:value-type="float" office:value="6025" calcext:value-type="float">
            <text:p>6,0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5" office:value-type="string" calcext:value-type="string">
            <text:p>plus: Equity Financing</text:p>
          </table:table-cell>
          <table:table-cell table:style-name="ce5"/>
          <table:table-cell table:style-name="ce26" table:formula="of:=EDATE([.F5];[.D3])" office:value-type="date" office:date-value="2019-12-01" calcext:value-type="date">
            <text:p>Dec-19</text:p>
          </table:table-cell>
          <table:table-cell table:style-name="ce11"/>
          <table:table-cell table:number-columns-repeated="6" table:style-name="ce36" office:value-type="float" office:value="0" calcext:value-type="float">
            <text:p>0 </text:p>
          </table:table-cell>
          <table:table-cell table:style-name="ce36" office:value-type="float" office:value="1000000" calcext:value-type="float">
            <text:p>1,000,000 </text:p>
          </table:table-cell>
          <table:table-cell table:number-columns-repeated="5" table:style-name="ce36" office:value-type="float" office:value="0" calcext:value-type="float">
            <text:p>0 </text:p>
          </table:table-cell>
          <table:table-cell table:style-name="ce47" table:formula="of:=SUM([.F25:.Q25])" office:value-type="float" office:value="1000000" calcext:value-type="float">
            <text:p>1,00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8" office:value-type="string" calcext:value-type="string">
            <text:p>Ending Cash Balance</text:p>
          </table:table-cell>
          <table:table-cell table:style-name="ce5" table:number-columns-repeated="2"/>
          <table:table-cell table:style-name="ce27"/>
          <table:table-cell table:style-name="ce11"/>
          <table:table-cell table:style-name="ce12" table:formula="of:=SUM([.F22:.F25])" office:value-type="float" office:value="1358415.83333333" calcext:value-type="float">
            <text:p>1,358,416 </text:p>
          </table:table-cell>
          <table:table-cell table:style-name="ce12" table:formula="of:=SUM([.G22:.G25])" office:value-type="float" office:value="1215211.66666667" calcext:value-type="float">
            <text:p>1,215,212 </text:p>
          </table:table-cell>
          <table:table-cell table:style-name="ce12" table:formula="of:=SUM([.H22:.H25])" office:value-type="float" office:value="1068657.5" calcext:value-type="float">
            <text:p>1,068,658 </text:p>
          </table:table-cell>
          <table:table-cell table:style-name="ce12" table:formula="of:=SUM([.I22:.I25])" office:value-type="float" office:value="898948.333333333" calcext:value-type="float">
            <text:p>898,948 </text:p>
          </table:table-cell>
          <table:table-cell table:style-name="ce12" table:formula="of:=SUM([.J22:.J25])" office:value-type="float" office:value="728369.166666666" calcext:value-type="float">
            <text:p>728,369 </text:p>
          </table:table-cell>
          <table:table-cell table:style-name="ce12" table:formula="of:=SUM([.K22:.K25])" office:value-type="float" office:value="553760" calcext:value-type="float">
            <text:p>553,760 </text:p>
          </table:table-cell>
          <table:table-cell table:style-name="ce12" table:formula="of:=SUM([.L22:.L25])" office:value-type="float" office:value="1381030.83333333" calcext:value-type="float">
            <text:p>1,381,031 </text:p>
          </table:table-cell>
          <table:table-cell table:style-name="ce12" table:formula="of:=SUM([.M22:.M25])" office:value-type="float" office:value="1194226.66666667" calcext:value-type="float">
            <text:p>1,194,227 </text:p>
          </table:table-cell>
          <table:table-cell table:style-name="ce12" table:formula="of:=SUM([.N22:.N25])" office:value-type="float" office:value="1003742.5" calcext:value-type="float">
            <text:p>1,003,743 </text:p>
          </table:table-cell>
          <table:table-cell table:style-name="ce12" table:formula="of:=SUM([.O22:.O25])" office:value-type="float" office:value="812388.333333333" calcext:value-type="float">
            <text:p>812,388 </text:p>
          </table:table-cell>
          <table:table-cell table:style-name="ce12" table:formula="of:=SUM([.P22:.P25])" office:value-type="float" office:value="619434.166666666" calcext:value-type="float">
            <text:p>619,434 </text:p>
          </table:table-cell>
          <table:table-cell table:style-name="ce12" table:formula="of:=SUM([.Q22:.Q25])" office:value-type="float" office:value="422550" calcext:value-type="float">
            <text:p>422,550 </text:p>
          </table:table-cell>
          <table:table-cell table:style-name="ce48" table:formula="of:=[.Q26]" office:value-type="float" office:value="422550" calcext:value-type="float">
            <text:p>422,550 </text:p>
          </table:table-cell>
          <table:table-cell table:style-name="ce5"/>
          <table:table-cell table:style-name="ce11"/>
          <table:table-cell table:style-name="ce5" table:number-columns-repeated="6"/>
          <table:table-cell table:number-columns-repeated="998"/>
        </table:table-row>
        <table:table-row table:style-name="ro2">
          <table:table-cell table:style-name="ce7"/>
          <table:table-cell table:style-name="ce5" table:number-columns-repeated="2"/>
          <table:table-cell table:style-name="ce11" table:number-columns-repeated="2"/>
          <table:table-cell table:style-name="ce12" table:number-columns-repeated="12"/>
          <table:table-cell table:style-name="ce48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8" office:value-type="string" calcext:value-type="string">
            <text:p>Monthly Burn Rate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[.F23]+[.F24]" office:value-type="float" office:value="-141584.166666667" calcext:value-type="float">
            <text:p>(141,584)</text:p>
          </table:table-cell>
          <table:table-cell table:style-name="ce12" table:formula="of:=[.G23]+[.G24]" office:value-type="float" office:value="-143204.166666667" calcext:value-type="float">
            <text:p>(143,204)</text:p>
          </table:table-cell>
          <table:table-cell table:style-name="ce12" table:formula="of:=[.H23]+[.H24]" office:value-type="float" office:value="-146554.166666667" calcext:value-type="float">
            <text:p>(146,554)</text:p>
          </table:table-cell>
          <table:table-cell table:style-name="ce12" table:formula="of:=[.I23]+[.I24]" office:value-type="float" office:value="-169709.166666667" calcext:value-type="float">
            <text:p>(169,709)</text:p>
          </table:table-cell>
          <table:table-cell table:style-name="ce12" table:formula="of:=[.J23]+[.J24]" office:value-type="float" office:value="-170579.166666667" calcext:value-type="float">
            <text:p>(170,579)</text:p>
          </table:table-cell>
          <table:table-cell table:style-name="ce12" table:formula="of:=[.K23]+[.K24]" office:value-type="float" office:value="-174609.166666667" calcext:value-type="float">
            <text:p>(174,609)</text:p>
          </table:table-cell>
          <table:table-cell table:style-name="ce12" table:formula="of:=[.L23]+[.L24]" office:value-type="float" office:value="-172729.166666667" calcext:value-type="float">
            <text:p>(172,729)</text:p>
          </table:table-cell>
          <table:table-cell table:style-name="ce12" table:formula="of:=[.M23]+[.M24]" office:value-type="float" office:value="-186804.166666667" calcext:value-type="float">
            <text:p>(186,804)</text:p>
          </table:table-cell>
          <table:table-cell table:style-name="ce12" table:formula="of:=[.N23]+[.N24]" office:value-type="float" office:value="-190484.166666667" calcext:value-type="float">
            <text:p>(190,484)</text:p>
          </table:table-cell>
          <table:table-cell table:style-name="ce12" table:formula="of:=[.O23]+[.O24]" office:value-type="float" office:value="-191354.166666667" calcext:value-type="float">
            <text:p>(191,354)</text:p>
          </table:table-cell>
          <table:table-cell table:style-name="ce12" table:formula="of:=[.P23]+[.P24]" office:value-type="float" office:value="-192954.166666667" calcext:value-type="float">
            <text:p>(192,954)</text:p>
          </table:table-cell>
          <table:table-cell table:style-name="ce12" table:formula="of:=[.Q23]+[.Q24]" office:value-type="float" office:value="-196884.166666667" calcext:value-type="float">
            <text:p>(196,884)</text:p>
          </table:table-cell>
          <table:table-cell table:style-name="ce48" table:formula="of:=SUM([.F28:.Q28])" office:value-type="float" office:value="-2077450" calcext:value-type="float">
            <text:p>(2,077,450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9" office:value-type="string" calcext:value-type="string">
            <text:p>Months Cash Available</text:p>
          </table:table-cell>
          <table:table-cell table:style-name="ce17" table:number-columns-repeated="2"/>
          <table:table-cell table:style-name="ce28" table:number-columns-repeated="2"/>
          <table:table-cell table:style-name="ce37" table:formula="of:=[.F26]/-[.F28]" office:value-type="float" office:value="9.59440497701602" calcext:value-type="float">
            <text:p>10 </text:p>
          </table:table-cell>
          <table:table-cell table:style-name="ce37" table:formula="of:=[.G26]/-[.G28]" office:value-type="float" office:value="8.48586807879193" calcext:value-type="float">
            <text:p>8 </text:p>
          </table:table-cell>
          <table:table-cell table:style-name="ce37" table:formula="of:=[.H26]/-[.H28]" office:value-type="float" office:value="7.29189435078043" calcext:value-type="float">
            <text:p>7 </text:p>
          </table:table-cell>
          <table:table-cell table:style-name="ce37" table:formula="of:=[.I26]/-[.I28]" office:value-type="float" office:value="5.29699338574326" calcext:value-type="float">
            <text:p>5 </text:p>
          </table:table-cell>
          <table:table-cell table:style-name="ce37" table:formula="of:=[.J26]/-[.J28]" office:value-type="float" office:value="4.26997728327511" calcext:value-type="float">
            <text:p>4 </text:p>
          </table:table-cell>
          <table:table-cell table:style-name="ce37" table:formula="of:=[.K26]/-[.K28]" office:value-type="float" office:value="3.17142570789048" calcext:value-type="float">
            <text:p>3 </text:p>
          </table:table-cell>
          <table:table-cell table:style-name="ce37" table:formula="of:=[.L26]/-[.L28]" office:value-type="float" office:value="7.99535399831142" calcext:value-type="float">
            <text:p>8 </text:p>
          </table:table-cell>
          <table:table-cell table:style-name="ce37" table:formula="of:=[.M26]/-[.M28]" office:value-type="float" office:value="6.3929337764593" calcext:value-type="float">
            <text:p>6 </text:p>
          </table:table-cell>
          <table:table-cell table:style-name="ce37" table:formula="of:=[.N26]/-[.N28]" office:value-type="float" office:value="5.26942746772479" calcext:value-type="float">
            <text:p>5 </text:p>
          </table:table-cell>
          <table:table-cell table:style-name="ce37" table:formula="of:=[.O26]/-[.O28]" office:value-type="float" office:value="4.24546978769733" calcext:value-type="float">
            <text:p>4 </text:p>
          </table:table-cell>
          <table:table-cell table:style-name="ce37" table:formula="of:=[.P26]/-[.P28]" office:value-type="float" office:value="3.21026582305815" calcext:value-type="float">
            <text:p>3 </text:p>
          </table:table-cell>
          <table:table-cell table:style-name="ce37" table:formula="of:=[.Q26]/-[.Q28]" office:value-type="float" office:value="2.14618578605864" calcext:value-type="float">
            <text:p>2 </text:p>
          </table:table-cell>
          <table:table-cell table:style-name="ce49"/>
          <table:table-cell table:style-name="ce5" table:number-columns-repeated="8"/>
          <table:table-cell table:number-columns-repeated="998"/>
        </table:table-row>
        <table:table-row table:style-name="ro2" table:number-rows-repeated="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Units Sold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1</text:p>
          </table:table-cell>
          <table:table-cell table:style-name="ce18"/>
          <table:table-cell table:style-name="ce11" table:number-columns-repeated="2"/>
          <table:table-cell table:style-name="ce20" office:value-type="float" office:value="1" calcext:value-type="float">
            <text:p>1 </text:p>
          </table:table-cell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1" calcext:value-type="float">
            <text:p>1 </text:p>
          </table:table-cell>
          <table:table-cell table:style-name="ce20" office:value-type="float" office:value="0" calcext:value-type="float">
            <text:p>0 </text:p>
          </table:table-cell>
          <table:table-cell table:style-name="ce20" office:value-type="float" office:value="1" calcext:value-type="float">
            <text:p>1 </text:p>
          </table:table-cell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1" calcext:value-type="float">
            <text:p>1 </text:p>
          </table:table-cell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1" calcext:value-type="float">
            <text:p>1 </text:p>
          </table:table-cell>
          <table:table-cell table:style-name="ce44" table:formula="of:=SUM([.F33:.Q33])" office:value-type="float" office:value="5" calcext:value-type="float">
            <text:p>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2</text:p>
          </table:table-cell>
          <table:table-cell table:style-name="ce18"/>
          <table:table-cell table:style-name="ce11" table:number-columns-repeated="2"/>
          <table:table-cell table:number-columns-repeated="3" table:style-name="ce20" office:value-type="float" office:value="5" calcext:value-type="float">
            <text:p>5 </text:p>
          </table:table-cell>
          <table:table-cell table:number-columns-repeated="2" table:style-name="ce20" office:value-type="float" office:value="10" calcext:value-type="float">
            <text:p>10 </text:p>
          </table:table-cell>
          <table:table-cell table:number-columns-repeated="3" table:style-name="ce20" office:value-type="float" office:value="15" calcext:value-type="float">
            <text:p>15 </text:p>
          </table:table-cell>
          <table:table-cell table:number-columns-repeated="3" table:style-name="ce20" office:value-type="float" office:value="20" calcext:value-type="float">
            <text:p>20 </text:p>
          </table:table-cell>
          <table:table-cell table:style-name="ce20" office:value-type="float" office:value="25" calcext:value-type="float">
            <text:p>25 </text:p>
          </table:table-cell>
          <table:table-cell table:style-name="ce44" table:formula="of:=SUM([.F34:.Q34])" office:value-type="float" office:value="165" calcext:value-type="float">
            <text:p>16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3</text:p>
          </table:table-cell>
          <table:table-cell table:style-name="ce18"/>
          <table:table-cell table:style-name="ce11" table:number-columns-repeated="2"/>
          <table:table-cell table:number-columns-repeated="12" table:style-name="ce20" office:value-type="float" office:value="0" calcext:value-type="float">
            <text:p>0 </text:p>
          </table:table-cell>
          <table:table-cell table:style-name="ce44" table:formula="of:=SUM([.F35:.Q35])" office:value-type="float" office:value="0" calcext:value-type="float">
            <text:p>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Cumulative Units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18" office:value-type="string" calcext:value-type="string">
            <text:p>Product 1</text:p>
          </table:table-cell>
          <table:table-cell table:style-name="ce18"/>
          <table:table-cell table:style-name="ce11" table:number-columns-repeated="2"/>
          <table:table-cell table:style-name="ce11" table:formula="of:=[.F33]" office:value-type="float" office:value="1" calcext:value-type="float">
            <text:p>1 </text:p>
          </table:table-cell>
          <table:table-cell table:style-name="ce11" table:formula="of:=[.F38]+[.G33]" office:value-type="float" office:value="1" calcext:value-type="float">
            <text:p>1 </text:p>
          </table:table-cell>
          <table:table-cell table:style-name="ce11" table:formula="of:=[.G38]+[.H33]" office:value-type="float" office:value="1" calcext:value-type="float">
            <text:p>1 </text:p>
          </table:table-cell>
          <table:table-cell table:style-name="ce11" table:formula="of:=[.H38]+[.I33]" office:value-type="float" office:value="2" calcext:value-type="float">
            <text:p>2 </text:p>
          </table:table-cell>
          <table:table-cell table:style-name="ce11" table:formula="of:=[.I38]+[.J33]" office:value-type="float" office:value="2" calcext:value-type="float">
            <text:p>2 </text:p>
          </table:table-cell>
          <table:table-cell table:style-name="ce11" table:formula="of:=[.J38]+[.K33]" office:value-type="float" office:value="3" calcext:value-type="float">
            <text:p>3 </text:p>
          </table:table-cell>
          <table:table-cell table:style-name="ce11" table:formula="of:=[.K38]+[.L33]" office:value-type="float" office:value="3" calcext:value-type="float">
            <text:p>3 </text:p>
          </table:table-cell>
          <table:table-cell table:style-name="ce11" table:formula="of:=[.L38]+[.M33]" office:value-type="float" office:value="3" calcext:value-type="float">
            <text:p>3 </text:p>
          </table:table-cell>
          <table:table-cell table:style-name="ce11" table:formula="of:=[.M38]+[.N33]" office:value-type="float" office:value="4" calcext:value-type="float">
            <text:p>4 </text:p>
          </table:table-cell>
          <table:table-cell table:style-name="ce11" table:formula="of:=[.N38]+[.O33]" office:value-type="float" office:value="4" calcext:value-type="float">
            <text:p>4 </text:p>
          </table:table-cell>
          <table:table-cell table:style-name="ce11" table:formula="of:=[.O38]+[.P33]" office:value-type="float" office:value="4" calcext:value-type="float">
            <text:p>4 </text:p>
          </table:table-cell>
          <table:table-cell table:style-name="ce11" table:formula="of:=[.P38]+[.Q33]" office:value-type="float" office:value="5" calcext:value-type="float">
            <text:p>5 </text:p>
          </table:table-cell>
          <table:table-cell table:style-name="ce44" table:formula="of:=[.Q38]" office:value-type="float" office:value="5" calcext:value-type="float">
            <text:p>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18" office:value-type="string" calcext:value-type="string">
            <text:p>Product 2</text:p>
          </table:table-cell>
          <table:table-cell table:style-name="ce18"/>
          <table:table-cell table:style-name="ce11" table:number-columns-repeated="2"/>
          <table:table-cell table:style-name="ce11" table:formula="of:=[.F34]" office:value-type="float" office:value="5" calcext:value-type="float">
            <text:p>5 </text:p>
          </table:table-cell>
          <table:table-cell table:style-name="ce11" table:formula="of:=[.F39]+[.G34]" office:value-type="float" office:value="10" calcext:value-type="float">
            <text:p>10 </text:p>
          </table:table-cell>
          <table:table-cell table:style-name="ce11" table:formula="of:=[.G39]+[.H34]" office:value-type="float" office:value="15" calcext:value-type="float">
            <text:p>15 </text:p>
          </table:table-cell>
          <table:table-cell table:style-name="ce11" table:formula="of:=[.H39]+[.I34]" office:value-type="float" office:value="25" calcext:value-type="float">
            <text:p>25 </text:p>
          </table:table-cell>
          <table:table-cell table:style-name="ce11" table:formula="of:=[.I39]+[.J34]" office:value-type="float" office:value="35" calcext:value-type="float">
            <text:p>35 </text:p>
          </table:table-cell>
          <table:table-cell table:style-name="ce11" table:formula="of:=[.J39]+[.K34]" office:value-type="float" office:value="50" calcext:value-type="float">
            <text:p>50 </text:p>
          </table:table-cell>
          <table:table-cell table:style-name="ce11" table:formula="of:=[.K39]+[.L34]" office:value-type="float" office:value="65" calcext:value-type="float">
            <text:p>65 </text:p>
          </table:table-cell>
          <table:table-cell table:style-name="ce11" table:formula="of:=[.L39]+[.M34]" office:value-type="float" office:value="80" calcext:value-type="float">
            <text:p>80 </text:p>
          </table:table-cell>
          <table:table-cell table:style-name="ce11" table:formula="of:=[.M39]+[.N34]" office:value-type="float" office:value="100" calcext:value-type="float">
            <text:p>100 </text:p>
          </table:table-cell>
          <table:table-cell table:style-name="ce11" table:formula="of:=[.N39]+[.O34]" office:value-type="float" office:value="120" calcext:value-type="float">
            <text:p>120 </text:p>
          </table:table-cell>
          <table:table-cell table:style-name="ce11" table:formula="of:=[.O39]+[.P34]" office:value-type="float" office:value="140" calcext:value-type="float">
            <text:p>140 </text:p>
          </table:table-cell>
          <table:table-cell table:style-name="ce11" table:formula="of:=[.P39]+[.Q34]" office:value-type="float" office:value="165" calcext:value-type="float">
            <text:p>165 </text:p>
          </table:table-cell>
          <table:table-cell table:style-name="ce44" table:formula="of:=[.Q39]" office:value-type="float" office:value="165" calcext:value-type="float">
            <text:p>16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3</text:p>
          </table:table-cell>
          <table:table-cell table:style-name="ce18"/>
          <table:table-cell table:style-name="ce11" table:number-columns-repeated="2"/>
          <table:table-cell table:style-name="ce11" table:formula="of:=[.F35]" office:value-type="float" office:value="0" calcext:value-type="float">
            <text:p>0 </text:p>
          </table:table-cell>
          <table:table-cell table:style-name="ce11" table:formula="of:=[.F40]+[.G35]" office:value-type="float" office:value="0" calcext:value-type="float">
            <text:p>0 </text:p>
          </table:table-cell>
          <table:table-cell table:style-name="ce11" table:formula="of:=[.G40]+[.H35]" office:value-type="float" office:value="0" calcext:value-type="float">
            <text:p>0 </text:p>
          </table:table-cell>
          <table:table-cell table:style-name="ce11" table:formula="of:=[.H40]+[.I35]" office:value-type="float" office:value="0" calcext:value-type="float">
            <text:p>0 </text:p>
          </table:table-cell>
          <table:table-cell table:style-name="ce11" table:formula="of:=[.I40]+[.J35]" office:value-type="float" office:value="0" calcext:value-type="float">
            <text:p>0 </text:p>
          </table:table-cell>
          <table:table-cell table:style-name="ce11" table:formula="of:=[.J40]+[.K35]" office:value-type="float" office:value="0" calcext:value-type="float">
            <text:p>0 </text:p>
          </table:table-cell>
          <table:table-cell table:style-name="ce11" table:formula="of:=[.K40]+[.L35]" office:value-type="float" office:value="0" calcext:value-type="float">
            <text:p>0 </text:p>
          </table:table-cell>
          <table:table-cell table:style-name="ce11" table:formula="of:=[.L40]+[.M35]" office:value-type="float" office:value="0" calcext:value-type="float">
            <text:p>0 </text:p>
          </table:table-cell>
          <table:table-cell table:style-name="ce11" table:formula="of:=[.M40]+[.N35]" office:value-type="float" office:value="0" calcext:value-type="float">
            <text:p>0 </text:p>
          </table:table-cell>
          <table:table-cell table:style-name="ce11" table:formula="of:=[.N40]+[.O35]" office:value-type="float" office:value="0" calcext:value-type="float">
            <text:p>0 </text:p>
          </table:table-cell>
          <table:table-cell table:style-name="ce11" table:formula="of:=[.O40]+[.P35]" office:value-type="float" office:value="0" calcext:value-type="float">
            <text:p>0 </text:p>
          </table:table-cell>
          <table:table-cell table:style-name="ce11" table:formula="of:=[.P40]+[.Q35]" office:value-type="float" office:value="0" calcext:value-type="float">
            <text:p>0 </text:p>
          </table:table-cell>
          <table:table-cell table:style-name="ce44" table:formula="of:=[.Q40]" office:value-type="float" office:value="0" calcext:value-type="float">
            <text:p>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Revenue</text:p>
          </table:table-cell>
          <table:table-cell table:style-name="ce10"/>
          <table:table-cell table:style-name="ce5"/>
          <table:table-cell table:style-name="ce29" office:value-type="string" calcext:value-type="string">
            <text:p>Price</text:p>
          </table:table-cell>
          <table:table-cell table:style-name="ce11" table:number-columns-repeated="13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1</text:p>
          </table:table-cell>
          <table:table-cell table:style-name="ce18"/>
          <table:table-cell table:style-name="ce20" office:value-type="float" office:value="200" calcext:value-type="float">
            <text:p>200 </text:p>
          </table:table-cell>
          <table:table-cell table:style-name="ce11"/>
          <table:table-cell table:style-name="ce11" table:formula="of:=[.$D$43]*[.F33]" office:value-type="float" office:value="200" calcext:value-type="float">
            <text:p>200 </text:p>
          </table:table-cell>
          <table:table-cell table:style-name="ce11" table:formula="of:=[.$D$43]*[.G33]" office:value-type="float" office:value="0" calcext:value-type="float">
            <text:p>0 </text:p>
          </table:table-cell>
          <table:table-cell table:style-name="ce11" table:formula="of:=[.$D$43]*[.H33]" office:value-type="float" office:value="0" calcext:value-type="float">
            <text:p>0 </text:p>
          </table:table-cell>
          <table:table-cell table:style-name="ce11" table:formula="of:=[.$D$43]*[.I33]" office:value-type="float" office:value="200" calcext:value-type="float">
            <text:p>200 </text:p>
          </table:table-cell>
          <table:table-cell table:style-name="ce11" table:formula="of:=[.$D$43]*[.J33]" office:value-type="float" office:value="0" calcext:value-type="float">
            <text:p>0 </text:p>
          </table:table-cell>
          <table:table-cell table:style-name="ce11" table:formula="of:=[.$D$43]*[.K33]" office:value-type="float" office:value="200" calcext:value-type="float">
            <text:p>200 </text:p>
          </table:table-cell>
          <table:table-cell table:style-name="ce11" table:formula="of:=[.$D$43]*[.L33]" office:value-type="float" office:value="0" calcext:value-type="float">
            <text:p>0 </text:p>
          </table:table-cell>
          <table:table-cell table:style-name="ce11" table:formula="of:=[.$D$43]*[.M33]" office:value-type="float" office:value="0" calcext:value-type="float">
            <text:p>0 </text:p>
          </table:table-cell>
          <table:table-cell table:style-name="ce11" table:formula="of:=[.$D$43]*[.N33]" office:value-type="float" office:value="200" calcext:value-type="float">
            <text:p>200 </text:p>
          </table:table-cell>
          <table:table-cell table:style-name="ce11" table:formula="of:=[.$D$43]*[.O33]" office:value-type="float" office:value="0" calcext:value-type="float">
            <text:p>0 </text:p>
          </table:table-cell>
          <table:table-cell table:style-name="ce11" table:formula="of:=[.$D$43]*[.P33]" office:value-type="float" office:value="0" calcext:value-type="float">
            <text:p>0 </text:p>
          </table:table-cell>
          <table:table-cell table:style-name="ce11" table:formula="of:=[.$D$43]*[.Q33]" office:value-type="float" office:value="200" calcext:value-type="float">
            <text:p>200 </text:p>
          </table:table-cell>
          <table:table-cell table:style-name="ce44" table:formula="of:=SUM([.F43:.Q43])" office:value-type="float" office:value="1000" calcext:value-type="float">
            <text:p>1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2</text:p>
          </table:table-cell>
          <table:table-cell table:style-name="ce18"/>
          <table:table-cell table:style-name="ce20" office:value-type="float" office:value="100" calcext:value-type="float">
            <text:p>100 </text:p>
          </table:table-cell>
          <table:table-cell table:style-name="ce11"/>
          <table:table-cell table:style-name="ce11" table:formula="of:=[.$D$44]*[.F34]" office:value-type="float" office:value="500" calcext:value-type="float">
            <text:p>500 </text:p>
          </table:table-cell>
          <table:table-cell table:style-name="ce11" table:formula="of:=[.$D$44]*[.G34]" office:value-type="float" office:value="500" calcext:value-type="float">
            <text:p>500 </text:p>
          </table:table-cell>
          <table:table-cell table:style-name="ce11" table:formula="of:=[.$D$44]*[.H34]" office:value-type="float" office:value="500" calcext:value-type="float">
            <text:p>500 </text:p>
          </table:table-cell>
          <table:table-cell table:style-name="ce11" table:formula="of:=[.$D$44]*[.I34]" office:value-type="float" office:value="1000" calcext:value-type="float">
            <text:p>1,000 </text:p>
          </table:table-cell>
          <table:table-cell table:style-name="ce11" table:formula="of:=[.$D$44]*[.J34]" office:value-type="float" office:value="1000" calcext:value-type="float">
            <text:p>1,000 </text:p>
          </table:table-cell>
          <table:table-cell table:style-name="ce11" table:formula="of:=[.$D$44]*[.K34]" office:value-type="float" office:value="1500" calcext:value-type="float">
            <text:p>1,500 </text:p>
          </table:table-cell>
          <table:table-cell table:style-name="ce11" table:formula="of:=[.$D$44]*[.L34]" office:value-type="float" office:value="1500" calcext:value-type="float">
            <text:p>1,500 </text:p>
          </table:table-cell>
          <table:table-cell table:style-name="ce11" table:formula="of:=[.$D$44]*[.M34]" office:value-type="float" office:value="1500" calcext:value-type="float">
            <text:p>1,500 </text:p>
          </table:table-cell>
          <table:table-cell table:style-name="ce11" table:formula="of:=[.$D$44]*[.N34]" office:value-type="float" office:value="2000" calcext:value-type="float">
            <text:p>2,000 </text:p>
          </table:table-cell>
          <table:table-cell table:style-name="ce11" table:formula="of:=[.$D$44]*[.O34]" office:value-type="float" office:value="2000" calcext:value-type="float">
            <text:p>2,000 </text:p>
          </table:table-cell>
          <table:table-cell table:style-name="ce11" table:formula="of:=[.$D$44]*[.P34]" office:value-type="float" office:value="2000" calcext:value-type="float">
            <text:p>2,000 </text:p>
          </table:table-cell>
          <table:table-cell table:style-name="ce11" table:formula="of:=[.$D$44]*[.Q34]" office:value-type="float" office:value="2500" calcext:value-type="float">
            <text:p>2,500 </text:p>
          </table:table-cell>
          <table:table-cell table:style-name="ce44" table:formula="of:=SUM([.F44:.Q44])" office:value-type="float" office:value="16500" calcext:value-type="float">
            <text:p>16,5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Product 3</text:p>
          </table:table-cell>
          <table:table-cell table:style-name="ce18"/>
          <table:table-cell table:style-name="ce20" office:value-type="float" office:value="1000" calcext:value-type="float">
            <text:p>1,000 </text:p>
          </table:table-cell>
          <table:table-cell table:style-name="ce11"/>
          <table:table-cell table:style-name="ce35" table:formula="of:=[.$D$45]*[.F35]" office:value-type="float" office:value="0" calcext:value-type="float">
            <text:p>0 </text:p>
          </table:table-cell>
          <table:table-cell table:style-name="ce35" table:formula="of:=[.$D$45]*[.G35]" office:value-type="float" office:value="0" calcext:value-type="float">
            <text:p>0 </text:p>
          </table:table-cell>
          <table:table-cell table:style-name="ce35" table:formula="of:=[.$D$45]*[.H35]" office:value-type="float" office:value="0" calcext:value-type="float">
            <text:p>0 </text:p>
          </table:table-cell>
          <table:table-cell table:style-name="ce35" table:formula="of:=[.$D$45]*[.I35]" office:value-type="float" office:value="0" calcext:value-type="float">
            <text:p>0 </text:p>
          </table:table-cell>
          <table:table-cell table:style-name="ce35" table:formula="of:=[.$D$45]*[.J35]" office:value-type="float" office:value="0" calcext:value-type="float">
            <text:p>0 </text:p>
          </table:table-cell>
          <table:table-cell table:style-name="ce35" table:formula="of:=[.$D$45]*[.K35]" office:value-type="float" office:value="0" calcext:value-type="float">
            <text:p>0 </text:p>
          </table:table-cell>
          <table:table-cell table:style-name="ce35" table:formula="of:=[.$D$45]*[.L35]" office:value-type="float" office:value="0" calcext:value-type="float">
            <text:p>0 </text:p>
          </table:table-cell>
          <table:table-cell table:style-name="ce35" table:formula="of:=[.$D$45]*[.M35]" office:value-type="float" office:value="0" calcext:value-type="float">
            <text:p>0 </text:p>
          </table:table-cell>
          <table:table-cell table:style-name="ce35" table:formula="of:=[.$D$45]*[.N35]" office:value-type="float" office:value="0" calcext:value-type="float">
            <text:p>0 </text:p>
          </table:table-cell>
          <table:table-cell table:style-name="ce35" table:formula="of:=[.$D$45]*[.O35]" office:value-type="float" office:value="0" calcext:value-type="float">
            <text:p>0 </text:p>
          </table:table-cell>
          <table:table-cell table:style-name="ce35" table:formula="of:=[.$D$45]*[.P35]" office:value-type="float" office:value="0" calcext:value-type="float">
            <text:p>0 </text:p>
          </table:table-cell>
          <table:table-cell table:style-name="ce35" table:formula="of:=[.$D$45]*[.Q35]" office:value-type="float" office:value="0" calcext:value-type="float">
            <text:p>0 </text:p>
          </table:table-cell>
          <table:table-cell table:style-name="ce50" table:formula="of:=SUM([.F45:.Q45])" office:value-type="float" office:value="0" calcext:value-type="float">
            <text:p>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Total Revenue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SUM([.F43:.F45])" office:value-type="float" office:value="700" calcext:value-type="float">
            <text:p>700 </text:p>
          </table:table-cell>
          <table:table-cell table:style-name="ce12" table:formula="of:=SUM([.G43:.G45])" office:value-type="float" office:value="500" calcext:value-type="float">
            <text:p>500 </text:p>
          </table:table-cell>
          <table:table-cell table:style-name="ce12" table:formula="of:=SUM([.H43:.H45])" office:value-type="float" office:value="500" calcext:value-type="float">
            <text:p>500 </text:p>
          </table:table-cell>
          <table:table-cell table:style-name="ce12" table:formula="of:=SUM([.I43:.I45])" office:value-type="float" office:value="1200" calcext:value-type="float">
            <text:p>1,200 </text:p>
          </table:table-cell>
          <table:table-cell table:style-name="ce12" table:formula="of:=SUM([.J43:.J45])" office:value-type="float" office:value="1000" calcext:value-type="float">
            <text:p>1,000 </text:p>
          </table:table-cell>
          <table:table-cell table:style-name="ce12" table:formula="of:=SUM([.K43:.K45])" office:value-type="float" office:value="1700" calcext:value-type="float">
            <text:p>1,700 </text:p>
          </table:table-cell>
          <table:table-cell table:style-name="ce12" table:formula="of:=SUM([.L43:.L45])" office:value-type="float" office:value="1500" calcext:value-type="float">
            <text:p>1,500 </text:p>
          </table:table-cell>
          <table:table-cell table:style-name="ce12" table:formula="of:=SUM([.M43:.M45])" office:value-type="float" office:value="1500" calcext:value-type="float">
            <text:p>1,500 </text:p>
          </table:table-cell>
          <table:table-cell table:style-name="ce12" table:formula="of:=SUM([.N43:.N45])" office:value-type="float" office:value="2200" calcext:value-type="float">
            <text:p>2,200 </text:p>
          </table:table-cell>
          <table:table-cell table:style-name="ce12" table:formula="of:=SUM([.O43:.O45])" office:value-type="float" office:value="2000" calcext:value-type="float">
            <text:p>2,000 </text:p>
          </table:table-cell>
          <table:table-cell table:style-name="ce12" table:formula="of:=SUM([.P43:.P45])" office:value-type="float" office:value="2000" calcext:value-type="float">
            <text:p>2,000 </text:p>
          </table:table-cell>
          <table:table-cell table:style-name="ce12" table:formula="of:=SUM([.Q43:.Q45])" office:value-type="float" office:value="2700" calcext:value-type="float">
            <text:p>2,700 </text:p>
          </table:table-cell>
          <table:table-cell table:style-name="ce51" table:formula="of:=SUM([.R43:.R45])" office:value-type="float" office:value="17500" calcext:value-type="float">
            <text:p>17,5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Cost of Goods Sold</text:p>
          </table:table-cell>
          <table:table-cell table:style-name="ce5" table:number-columns-repeated="2"/>
          <table:table-cell table:style-name="ce29" office:value-type="string" calcext:value-type="string">
            <text:p>Cost </text:p>
          </table:table-cell>
          <table:table-cell table:style-name="ce11" table:number-columns-repeated="13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terial 1</text:p>
          </table:table-cell>
          <table:table-cell table:style-name="ce18"/>
          <table:table-cell table:style-name="ce20" office:value-type="float" office:value="200" calcext:value-type="float">
            <text:p>200 </text:p>
          </table:table-cell>
          <table:table-cell table:style-name="ce11"/>
          <table:table-cell table:style-name="ce11" table:formula="of:=[.$D49]*[.F33]" office:value-type="float" office:value="200" calcext:value-type="float">
            <text:p>200 </text:p>
          </table:table-cell>
          <table:table-cell table:style-name="ce11" table:formula="of:=[.$D49]*[.G33]" office:value-type="float" office:value="0" calcext:value-type="float">
            <text:p>0 </text:p>
          </table:table-cell>
          <table:table-cell table:style-name="ce11" table:formula="of:=[.$D49]*[.H33]" office:value-type="float" office:value="0" calcext:value-type="float">
            <text:p>0 </text:p>
          </table:table-cell>
          <table:table-cell table:style-name="ce11" table:formula="of:=[.$D49]*[.I33]" office:value-type="float" office:value="200" calcext:value-type="float">
            <text:p>200 </text:p>
          </table:table-cell>
          <table:table-cell table:style-name="ce11" table:formula="of:=[.$D49]*[.J33]" office:value-type="float" office:value="0" calcext:value-type="float">
            <text:p>0 </text:p>
          </table:table-cell>
          <table:table-cell table:style-name="ce11" table:formula="of:=[.$D49]*[.K33]" office:value-type="float" office:value="200" calcext:value-type="float">
            <text:p>200 </text:p>
          </table:table-cell>
          <table:table-cell table:style-name="ce11" table:formula="of:=[.$D49]*[.L33]" office:value-type="float" office:value="0" calcext:value-type="float">
            <text:p>0 </text:p>
          </table:table-cell>
          <table:table-cell table:style-name="ce11" table:formula="of:=[.$D49]*[.M33]" office:value-type="float" office:value="0" calcext:value-type="float">
            <text:p>0 </text:p>
          </table:table-cell>
          <table:table-cell table:style-name="ce11" table:formula="of:=[.$D49]*[.N33]" office:value-type="float" office:value="200" calcext:value-type="float">
            <text:p>200 </text:p>
          </table:table-cell>
          <table:table-cell table:style-name="ce11" table:formula="of:=[.$D49]*[.O33]" office:value-type="float" office:value="0" calcext:value-type="float">
            <text:p>0 </text:p>
          </table:table-cell>
          <table:table-cell table:style-name="ce11" table:formula="of:=[.$D49]*[.P33]" office:value-type="float" office:value="0" calcext:value-type="float">
            <text:p>0 </text:p>
          </table:table-cell>
          <table:table-cell table:style-name="ce11" table:formula="of:=[.$D49]*[.Q33]" office:value-type="float" office:value="200" calcext:value-type="float">
            <text:p>200 </text:p>
          </table:table-cell>
          <table:table-cell table:style-name="ce44" table:formula="of:=SUM([.F49:.Q49])" office:value-type="float" office:value="1000" calcext:value-type="float">
            <text:p>1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terial 2</text:p>
          </table:table-cell>
          <table:table-cell table:style-name="ce18"/>
          <table:table-cell table:style-name="ce20" office:value-type="float" office:value="20" calcext:value-type="float">
            <text:p>20 </text:p>
          </table:table-cell>
          <table:table-cell table:style-name="ce11"/>
          <table:table-cell table:style-name="ce11" table:formula="of:=[.$D50]*[.F34]" office:value-type="float" office:value="100" calcext:value-type="float">
            <text:p>100 </text:p>
          </table:table-cell>
          <table:table-cell table:style-name="ce11" table:formula="of:=[.$D50]*[.G34]" office:value-type="float" office:value="100" calcext:value-type="float">
            <text:p>100 </text:p>
          </table:table-cell>
          <table:table-cell table:style-name="ce11" table:formula="of:=[.$D50]*[.H34]" office:value-type="float" office:value="100" calcext:value-type="float">
            <text:p>100 </text:p>
          </table:table-cell>
          <table:table-cell table:style-name="ce11" table:formula="of:=[.$D50]*[.I34]" office:value-type="float" office:value="200" calcext:value-type="float">
            <text:p>200 </text:p>
          </table:table-cell>
          <table:table-cell table:style-name="ce11" table:formula="of:=[.$D50]*[.J34]" office:value-type="float" office:value="200" calcext:value-type="float">
            <text:p>200 </text:p>
          </table:table-cell>
          <table:table-cell table:style-name="ce11" table:formula="of:=[.$D50]*[.K34]" office:value-type="float" office:value="300" calcext:value-type="float">
            <text:p>300 </text:p>
          </table:table-cell>
          <table:table-cell table:style-name="ce11" table:formula="of:=[.$D50]*[.L34]" office:value-type="float" office:value="300" calcext:value-type="float">
            <text:p>300 </text:p>
          </table:table-cell>
          <table:table-cell table:style-name="ce11" table:formula="of:=[.$D50]*[.M34]" office:value-type="float" office:value="300" calcext:value-type="float">
            <text:p>300 </text:p>
          </table:table-cell>
          <table:table-cell table:style-name="ce11" table:formula="of:=[.$D50]*[.N34]" office:value-type="float" office:value="400" calcext:value-type="float">
            <text:p>400 </text:p>
          </table:table-cell>
          <table:table-cell table:style-name="ce11" table:formula="of:=[.$D50]*[.O34]" office:value-type="float" office:value="400" calcext:value-type="float">
            <text:p>400 </text:p>
          </table:table-cell>
          <table:table-cell table:style-name="ce11" table:formula="of:=[.$D50]*[.P34]" office:value-type="float" office:value="400" calcext:value-type="float">
            <text:p>400 </text:p>
          </table:table-cell>
          <table:table-cell table:style-name="ce11" table:formula="of:=[.$D50]*[.Q34]" office:value-type="float" office:value="500" calcext:value-type="float">
            <text:p>500 </text:p>
          </table:table-cell>
          <table:table-cell table:style-name="ce44" table:formula="of:=SUM([.F50:.Q50])" office:value-type="float" office:value="3300" calcext:value-type="float">
            <text:p>3,3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terial 3 </text:p>
          </table:table-cell>
          <table:table-cell table:style-name="ce18"/>
          <table:table-cell table:style-name="ce20" office:value-type="float" office:value="670" calcext:value-type="float">
            <text:p>670 </text:p>
          </table:table-cell>
          <table:table-cell table:style-name="ce11"/>
          <table:table-cell table:style-name="ce11" table:formula="of:=[.$D51]*[.F35]" office:value-type="float" office:value="0" calcext:value-type="float">
            <text:p>0 </text:p>
          </table:table-cell>
          <table:table-cell table:style-name="ce11" table:formula="of:=[.$D51]*[.G35]" office:value-type="float" office:value="0" calcext:value-type="float">
            <text:p>0 </text:p>
          </table:table-cell>
          <table:table-cell table:style-name="ce11" table:formula="of:=[.$D51]*[.H35]" office:value-type="float" office:value="0" calcext:value-type="float">
            <text:p>0 </text:p>
          </table:table-cell>
          <table:table-cell table:style-name="ce11" table:formula="of:=[.$D51]*[.I35]" office:value-type="float" office:value="0" calcext:value-type="float">
            <text:p>0 </text:p>
          </table:table-cell>
          <table:table-cell table:style-name="ce11" table:formula="of:=[.$D51]*[.J35]" office:value-type="float" office:value="0" calcext:value-type="float">
            <text:p>0 </text:p>
          </table:table-cell>
          <table:table-cell table:style-name="ce11" table:formula="of:=[.$D51]*[.K35]" office:value-type="float" office:value="0" calcext:value-type="float">
            <text:p>0 </text:p>
          </table:table-cell>
          <table:table-cell table:style-name="ce11" table:formula="of:=[.$D51]*[.L35]" office:value-type="float" office:value="0" calcext:value-type="float">
            <text:p>0 </text:p>
          </table:table-cell>
          <table:table-cell table:style-name="ce11" table:formula="of:=[.$D51]*[.M35]" office:value-type="float" office:value="0" calcext:value-type="float">
            <text:p>0 </text:p>
          </table:table-cell>
          <table:table-cell table:style-name="ce11" table:formula="of:=[.$D51]*[.N35]" office:value-type="float" office:value="0" calcext:value-type="float">
            <text:p>0 </text:p>
          </table:table-cell>
          <table:table-cell table:style-name="ce11" table:formula="of:=[.$D51]*[.O35]" office:value-type="float" office:value="0" calcext:value-type="float">
            <text:p>0 </text:p>
          </table:table-cell>
          <table:table-cell table:style-name="ce11" table:formula="of:=[.$D51]*[.P35]" office:value-type="float" office:value="0" calcext:value-type="float">
            <text:p>0 </text:p>
          </table:table-cell>
          <table:table-cell table:style-name="ce11" table:formula="of:=[.$D51]*[.Q35]" office:value-type="float" office:value="0" calcext:value-type="float">
            <text:p>0 </text:p>
          </table:table-cell>
          <table:table-cell table:style-name="ce44" table:formula="of:=SUM([.F51:.Q51])" office:value-type="float" office:value="0" calcext:value-type="float">
            <text:p>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30"/>
          <table:table-cell table:style-name="ce11" table:number-columns-repeated="13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intenance Product 1</text:p>
          </table:table-cell>
          <table:table-cell table:style-name="ce18"/>
          <table:table-cell table:style-name="ce20" office:value-type="float" office:value="100" calcext:value-type="float">
            <text:p>100 </text:p>
          </table:table-cell>
          <table:table-cell table:style-name="ce11"/>
          <table:table-cell table:style-name="ce11" table:formula="of:=[.$D$53]*[.F38]" office:value-type="float" office:value="100" calcext:value-type="float">
            <text:p>100 </text:p>
          </table:table-cell>
          <table:table-cell table:style-name="ce11" table:formula="of:=[.$D$53]*[.G38]" office:value-type="float" office:value="100" calcext:value-type="float">
            <text:p>100 </text:p>
          </table:table-cell>
          <table:table-cell table:style-name="ce11" table:formula="of:=[.$D$53]*[.H38]" office:value-type="float" office:value="100" calcext:value-type="float">
            <text:p>100 </text:p>
          </table:table-cell>
          <table:table-cell table:style-name="ce11" table:formula="of:=[.$D$53]*[.I38]" office:value-type="float" office:value="200" calcext:value-type="float">
            <text:p>200 </text:p>
          </table:table-cell>
          <table:table-cell table:style-name="ce11" table:formula="of:=[.$D$53]*[.J38]" office:value-type="float" office:value="200" calcext:value-type="float">
            <text:p>200 </text:p>
          </table:table-cell>
          <table:table-cell table:style-name="ce11" table:formula="of:=[.$D$53]*[.K38]" office:value-type="float" office:value="300" calcext:value-type="float">
            <text:p>300 </text:p>
          </table:table-cell>
          <table:table-cell table:style-name="ce11" table:formula="of:=[.$D$53]*[.L38]" office:value-type="float" office:value="300" calcext:value-type="float">
            <text:p>300 </text:p>
          </table:table-cell>
          <table:table-cell table:style-name="ce11" table:formula="of:=[.$D$53]*[.M38]" office:value-type="float" office:value="300" calcext:value-type="float">
            <text:p>300 </text:p>
          </table:table-cell>
          <table:table-cell table:style-name="ce11" table:formula="of:=[.$D$53]*[.N38]" office:value-type="float" office:value="400" calcext:value-type="float">
            <text:p>400 </text:p>
          </table:table-cell>
          <table:table-cell table:style-name="ce11" table:formula="of:=[.$D$53]*[.O38]" office:value-type="float" office:value="400" calcext:value-type="float">
            <text:p>400 </text:p>
          </table:table-cell>
          <table:table-cell table:style-name="ce11" table:formula="of:=[.$D$53]*[.P38]" office:value-type="float" office:value="400" calcext:value-type="float">
            <text:p>400 </text:p>
          </table:table-cell>
          <table:table-cell table:style-name="ce11" table:formula="of:=[.$D$53]*[.Q38]" office:value-type="float" office:value="500" calcext:value-type="float">
            <text:p>500 </text:p>
          </table:table-cell>
          <table:table-cell table:style-name="ce44" table:formula="of:=SUM([.F53:.Q53])" office:value-type="float" office:value="3300" calcext:value-type="float">
            <text:p>3,3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intenance Product 2</text:p>
          </table:table-cell>
          <table:table-cell table:style-name="ce18"/>
          <table:table-cell table:style-name="ce20" office:value-type="float" office:value="50" calcext:value-type="float">
            <text:p>50 </text:p>
          </table:table-cell>
          <table:table-cell table:style-name="ce11"/>
          <table:table-cell table:style-name="ce11" table:formula="of:=[.$D$54]*[.F39]" office:value-type="float" office:value="250" calcext:value-type="float">
            <text:p>250 </text:p>
          </table:table-cell>
          <table:table-cell table:style-name="ce11" table:formula="of:=[.$D$54]*[.G39]" office:value-type="float" office:value="500" calcext:value-type="float">
            <text:p>500 </text:p>
          </table:table-cell>
          <table:table-cell table:style-name="ce11" table:formula="of:=[.$D$54]*[.H39]" office:value-type="float" office:value="750" calcext:value-type="float">
            <text:p>750 </text:p>
          </table:table-cell>
          <table:table-cell table:style-name="ce11" table:formula="of:=[.$D$54]*[.I39]" office:value-type="float" office:value="1250" calcext:value-type="float">
            <text:p>1,250 </text:p>
          </table:table-cell>
          <table:table-cell table:style-name="ce11" table:formula="of:=[.$D$54]*[.J39]" office:value-type="float" office:value="1750" calcext:value-type="float">
            <text:p>1,750 </text:p>
          </table:table-cell>
          <table:table-cell table:style-name="ce11" table:formula="of:=[.$D$54]*[.K39]" office:value-type="float" office:value="2500" calcext:value-type="float">
            <text:p>2,500 </text:p>
          </table:table-cell>
          <table:table-cell table:style-name="ce11" table:formula="of:=[.$D$54]*[.L39]" office:value-type="float" office:value="3250" calcext:value-type="float">
            <text:p>3,250 </text:p>
          </table:table-cell>
          <table:table-cell table:style-name="ce11" table:formula="of:=[.$D$54]*[.M39]" office:value-type="float" office:value="4000" calcext:value-type="float">
            <text:p>4,000 </text:p>
          </table:table-cell>
          <table:table-cell table:style-name="ce11" table:formula="of:=[.$D$54]*[.N39]" office:value-type="float" office:value="5000" calcext:value-type="float">
            <text:p>5,000 </text:p>
          </table:table-cell>
          <table:table-cell table:style-name="ce11" table:formula="of:=[.$D$54]*[.O39]" office:value-type="float" office:value="6000" calcext:value-type="float">
            <text:p>6,000 </text:p>
          </table:table-cell>
          <table:table-cell table:style-name="ce11" table:formula="of:=[.$D$54]*[.P39]" office:value-type="float" office:value="7000" calcext:value-type="float">
            <text:p>7,000 </text:p>
          </table:table-cell>
          <table:table-cell table:style-name="ce11" table:formula="of:=[.$D$54]*[.Q39]" office:value-type="float" office:value="8250" calcext:value-type="float">
            <text:p>8,250 </text:p>
          </table:table-cell>
          <table:table-cell table:style-name="ce44" table:formula="of:=SUM([.F54:.Q54])" office:value-type="float" office:value="40500" calcext:value-type="float">
            <text:p>40,5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intenance Product 3</text:p>
          </table:table-cell>
          <table:table-cell table:style-name="ce18"/>
          <table:table-cell table:style-name="ce20" office:value-type="float" office:value="85" calcext:value-type="float">
            <text:p>85 </text:p>
          </table:table-cell>
          <table:table-cell table:style-name="ce11"/>
          <table:table-cell table:style-name="ce11" table:formula="of:=[.$D$55]*[.F40]" office:value-type="float" office:value="0" calcext:value-type="float">
            <text:p>0 </text:p>
          </table:table-cell>
          <table:table-cell table:style-name="ce11" table:formula="of:=[.$D$55]*[.G40]" office:value-type="float" office:value="0" calcext:value-type="float">
            <text:p>0 </text:p>
          </table:table-cell>
          <table:table-cell table:style-name="ce11" table:formula="of:=[.$D$55]*[.H40]" office:value-type="float" office:value="0" calcext:value-type="float">
            <text:p>0 </text:p>
          </table:table-cell>
          <table:table-cell table:style-name="ce11" table:formula="of:=[.$D$55]*[.I40]" office:value-type="float" office:value="0" calcext:value-type="float">
            <text:p>0 </text:p>
          </table:table-cell>
          <table:table-cell table:style-name="ce11" table:formula="of:=[.$D$55]*[.J40]" office:value-type="float" office:value="0" calcext:value-type="float">
            <text:p>0 </text:p>
          </table:table-cell>
          <table:table-cell table:style-name="ce11" table:formula="of:=[.$D$55]*[.K40]" office:value-type="float" office:value="0" calcext:value-type="float">
            <text:p>0 </text:p>
          </table:table-cell>
          <table:table-cell table:style-name="ce11" table:formula="of:=[.$D$55]*[.L40]" office:value-type="float" office:value="0" calcext:value-type="float">
            <text:p>0 </text:p>
          </table:table-cell>
          <table:table-cell table:style-name="ce11" table:formula="of:=[.$D$55]*[.M40]" office:value-type="float" office:value="0" calcext:value-type="float">
            <text:p>0 </text:p>
          </table:table-cell>
          <table:table-cell table:style-name="ce11" table:formula="of:=[.$D$55]*[.N40]" office:value-type="float" office:value="0" calcext:value-type="float">
            <text:p>0 </text:p>
          </table:table-cell>
          <table:table-cell table:style-name="ce11" table:formula="of:=[.$D$55]*[.O40]" office:value-type="float" office:value="0" calcext:value-type="float">
            <text:p>0 </text:p>
          </table:table-cell>
          <table:table-cell table:style-name="ce11" table:formula="of:=[.$D$55]*[.P40]" office:value-type="float" office:value="0" calcext:value-type="float">
            <text:p>0 </text:p>
          </table:table-cell>
          <table:table-cell table:style-name="ce11" table:formula="of:=[.$D$55]*[.Q40]" office:value-type="float" office:value="0" calcext:value-type="float">
            <text:p>0 </text:p>
          </table:table-cell>
          <table:table-cell table:style-name="ce44" table:formula="of:=SUM([.F55:.Q55])" office:value-type="float" office:value="0" calcext:value-type="float">
            <text:p>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30"/>
          <table:table-cell table:style-name="ce11" table:number-columns-repeated="13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Servers and Software</text:p>
          </table:table-cell>
          <table:table-cell table:style-name="ce18"/>
          <table:table-cell table:style-name="ce11" table:number-columns-repeated="2"/>
          <table:table-cell table:number-columns-repeated="4" table:style-name="ce35" office:value-type="float" office:value="4000" calcext:value-type="float">
            <text:p>4,000 </text:p>
          </table:table-cell>
          <table:table-cell table:number-columns-repeated="4" table:style-name="ce35" office:value-type="float" office:value="6000" calcext:value-type="float">
            <text:p>6,000 </text:p>
          </table:table-cell>
          <table:table-cell table:number-columns-repeated="2" table:style-name="ce35" office:value-type="float" office:value="7000" calcext:value-type="float">
            <text:p>7,000 </text:p>
          </table:table-cell>
          <table:table-cell table:number-columns-repeated="2" table:style-name="ce35" office:value-type="float" office:value="8000" calcext:value-type="float">
            <text:p>8,000 </text:p>
          </table:table-cell>
          <table:table-cell table:style-name="ce50" table:formula="of:=SUM([.F57:.Q57])" office:value-type="float" office:value="70000" calcext:value-type="float">
            <text:p>7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Total Cost of Goods Sold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SUM([.F49:.F57])" office:value-type="float" office:value="4650" calcext:value-type="float">
            <text:p>4,650 </text:p>
          </table:table-cell>
          <table:table-cell table:style-name="ce12" table:formula="of:=SUM([.G49:.G57])" office:value-type="float" office:value="4700" calcext:value-type="float">
            <text:p>4,700 </text:p>
          </table:table-cell>
          <table:table-cell table:style-name="ce12" table:formula="of:=SUM([.H49:.H57])" office:value-type="float" office:value="4950" calcext:value-type="float">
            <text:p>4,950 </text:p>
          </table:table-cell>
          <table:table-cell table:style-name="ce12" table:formula="of:=SUM([.I49:.I57])" office:value-type="float" office:value="5850" calcext:value-type="float">
            <text:p>5,850 </text:p>
          </table:table-cell>
          <table:table-cell table:style-name="ce12" table:formula="of:=SUM([.J49:.J57])" office:value-type="float" office:value="8150" calcext:value-type="float">
            <text:p>8,150 </text:p>
          </table:table-cell>
          <table:table-cell table:style-name="ce12" table:formula="of:=SUM([.K49:.K57])" office:value-type="float" office:value="9300" calcext:value-type="float">
            <text:p>9,300 </text:p>
          </table:table-cell>
          <table:table-cell table:style-name="ce12" table:formula="of:=SUM([.L49:.L57])" office:value-type="float" office:value="9850" calcext:value-type="float">
            <text:p>9,850 </text:p>
          </table:table-cell>
          <table:table-cell table:style-name="ce12" table:formula="of:=SUM([.M49:.M57])" office:value-type="float" office:value="10600" calcext:value-type="float">
            <text:p>10,600 </text:p>
          </table:table-cell>
          <table:table-cell table:style-name="ce12" table:formula="of:=SUM([.N49:.N57])" office:value-type="float" office:value="13000" calcext:value-type="float">
            <text:p>13,000 </text:p>
          </table:table-cell>
          <table:table-cell table:style-name="ce12" table:formula="of:=SUM([.O49:.O57])" office:value-type="float" office:value="13800" calcext:value-type="float">
            <text:p>13,800 </text:p>
          </table:table-cell>
          <table:table-cell table:style-name="ce12" table:formula="of:=SUM([.P49:.P57])" office:value-type="float" office:value="15800" calcext:value-type="float">
            <text:p>15,800 </text:p>
          </table:table-cell>
          <table:table-cell table:style-name="ce12" table:formula="of:=SUM([.Q49:.Q57])" office:value-type="float" office:value="17450" calcext:value-type="float">
            <text:p>17,450 </text:p>
          </table:table-cell>
          <table:table-cell table:style-name="ce51" table:formula="of:=SUM([.F58:.Q58])" office:value-type="float" office:value="118100" calcext:value-type="float">
            <text:p>118,1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Gross Margin</text:p>
          </table:table-cell>
          <table:table-cell table:style-name="ce5" table:number-columns-repeated="2"/>
          <table:table-cell table:style-name="ce11" table:number-columns-repeated="2"/>
          <table:table-cell table:style-name="ce38" table:formula="of:=[.F46]-[.F58]" office:value-type="float" office:value="-3950" calcext:value-type="float">
            <text:p>(3,950)</text:p>
          </table:table-cell>
          <table:table-cell table:style-name="ce38" table:formula="of:=[.G46]-[.G58]" office:value-type="float" office:value="-4200" calcext:value-type="float">
            <text:p>(4,200)</text:p>
          </table:table-cell>
          <table:table-cell table:style-name="ce38" table:formula="of:=[.H46]-[.H58]" office:value-type="float" office:value="-4450" calcext:value-type="float">
            <text:p>(4,450)</text:p>
          </table:table-cell>
          <table:table-cell table:style-name="ce38" table:formula="of:=[.I46]-[.I58]" office:value-type="float" office:value="-4650" calcext:value-type="float">
            <text:p>(4,650)</text:p>
          </table:table-cell>
          <table:table-cell table:style-name="ce38" table:formula="of:=[.J46]-[.J58]" office:value-type="float" office:value="-7150" calcext:value-type="float">
            <text:p>(7,150)</text:p>
          </table:table-cell>
          <table:table-cell table:style-name="ce38" table:formula="of:=[.K46]-[.K58]" office:value-type="float" office:value="-7600" calcext:value-type="float">
            <text:p>(7,600)</text:p>
          </table:table-cell>
          <table:table-cell table:style-name="ce38" table:formula="of:=[.L46]-[.L58]" office:value-type="float" office:value="-8350" calcext:value-type="float">
            <text:p>(8,350)</text:p>
          </table:table-cell>
          <table:table-cell table:style-name="ce38" table:formula="of:=[.M46]-[.M58]" office:value-type="float" office:value="-9100" calcext:value-type="float">
            <text:p>(9,100)</text:p>
          </table:table-cell>
          <table:table-cell table:style-name="ce38" table:formula="of:=[.N46]-[.N58]" office:value-type="float" office:value="-10800" calcext:value-type="float">
            <text:p>(10,800)</text:p>
          </table:table-cell>
          <table:table-cell table:style-name="ce38" table:formula="of:=[.O46]-[.O58]" office:value-type="float" office:value="-11800" calcext:value-type="float">
            <text:p>(11,800)</text:p>
          </table:table-cell>
          <table:table-cell table:style-name="ce38" table:formula="of:=[.P46]-[.P58]" office:value-type="float" office:value="-13800" calcext:value-type="float">
            <text:p>(13,800)</text:p>
          </table:table-cell>
          <table:table-cell table:style-name="ce38" table:formula="of:=[.Q46]-[.Q58]" office:value-type="float" office:value="-14750" calcext:value-type="float">
            <text:p>(14,750)</text:p>
          </table:table-cell>
          <table:table-cell table:style-name="ce52" table:formula="of:=SUM([.F60:.Q60])" office:value-type="float" office:value="-100600" calcext:value-type="float">
            <text:p>(100,600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9" office:value-type="string" calcext:value-type="string">
            <text:p>Gross Margin %</text:p>
          </table:table-cell>
          <table:table-cell table:style-name="ce5"/>
          <table:table-cell table:style-name="ce11" table:number-columns-repeated="2"/>
          <table:table-cell table:style-name="ce39" table:formula="of:=[.F60]/[.F46]" office:value-type="percentage" office:value="-5.64285714285714" calcext:value-type="percentage">
            <text:p>-564%</text:p>
          </table:table-cell>
          <table:table-cell table:style-name="ce39" table:formula="of:=[.G60]/[.G46]" office:value-type="percentage" office:value="-8.4" calcext:value-type="percentage">
            <text:p>-840%</text:p>
          </table:table-cell>
          <table:table-cell table:style-name="ce39" table:formula="of:=[.H60]/[.H46]" office:value-type="percentage" office:value="-8.9" calcext:value-type="percentage">
            <text:p>-890%</text:p>
          </table:table-cell>
          <table:table-cell table:style-name="ce39" table:formula="of:=[.I60]/[.I46]" office:value-type="percentage" office:value="-3.875" calcext:value-type="percentage">
            <text:p>-388%</text:p>
          </table:table-cell>
          <table:table-cell table:style-name="ce39" table:formula="of:=[.J60]/[.J46]" office:value-type="percentage" office:value="-7.15" calcext:value-type="percentage">
            <text:p>-715%</text:p>
          </table:table-cell>
          <table:table-cell table:style-name="ce39" table:formula="of:=[.K60]/[.K46]" office:value-type="percentage" office:value="-4.47058823529412" calcext:value-type="percentage">
            <text:p>-447%</text:p>
          </table:table-cell>
          <table:table-cell table:style-name="ce39" table:formula="of:=[.L60]/[.L46]" office:value-type="percentage" office:value="-5.56666666666667" calcext:value-type="percentage">
            <text:p>-557%</text:p>
          </table:table-cell>
          <table:table-cell table:style-name="ce39" table:formula="of:=[.M60]/[.M46]" office:value-type="percentage" office:value="-6.06666666666667" calcext:value-type="percentage">
            <text:p>-607%</text:p>
          </table:table-cell>
          <table:table-cell table:style-name="ce39" table:formula="of:=[.N60]/[.N46]" office:value-type="percentage" office:value="-4.90909090909091" calcext:value-type="percentage">
            <text:p>-491%</text:p>
          </table:table-cell>
          <table:table-cell table:style-name="ce39" table:formula="of:=[.O60]/[.O46]" office:value-type="percentage" office:value="-5.9" calcext:value-type="percentage">
            <text:p>-590%</text:p>
          </table:table-cell>
          <table:table-cell table:style-name="ce39" table:formula="of:=[.P60]/[.P46]" office:value-type="percentage" office:value="-6.9" calcext:value-type="percentage">
            <text:p>-690%</text:p>
          </table:table-cell>
          <table:table-cell table:style-name="ce39" table:formula="of:=[.Q60]/[.Q46]" office:value-type="percentage" office:value="-5.46296296296296" calcext:value-type="percentage">
            <text:p>-546%</text:p>
          </table:table-cell>
          <table:table-cell table:style-name="ce53" table:formula="of:=[.R60]/[.R46]" office:value-type="percentage" office:value="-5.74857142857143" calcext:value-type="percentage">
            <text:p>-575%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Operating Expenses by Department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Sales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1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/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11" table:formula="of:=[.$D$65]/12" office:value-type="float" office:value="7500" calcext:value-type="float">
            <text:p>7,500 </text:p>
          </table:table-cell>
          <table:table-cell table:style-name="ce44" table:formula="of:=SUM([.F65:.Q65])" office:value-type="float" office:value="90000" calcext:value-type="float">
            <text:p>9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2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/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11" table:formula="of:=[.$D$66]/12" office:value-type="float" office:value="7500" calcext:value-type="float">
            <text:p>7,500 </text:p>
          </table:table-cell>
          <table:table-cell table:style-name="ce44" table:formula="of:=SUM([.F66:.Q66])" office:value-type="float" office:value="90000" calcext:value-type="float">
            <text:p>9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Fringe &amp; Benefits</text:p>
          </table:table-cell>
          <table:table-cell table:style-name="ce18"/>
          <table:table-cell table:style-name="ce31" office:value-type="percentage" office:value="0.23" calcext:value-type="percentage">
            <text:p>23%</text:p>
          </table:table-cell>
          <table:table-cell table:style-name="ce11"/>
          <table:table-cell table:style-name="ce11" table:formula="of:=[.$D$68]*SUM([.F65:.F66])" office:value-type="float" office:value="3450" calcext:value-type="float">
            <text:p>3,450 </text:p>
          </table:table-cell>
          <table:table-cell table:style-name="ce11" table:formula="of:=[.$D$68]*SUM([.G65:.G66])" office:value-type="float" office:value="3450" calcext:value-type="float">
            <text:p>3,450 </text:p>
          </table:table-cell>
          <table:table-cell table:style-name="ce11" table:formula="of:=[.$D$68]*SUM([.H65:.H66])" office:value-type="float" office:value="3450" calcext:value-type="float">
            <text:p>3,450 </text:p>
          </table:table-cell>
          <table:table-cell table:style-name="ce11" table:formula="of:=[.$D$68]*SUM([.I65:.I66])" office:value-type="float" office:value="3450" calcext:value-type="float">
            <text:p>3,450 </text:p>
          </table:table-cell>
          <table:table-cell table:style-name="ce11" table:formula="of:=[.$D$68]*SUM([.J65:.J66])" office:value-type="float" office:value="3450" calcext:value-type="float">
            <text:p>3,450 </text:p>
          </table:table-cell>
          <table:table-cell table:style-name="ce11" table:formula="of:=[.$D$68]*SUM([.K65:.K66])" office:value-type="float" office:value="3450" calcext:value-type="float">
            <text:p>3,450 </text:p>
          </table:table-cell>
          <table:table-cell table:style-name="ce11" table:formula="of:=[.$D$68]*SUM([.L65:.L66])" office:value-type="float" office:value="3450" calcext:value-type="float">
            <text:p>3,450 </text:p>
          </table:table-cell>
          <table:table-cell table:style-name="ce11" table:formula="of:=[.$D$68]*SUM([.M65:.M66])" office:value-type="float" office:value="3450" calcext:value-type="float">
            <text:p>3,450 </text:p>
          </table:table-cell>
          <table:table-cell table:style-name="ce11" table:formula="of:=[.$D$68]*SUM([.N65:.N66])" office:value-type="float" office:value="3450" calcext:value-type="float">
            <text:p>3,450 </text:p>
          </table:table-cell>
          <table:table-cell table:style-name="ce11" table:formula="of:=[.$D$68]*SUM([.O65:.O66])" office:value-type="float" office:value="3450" calcext:value-type="float">
            <text:p>3,450 </text:p>
          </table:table-cell>
          <table:table-cell table:style-name="ce11" table:formula="of:=[.$D$68]*SUM([.P65:.P66])" office:value-type="float" office:value="3450" calcext:value-type="float">
            <text:p>3,450 </text:p>
          </table:table-cell>
          <table:table-cell table:style-name="ce11" table:formula="of:=[.$D$68]*SUM([.Q65:.Q66])" office:value-type="float" office:value="3450" calcext:value-type="float">
            <text:p>3,450 </text:p>
          </table:table-cell>
          <table:table-cell table:style-name="ce44" table:formula="of:=SUM([.F68:.Q68])" office:value-type="float" office:value="41400" calcext:value-type="float">
            <text:p>41,4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Commission</text:p>
          </table:table-cell>
          <table:table-cell table:style-name="ce18"/>
          <table:table-cell table:style-name="ce31" office:value-type="percentage" office:value="0.15" calcext:value-type="percentage">
            <text:p>15%</text:p>
          </table:table-cell>
          <table:table-cell table:style-name="ce11"/>
          <table:table-cell table:style-name="ce11" table:formula="of:=[.$D$69]*[.F46]" office:value-type="float" office:value="105" calcext:value-type="float">
            <text:p>105 </text:p>
          </table:table-cell>
          <table:table-cell table:style-name="ce11" table:formula="of:=[.$D$69]*[.G46]" office:value-type="float" office:value="75" calcext:value-type="float">
            <text:p>75 </text:p>
          </table:table-cell>
          <table:table-cell table:style-name="ce11" table:formula="of:=[.$D$69]*[.H46]" office:value-type="float" office:value="75" calcext:value-type="float">
            <text:p>75 </text:p>
          </table:table-cell>
          <table:table-cell table:style-name="ce11" table:formula="of:=[.$D$69]*[.I46]" office:value-type="float" office:value="180" calcext:value-type="float">
            <text:p>180 </text:p>
          </table:table-cell>
          <table:table-cell table:style-name="ce11" table:formula="of:=[.$D$69]*[.J46]" office:value-type="float" office:value="150" calcext:value-type="float">
            <text:p>150 </text:p>
          </table:table-cell>
          <table:table-cell table:style-name="ce11" table:formula="of:=[.$D$69]*[.K46]" office:value-type="float" office:value="255" calcext:value-type="float">
            <text:p>255 </text:p>
          </table:table-cell>
          <table:table-cell table:style-name="ce11" table:formula="of:=[.$D$69]*[.L46]" office:value-type="float" office:value="225" calcext:value-type="float">
            <text:p>225 </text:p>
          </table:table-cell>
          <table:table-cell table:style-name="ce11" table:formula="of:=[.$D$69]*[.M46]" office:value-type="float" office:value="225" calcext:value-type="float">
            <text:p>225 </text:p>
          </table:table-cell>
          <table:table-cell table:style-name="ce11" table:formula="of:=[.$D$69]*[.N46]" office:value-type="float" office:value="330" calcext:value-type="float">
            <text:p>330 </text:p>
          </table:table-cell>
          <table:table-cell table:style-name="ce11" table:formula="of:=[.$D$69]*[.O46]" office:value-type="float" office:value="300" calcext:value-type="float">
            <text:p>300 </text:p>
          </table:table-cell>
          <table:table-cell table:style-name="ce11" table:formula="of:=[.$D$69]*[.P46]" office:value-type="float" office:value="300" calcext:value-type="float">
            <text:p>300 </text:p>
          </table:table-cell>
          <table:table-cell table:style-name="ce11" table:formula="of:=[.$D$69]*[.Q46]" office:value-type="float" office:value="405" calcext:value-type="float">
            <text:p>405 </text:p>
          </table:table-cell>
          <table:table-cell table:style-name="ce44" table:formula="of:=SUM([.F69:.Q69])" office:value-type="float" office:value="2625" calcext:value-type="float">
            <text:p>2,6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Travel &amp; Entertainment</text:p>
          </table:table-cell>
          <table:table-cell table:style-name="ce18"/>
          <table:table-cell table:style-name="ce20" office:value-type="float" office:value="4000" calcext:value-type="float">
            <text:p>4,000 </text:p>
          </table:table-cell>
          <table:table-cell table:style-name="ce11"/>
          <table:table-cell table:style-name="ce35" table:formula="of:=[.$D$70]*COUNT([.F65:.F66])" office:value-type="float" office:value="8000" calcext:value-type="float">
            <text:p>8,000 </text:p>
          </table:table-cell>
          <table:table-cell table:style-name="ce35" table:formula="of:=[.$D$70]*COUNT([.G65:.G66])" office:value-type="float" office:value="8000" calcext:value-type="float">
            <text:p>8,000 </text:p>
          </table:table-cell>
          <table:table-cell table:style-name="ce35" table:formula="of:=[.$D$70]*COUNT([.H65:.H66])" office:value-type="float" office:value="8000" calcext:value-type="float">
            <text:p>8,000 </text:p>
          </table:table-cell>
          <table:table-cell table:style-name="ce35" table:formula="of:=[.$D$70]*COUNT([.I65:.I66])" office:value-type="float" office:value="8000" calcext:value-type="float">
            <text:p>8,000 </text:p>
          </table:table-cell>
          <table:table-cell table:style-name="ce35" table:formula="of:=[.$D$70]*COUNT([.J65:.J66])" office:value-type="float" office:value="8000" calcext:value-type="float">
            <text:p>8,000 </text:p>
          </table:table-cell>
          <table:table-cell table:style-name="ce35" table:formula="of:=[.$D$70]*COUNT([.K65:.K66])" office:value-type="float" office:value="8000" calcext:value-type="float">
            <text:p>8,000 </text:p>
          </table:table-cell>
          <table:table-cell table:style-name="ce35" table:formula="of:=[.$D$70]*COUNT([.L65:.L66])" office:value-type="float" office:value="8000" calcext:value-type="float">
            <text:p>8,000 </text:p>
          </table:table-cell>
          <table:table-cell table:style-name="ce35" table:formula="of:=[.$D$70]*COUNT([.M65:.M66])" office:value-type="float" office:value="8000" calcext:value-type="float">
            <text:p>8,000 </text:p>
          </table:table-cell>
          <table:table-cell table:style-name="ce35" table:formula="of:=[.$D$70]*COUNT([.N65:.N66])" office:value-type="float" office:value="8000" calcext:value-type="float">
            <text:p>8,000 </text:p>
          </table:table-cell>
          <table:table-cell table:style-name="ce35" table:formula="of:=[.$D$70]*COUNT([.O65:.O66])" office:value-type="float" office:value="8000" calcext:value-type="float">
            <text:p>8,000 </text:p>
          </table:table-cell>
          <table:table-cell table:style-name="ce35" table:formula="of:=[.$D$70]*COUNT([.P65:.P66])" office:value-type="float" office:value="8000" calcext:value-type="float">
            <text:p>8,000 </text:p>
          </table:table-cell>
          <table:table-cell table:style-name="ce35" table:formula="of:=[.$D$70]*COUNT([.Q65:.Q66])" office:value-type="float" office:value="8000" calcext:value-type="float">
            <text:p>8,000 </text:p>
          </table:table-cell>
          <table:table-cell table:style-name="ce50" table:formula="of:=SUM([.F70:.Q70])" office:value-type="float" office:value="96000" calcext:value-type="float">
            <text:p>96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Total Sales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SUM([.F65:.F70])" office:value-type="float" office:value="26555" calcext:value-type="float">
            <text:p>26,555 </text:p>
          </table:table-cell>
          <table:table-cell table:style-name="ce12" table:formula="of:=SUM([.G65:.G70])" office:value-type="float" office:value="26525" calcext:value-type="float">
            <text:p>26,525 </text:p>
          </table:table-cell>
          <table:table-cell table:style-name="ce12" table:formula="of:=SUM([.H65:.H70])" office:value-type="float" office:value="26525" calcext:value-type="float">
            <text:p>26,525 </text:p>
          </table:table-cell>
          <table:table-cell table:style-name="ce12" table:formula="of:=SUM([.I65:.I70])" office:value-type="float" office:value="26630" calcext:value-type="float">
            <text:p>26,630 </text:p>
          </table:table-cell>
          <table:table-cell table:style-name="ce12" table:formula="of:=SUM([.J65:.J70])" office:value-type="float" office:value="26600" calcext:value-type="float">
            <text:p>26,600 </text:p>
          </table:table-cell>
          <table:table-cell table:style-name="ce12" table:formula="of:=SUM([.K65:.K70])" office:value-type="float" office:value="26705" calcext:value-type="float">
            <text:p>26,705 </text:p>
          </table:table-cell>
          <table:table-cell table:style-name="ce12" table:formula="of:=SUM([.L65:.L70])" office:value-type="float" office:value="26675" calcext:value-type="float">
            <text:p>26,675 </text:p>
          </table:table-cell>
          <table:table-cell table:style-name="ce12" table:formula="of:=SUM([.M65:.M70])" office:value-type="float" office:value="26675" calcext:value-type="float">
            <text:p>26,675 </text:p>
          </table:table-cell>
          <table:table-cell table:style-name="ce12" table:formula="of:=SUM([.N65:.N70])" office:value-type="float" office:value="26780" calcext:value-type="float">
            <text:p>26,780 </text:p>
          </table:table-cell>
          <table:table-cell table:style-name="ce12" table:formula="of:=SUM([.O65:.O70])" office:value-type="float" office:value="26750" calcext:value-type="float">
            <text:p>26,750 </text:p>
          </table:table-cell>
          <table:table-cell table:style-name="ce12" table:formula="of:=SUM([.P65:.P70])" office:value-type="float" office:value="26750" calcext:value-type="float">
            <text:p>26,750 </text:p>
          </table:table-cell>
          <table:table-cell table:style-name="ce12" table:formula="of:=SUM([.Q65:.Q70])" office:value-type="float" office:value="26855" calcext:value-type="float">
            <text:p>26,855 </text:p>
          </table:table-cell>
          <table:table-cell table:style-name="ce51" table:formula="of:=SUM([.F71:.Q71])" office:value-type="float" office:value="320025" calcext:value-type="float">
            <text:p>320,0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Marketing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1</text:p>
          </table:table-cell>
          <table:table-cell table:style-name="ce18"/>
          <table:table-cell table:style-name="ce20" office:value-type="float" office:value="55000" calcext:value-type="float">
            <text:p>55,000 </text:p>
          </table:table-cell>
          <table:table-cell table:style-name="ce11"/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11" table:formula="of:=[.$D$74]/12" office:value-type="float" office:value="4583.33333333333" calcext:value-type="float">
            <text:p>4,583 </text:p>
          </table:table-cell>
          <table:table-cell table:style-name="ce44" table:formula="of:=SUM([.F74:.Q74])" office:value-type="float" office:value="55000" calcext:value-type="float">
            <text:p>55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Marketing Campaigns</text:p>
          </table:table-cell>
          <table:table-cell table:style-name="ce18"/>
          <table:table-cell table:style-name="ce11" table:number-columns-repeated="2"/>
          <table:table-cell table:number-columns-repeated="2" table:style-name="ce20" office:value-type="float" office:value="1000" calcext:value-type="float">
            <text:p>1,000 </text:p>
          </table:table-cell>
          <table:table-cell table:style-name="ce20" office:value-type="float" office:value="2000" calcext:value-type="float">
            <text:p>2,000 </text:p>
          </table:table-cell>
          <table:table-cell table:number-columns-repeated="4" table:style-name="ce20" office:value-type="float" office:value="5000" calcext:value-type="float">
            <text:p>5,000 </text:p>
          </table:table-cell>
          <table:table-cell table:number-columns-repeated="2" table:style-name="ce20" office:value-type="float" office:value="8000" calcext:value-type="float">
            <text:p>8,000 </text:p>
          </table:table-cell>
          <table:table-cell table:number-columns-repeated="3" table:style-name="ce20" office:value-type="float" office:value="10000" calcext:value-type="float">
            <text:p>10,000 </text:p>
          </table:table-cell>
          <table:table-cell table:style-name="ce44" table:formula="of:=SUM([.F76:.Q76])" office:value-type="float" office:value="70000" calcext:value-type="float">
            <text:p>7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Fringe &amp; Benefits</text:p>
          </table:table-cell>
          <table:table-cell table:style-name="ce18"/>
          <table:table-cell table:style-name="ce31" office:value-type="percentage" office:value="0.23" calcext:value-type="percentage">
            <text:p>23%</text:p>
          </table:table-cell>
          <table:table-cell table:style-name="ce11"/>
          <table:table-cell table:style-name="ce11" table:formula="of:=[.$D$78]*SUM([.F74])" office:value-type="float" office:value="1054.16666666667" calcext:value-type="float">
            <text:p>1,054 </text:p>
          </table:table-cell>
          <table:table-cell table:style-name="ce11" table:formula="of:=[.$D$78]*SUM([.G74])" office:value-type="float" office:value="1054.16666666667" calcext:value-type="float">
            <text:p>1,054 </text:p>
          </table:table-cell>
          <table:table-cell table:style-name="ce11" table:formula="of:=[.$D$78]*SUM([.H74])" office:value-type="float" office:value="1054.16666666667" calcext:value-type="float">
            <text:p>1,054 </text:p>
          </table:table-cell>
          <table:table-cell table:style-name="ce11" table:formula="of:=[.$D$78]*SUM([.I74])" office:value-type="float" office:value="1054.16666666667" calcext:value-type="float">
            <text:p>1,054 </text:p>
          </table:table-cell>
          <table:table-cell table:style-name="ce11" table:formula="of:=[.$D$78]*SUM([.J74])" office:value-type="float" office:value="1054.16666666667" calcext:value-type="float">
            <text:p>1,054 </text:p>
          </table:table-cell>
          <table:table-cell table:style-name="ce11" table:formula="of:=[.$D$78]*SUM([.K74])" office:value-type="float" office:value="1054.16666666667" calcext:value-type="float">
            <text:p>1,054 </text:p>
          </table:table-cell>
          <table:table-cell table:style-name="ce11" table:formula="of:=[.$D$78]*SUM([.L74])" office:value-type="float" office:value="1054.16666666667" calcext:value-type="float">
            <text:p>1,054 </text:p>
          </table:table-cell>
          <table:table-cell table:style-name="ce11" table:formula="of:=[.$D$78]*SUM([.M74])" office:value-type="float" office:value="1054.16666666667" calcext:value-type="float">
            <text:p>1,054 </text:p>
          </table:table-cell>
          <table:table-cell table:style-name="ce11" table:formula="of:=[.$D$78]*SUM([.N74])" office:value-type="float" office:value="1054.16666666667" calcext:value-type="float">
            <text:p>1,054 </text:p>
          </table:table-cell>
          <table:table-cell table:style-name="ce11" table:formula="of:=[.$D$78]*SUM([.O74])" office:value-type="float" office:value="1054.16666666667" calcext:value-type="float">
            <text:p>1,054 </text:p>
          </table:table-cell>
          <table:table-cell table:style-name="ce11" table:formula="of:=[.$D$78]*SUM([.P74])" office:value-type="float" office:value="1054.16666666667" calcext:value-type="float">
            <text:p>1,054 </text:p>
          </table:table-cell>
          <table:table-cell table:style-name="ce11" table:formula="of:=[.$D$78]*SUM([.Q74])" office:value-type="float" office:value="1054.16666666667" calcext:value-type="float">
            <text:p>1,054 </text:p>
          </table:table-cell>
          <table:table-cell table:style-name="ce44" table:formula="of:=SUM([.F78:.Q78])" office:value-type="float" office:value="12650" calcext:value-type="float">
            <text:p>12,65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Travel &amp; Entertainment</text:p>
          </table:table-cell>
          <table:table-cell table:style-name="ce18"/>
          <table:table-cell table:style-name="ce20" office:value-type="float" office:value="1000" calcext:value-type="float">
            <text:p>1,000 </text:p>
          </table:table-cell>
          <table:table-cell table:style-name="ce11"/>
          <table:table-cell table:style-name="ce35" table:formula="of:=[.$D$79]*COUNT([.F74])" office:value-type="float" office:value="1000" calcext:value-type="float">
            <text:p>1,000 </text:p>
          </table:table-cell>
          <table:table-cell table:style-name="ce35" table:formula="of:=[.$D$79]*COUNT([.G74])" office:value-type="float" office:value="1000" calcext:value-type="float">
            <text:p>1,000 </text:p>
          </table:table-cell>
          <table:table-cell table:style-name="ce35" table:formula="of:=[.$D$79]*COUNT([.H74])" office:value-type="float" office:value="1000" calcext:value-type="float">
            <text:p>1,000 </text:p>
          </table:table-cell>
          <table:table-cell table:style-name="ce35" table:formula="of:=[.$D$79]*COUNT([.I74])" office:value-type="float" office:value="1000" calcext:value-type="float">
            <text:p>1,000 </text:p>
          </table:table-cell>
          <table:table-cell table:style-name="ce35" table:formula="of:=[.$D$79]*COUNT([.J74])" office:value-type="float" office:value="1000" calcext:value-type="float">
            <text:p>1,000 </text:p>
          </table:table-cell>
          <table:table-cell table:style-name="ce35" table:formula="of:=[.$D$79]*COUNT([.K74])" office:value-type="float" office:value="1000" calcext:value-type="float">
            <text:p>1,000 </text:p>
          </table:table-cell>
          <table:table-cell table:style-name="ce35" table:formula="of:=[.$D$79]*COUNT([.L74])" office:value-type="float" office:value="1000" calcext:value-type="float">
            <text:p>1,000 </text:p>
          </table:table-cell>
          <table:table-cell table:style-name="ce35" table:formula="of:=[.$D$79]*COUNT([.M74])" office:value-type="float" office:value="1000" calcext:value-type="float">
            <text:p>1,000 </text:p>
          </table:table-cell>
          <table:table-cell table:style-name="ce35" table:formula="of:=[.$D$79]*COUNT([.N74])" office:value-type="float" office:value="1000" calcext:value-type="float">
            <text:p>1,000 </text:p>
          </table:table-cell>
          <table:table-cell table:style-name="ce35" table:formula="of:=[.$D$79]*COUNT([.O74])" office:value-type="float" office:value="1000" calcext:value-type="float">
            <text:p>1,000 </text:p>
          </table:table-cell>
          <table:table-cell table:style-name="ce35" table:formula="of:=[.$D$79]*COUNT([.P74])" office:value-type="float" office:value="1000" calcext:value-type="float">
            <text:p>1,000 </text:p>
          </table:table-cell>
          <table:table-cell table:style-name="ce35" table:formula="of:=[.$D$79]*COUNT([.Q74])" office:value-type="float" office:value="1000" calcext:value-type="float">
            <text:p>1,000 </text:p>
          </table:table-cell>
          <table:table-cell table:style-name="ce50" table:formula="of:=SUM([.F79:.Q79])" office:value-type="float" office:value="12000" calcext:value-type="float">
            <text:p>12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Total Marketing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SUM([.F74:.F79])" office:value-type="float" office:value="7637.5" calcext:value-type="float">
            <text:p>7,638 </text:p>
          </table:table-cell>
          <table:table-cell table:style-name="ce12" table:formula="of:=SUM([.G74:.G79])" office:value-type="float" office:value="7637.5" calcext:value-type="float">
            <text:p>7,638 </text:p>
          </table:table-cell>
          <table:table-cell table:style-name="ce12" table:formula="of:=SUM([.H74:.H79])" office:value-type="float" office:value="8637.5" calcext:value-type="float">
            <text:p>8,638 </text:p>
          </table:table-cell>
          <table:table-cell table:style-name="ce12" table:formula="of:=SUM([.I74:.I79])" office:value-type="float" office:value="11637.5" calcext:value-type="float">
            <text:p>11,638 </text:p>
          </table:table-cell>
          <table:table-cell table:style-name="ce12" table:formula="of:=SUM([.J74:.J79])" office:value-type="float" office:value="11637.5" calcext:value-type="float">
            <text:p>11,638 </text:p>
          </table:table-cell>
          <table:table-cell table:style-name="ce12" table:formula="of:=SUM([.K74:.K79])" office:value-type="float" office:value="11637.5" calcext:value-type="float">
            <text:p>11,638 </text:p>
          </table:table-cell>
          <table:table-cell table:style-name="ce12" table:formula="of:=SUM([.L74:.L79])" office:value-type="float" office:value="11637.5" calcext:value-type="float">
            <text:p>11,638 </text:p>
          </table:table-cell>
          <table:table-cell table:style-name="ce12" table:formula="of:=SUM([.M74:.M79])" office:value-type="float" office:value="14637.5" calcext:value-type="float">
            <text:p>14,638 </text:p>
          </table:table-cell>
          <table:table-cell table:style-name="ce12" table:formula="of:=SUM([.N74:.N79])" office:value-type="float" office:value="14637.5" calcext:value-type="float">
            <text:p>14,638 </text:p>
          </table:table-cell>
          <table:table-cell table:style-name="ce12" table:formula="of:=SUM([.O74:.O79])" office:value-type="float" office:value="16637.5" calcext:value-type="float">
            <text:p>16,638 </text:p>
          </table:table-cell>
          <table:table-cell table:style-name="ce12" table:formula="of:=SUM([.P74:.P79])" office:value-type="float" office:value="16637.5" calcext:value-type="float">
            <text:p>16,638 </text:p>
          </table:table-cell>
          <table:table-cell table:style-name="ce12" table:formula="of:=SUM([.Q74:.Q79])" office:value-type="float" office:value="16637.5" calcext:value-type="float">
            <text:p>16,638 </text:p>
          </table:table-cell>
          <table:table-cell table:style-name="ce51" table:formula="of:=SUM([.F80:.Q80])" office:value-type="float" office:value="149650" calcext:value-type="float">
            <text:p>149,65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Operations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1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/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11" table:formula="of:=[.$D$83]/12" office:value-type="float" office:value="7500" calcext:value-type="float">
            <text:p>7,500 </text:p>
          </table:table-cell>
          <table:table-cell table:style-name="ce44" table:formula="of:=SUM([.F83:.Q83])" office:value-type="float" office:value="90000" calcext:value-type="float">
            <text:p>9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2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 table:number-columns-repeated="8"/>
          <table:table-cell table:style-name="ce11" table:formula="of:=[.$D$84]/12" office:value-type="float" office:value="7500" calcext:value-type="float">
            <text:p>7,500 </text:p>
          </table:table-cell>
          <table:table-cell table:style-name="ce11" table:formula="of:=[.$D$84]/12" office:value-type="float" office:value="7500" calcext:value-type="float">
            <text:p>7,500 </text:p>
          </table:table-cell>
          <table:table-cell table:style-name="ce11" table:formula="of:=[.$D$84]/12" office:value-type="float" office:value="7500" calcext:value-type="float">
            <text:p>7,500 </text:p>
          </table:table-cell>
          <table:table-cell table:style-name="ce11" table:formula="of:=[.$D$84]/12" office:value-type="float" office:value="7500" calcext:value-type="float">
            <text:p>7,500 </text:p>
          </table:table-cell>
          <table:table-cell table:style-name="ce11" table:formula="of:=[.$D$84]/12" office:value-type="float" office:value="7500" calcext:value-type="float">
            <text:p>7,500 </text:p>
          </table:table-cell>
          <table:table-cell table:style-name="ce44" table:formula="of:=SUM([.F84:.Q84])" office:value-type="float" office:value="37500" calcext:value-type="float">
            <text:p>37,5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3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/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11" table:formula="of:=[.$D$85]/12" office:value-type="float" office:value="7500" calcext:value-type="float">
            <text:p>7,500 </text:p>
          </table:table-cell>
          <table:table-cell table:style-name="ce44" table:formula="of:=SUM([.F85:.Q85])" office:value-type="float" office:value="90000" calcext:value-type="float">
            <text:p>9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Fringe &amp; Benefits</text:p>
          </table:table-cell>
          <table:table-cell table:style-name="ce18"/>
          <table:table-cell table:style-name="ce31" office:value-type="percentage" office:value="0.23" calcext:value-type="percentage">
            <text:p>23%</text:p>
          </table:table-cell>
          <table:table-cell table:style-name="ce11"/>
          <table:table-cell table:style-name="ce11" table:formula="of:=[.$D$87]*SUM([.F83:.F85])" office:value-type="float" office:value="3450" calcext:value-type="float">
            <text:p>3,450 </text:p>
          </table:table-cell>
          <table:table-cell table:style-name="ce11" table:formula="of:=[.$D$87]*SUM([.G83:.G85])" office:value-type="float" office:value="3450" calcext:value-type="float">
            <text:p>3,450 </text:p>
          </table:table-cell>
          <table:table-cell table:style-name="ce11" table:formula="of:=[.$D$87]*SUM([.H83:.H85])" office:value-type="float" office:value="3450" calcext:value-type="float">
            <text:p>3,450 </text:p>
          </table:table-cell>
          <table:table-cell table:style-name="ce11" table:formula="of:=[.$D$87]*SUM([.I83:.I85])" office:value-type="float" office:value="3450" calcext:value-type="float">
            <text:p>3,450 </text:p>
          </table:table-cell>
          <table:table-cell table:style-name="ce11" table:formula="of:=[.$D$87]*SUM([.J83:.J85])" office:value-type="float" office:value="3450" calcext:value-type="float">
            <text:p>3,450 </text:p>
          </table:table-cell>
          <table:table-cell table:style-name="ce11" table:formula="of:=[.$D$87]*SUM([.K83:.K85])" office:value-type="float" office:value="3450" calcext:value-type="float">
            <text:p>3,450 </text:p>
          </table:table-cell>
          <table:table-cell table:style-name="ce11" table:formula="of:=[.$D$87]*SUM([.L83:.L85])" office:value-type="float" office:value="3450" calcext:value-type="float">
            <text:p>3,450 </text:p>
          </table:table-cell>
          <table:table-cell table:style-name="ce11" table:formula="of:=[.$D$87]*SUM([.M83:.M85])" office:value-type="float" office:value="5175" calcext:value-type="float">
            <text:p>5,175 </text:p>
          </table:table-cell>
          <table:table-cell table:style-name="ce11" table:formula="of:=[.$D$87]*SUM([.N83:.N85])" office:value-type="float" office:value="5175" calcext:value-type="float">
            <text:p>5,175 </text:p>
          </table:table-cell>
          <table:table-cell table:style-name="ce11" table:formula="of:=[.$D$87]*SUM([.O83:.O85])" office:value-type="float" office:value="5175" calcext:value-type="float">
            <text:p>5,175 </text:p>
          </table:table-cell>
          <table:table-cell table:style-name="ce11" table:formula="of:=[.$D$87]*SUM([.P83:.P85])" office:value-type="float" office:value="5175" calcext:value-type="float">
            <text:p>5,175 </text:p>
          </table:table-cell>
          <table:table-cell table:style-name="ce11" table:formula="of:=[.$D$87]*SUM([.Q83:.Q85])" office:value-type="float" office:value="5175" calcext:value-type="float">
            <text:p>5,175 </text:p>
          </table:table-cell>
          <table:table-cell table:style-name="ce44" table:formula="of:=SUM([.F87:.Q87])" office:value-type="float" office:value="50025" calcext:value-type="float">
            <text:p>50,0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Travel &amp; Entertainment</text:p>
          </table:table-cell>
          <table:table-cell table:style-name="ce18"/>
          <table:table-cell table:style-name="ce20" office:value-type="float" office:value="1000" calcext:value-type="float">
            <text:p>1,000 </text:p>
          </table:table-cell>
          <table:table-cell table:style-name="ce11"/>
          <table:table-cell table:style-name="ce35" table:formula="of:=[.$D$88]*COUNT([.F83:.F85])" office:value-type="float" office:value="2000" calcext:value-type="float">
            <text:p>2,000 </text:p>
          </table:table-cell>
          <table:table-cell table:style-name="ce35" table:formula="of:=[.$D$88]*COUNT([.G83:.G85])" office:value-type="float" office:value="2000" calcext:value-type="float">
            <text:p>2,000 </text:p>
          </table:table-cell>
          <table:table-cell table:style-name="ce35" table:formula="of:=[.$D$88]*COUNT([.H83:.H85])" office:value-type="float" office:value="2000" calcext:value-type="float">
            <text:p>2,000 </text:p>
          </table:table-cell>
          <table:table-cell table:style-name="ce35" table:formula="of:=[.$D$88]*COUNT([.I83:.I85])" office:value-type="float" office:value="2000" calcext:value-type="float">
            <text:p>2,000 </text:p>
          </table:table-cell>
          <table:table-cell table:style-name="ce35" table:formula="of:=[.$D$88]*COUNT([.J83:.J85])" office:value-type="float" office:value="2000" calcext:value-type="float">
            <text:p>2,000 </text:p>
          </table:table-cell>
          <table:table-cell table:style-name="ce35" table:formula="of:=[.$D$88]*COUNT([.K83:.K85])" office:value-type="float" office:value="2000" calcext:value-type="float">
            <text:p>2,000 </text:p>
          </table:table-cell>
          <table:table-cell table:style-name="ce35" table:formula="of:=[.$D$88]*COUNT([.L83:.L85])" office:value-type="float" office:value="2000" calcext:value-type="float">
            <text:p>2,000 </text:p>
          </table:table-cell>
          <table:table-cell table:style-name="ce35" table:formula="of:=[.$D$88]*COUNT([.M83:.M85])" office:value-type="float" office:value="3000" calcext:value-type="float">
            <text:p>3,000 </text:p>
          </table:table-cell>
          <table:table-cell table:style-name="ce35" table:formula="of:=[.$D$88]*COUNT([.N83:.N85])" office:value-type="float" office:value="3000" calcext:value-type="float">
            <text:p>3,000 </text:p>
          </table:table-cell>
          <table:table-cell table:style-name="ce35" table:formula="of:=[.$D$88]*COUNT([.O83:.O85])" office:value-type="float" office:value="3000" calcext:value-type="float">
            <text:p>3,000 </text:p>
          </table:table-cell>
          <table:table-cell table:style-name="ce35" table:formula="of:=[.$D$88]*COUNT([.P83:.P85])" office:value-type="float" office:value="3000" calcext:value-type="float">
            <text:p>3,000 </text:p>
          </table:table-cell>
          <table:table-cell table:style-name="ce35" table:formula="of:=[.$D$88]*COUNT([.Q83:.Q85])" office:value-type="float" office:value="3000" calcext:value-type="float">
            <text:p>3,000 </text:p>
          </table:table-cell>
          <table:table-cell table:style-name="ce50" table:formula="of:=SUM([.F88:.Q88])" office:value-type="float" office:value="29000" calcext:value-type="float">
            <text:p>29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Total Operations</text:p>
          </table:table-cell>
          <table:table-cell table:style-name="ce5" table:number-columns-repeated="2"/>
          <table:table-cell table:style-name="ce11" table:number-columns-repeated="2"/>
          <table:table-cell table:style-name="ce12" table:formula="of:=SUM([.F83:.F88])" office:value-type="float" office:value="20450" calcext:value-type="float">
            <text:p>20,450 </text:p>
          </table:table-cell>
          <table:table-cell table:style-name="ce12" table:formula="of:=SUM([.G83:.G88])" office:value-type="float" office:value="20450" calcext:value-type="float">
            <text:p>20,450 </text:p>
          </table:table-cell>
          <table:table-cell table:style-name="ce12" table:formula="of:=SUM([.H83:.H88])" office:value-type="float" office:value="20450" calcext:value-type="float">
            <text:p>20,450 </text:p>
          </table:table-cell>
          <table:table-cell table:style-name="ce12" table:formula="of:=SUM([.I83:.I88])" office:value-type="float" office:value="20450" calcext:value-type="float">
            <text:p>20,450 </text:p>
          </table:table-cell>
          <table:table-cell table:style-name="ce12" table:formula="of:=SUM([.J83:.J88])" office:value-type="float" office:value="20450" calcext:value-type="float">
            <text:p>20,450 </text:p>
          </table:table-cell>
          <table:table-cell table:style-name="ce12" table:formula="of:=SUM([.K83:.K88])" office:value-type="float" office:value="20450" calcext:value-type="float">
            <text:p>20,450 </text:p>
          </table:table-cell>
          <table:table-cell table:style-name="ce12" table:formula="of:=SUM([.L83:.L88])" office:value-type="float" office:value="20450" calcext:value-type="float">
            <text:p>20,450 </text:p>
          </table:table-cell>
          <table:table-cell table:style-name="ce12" table:formula="of:=SUM([.M83:.M88])" office:value-type="float" office:value="30675" calcext:value-type="float">
            <text:p>30,675 </text:p>
          </table:table-cell>
          <table:table-cell table:style-name="ce12" table:formula="of:=SUM([.N83:.N88])" office:value-type="float" office:value="30675" calcext:value-type="float">
            <text:p>30,675 </text:p>
          </table:table-cell>
          <table:table-cell table:style-name="ce12" table:formula="of:=SUM([.O83:.O88])" office:value-type="float" office:value="30675" calcext:value-type="float">
            <text:p>30,675 </text:p>
          </table:table-cell>
          <table:table-cell table:style-name="ce12" table:formula="of:=SUM([.P83:.P88])" office:value-type="float" office:value="30675" calcext:value-type="float">
            <text:p>30,675 </text:p>
          </table:table-cell>
          <table:table-cell table:style-name="ce12" table:formula="of:=SUM([.Q83:.Q88])" office:value-type="float" office:value="30675" calcext:value-type="float">
            <text:p>30,675 </text:p>
          </table:table-cell>
          <table:table-cell table:style-name="ce51" table:formula="of:=SUM([.F89:.Q89])" office:value-type="float" office:value="296525" calcext:value-type="float">
            <text:p>296,5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Research &amp; Development</text:p>
          </table:table-cell>
          <table:table-cell table:style-name="ce5" table:number-columns-repeated="2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1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/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11" table:formula="of:=[.$D$92]/12" office:value-type="float" office:value="7500" calcext:value-type="float">
            <text:p>7,500 </text:p>
          </table:table-cell>
          <table:table-cell table:style-name="ce44" table:formula="of:=SUM([.F92:.Q92])" office:value-type="float" office:value="90000" calcext:value-type="float">
            <text:p>9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2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 table:number-columns-repeated="4"/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11" table:formula="of:=[.$D$93]/12" office:value-type="float" office:value="7500" calcext:value-type="float">
            <text:p>7,500 </text:p>
          </table:table-cell>
          <table:table-cell table:style-name="ce44" table:formula="of:=SUM([.F93:.Q93])" office:value-type="float" office:value="67500" calcext:value-type="float">
            <text:p>67,5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Employee 3</text:p>
          </table:table-cell>
          <table:table-cell table:style-name="ce18"/>
          <table:table-cell table:style-name="ce20" office:value-type="float" office:value="90000" calcext:value-type="float">
            <text:p>90,000 </text:p>
          </table:table-cell>
          <table:table-cell table:style-name="ce11"/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11" table:formula="of:=[.$D$94]/12" office:value-type="float" office:value="7500" calcext:value-type="float">
            <text:p>7,500 </text:p>
          </table:table-cell>
          <table:table-cell table:style-name="ce44" table:formula="of:=SUM([.F94:.Q94])" office:value-type="float" office:value="90000" calcext:value-type="float">
            <text:p>9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11" table:number-columns-repeated="14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8" office:value-type="string" calcext:value-type="string">
            <text:p>Fringe &amp; Benefits</text:p>
          </table:table-cell>
          <table:table-cell table:style-name="ce18"/>
          <table:table-cell table:style-name="ce31" office:value-type="percentage" office:value="0.23" calcext:value-type="percentage">
            <text:p>23%</text:p>
          </table:table-cell>
          <table:table-cell table:style-name="ce5"/>
          <table:table-cell table:style-name="ce11" table:formula="of:=[.$D$96]*SUM([.F92:.F94])" office:value-type="float" office:value="3450" calcext:value-type="float">
            <text:p>3,450 </text:p>
          </table:table-cell>
          <table:table-cell table:style-name="ce11" table:formula="of:=[.$D$96]*SUM([.G92:.G94])" office:value-type="float" office:value="3450" calcext:value-type="float">
            <text:p>3,450 </text:p>
          </table:table-cell>
          <table:table-cell table:style-name="ce11" table:formula="of:=[.$D$96]*SUM([.H92:.H94])" office:value-type="float" office:value="3450" calcext:value-type="float">
            <text:p>3,450 </text:p>
          </table:table-cell>
          <table:table-cell table:style-name="ce11" table:formula="of:=[.$D$96]*SUM([.I92:.I94])" office:value-type="float" office:value="5175" calcext:value-type="float">
            <text:p>5,175 </text:p>
          </table:table-cell>
          <table:table-cell table:style-name="ce11" table:formula="of:=[.$D$96]*SUM([.J92:.J94])" office:value-type="float" office:value="5175" calcext:value-type="float">
            <text:p>5,175 </text:p>
          </table:table-cell>
          <table:table-cell table:style-name="ce11" table:formula="of:=[.$D$96]*SUM([.K92:.K94])" office:value-type="float" office:value="5175" calcext:value-type="float">
            <text:p>5,175 </text:p>
          </table:table-cell>
          <table:table-cell table:style-name="ce11" table:formula="of:=[.$D$96]*SUM([.L92:.L94])" office:value-type="float" office:value="5175" calcext:value-type="float">
            <text:p>5,175 </text:p>
          </table:table-cell>
          <table:table-cell table:style-name="ce11" table:formula="of:=[.$D$96]*SUM([.M92:.M94])" office:value-type="float" office:value="5175" calcext:value-type="float">
            <text:p>5,175 </text:p>
          </table:table-cell>
          <table:table-cell table:style-name="ce11" table:formula="of:=[.$D$96]*SUM([.N92:.N94])" office:value-type="float" office:value="5175" calcext:value-type="float">
            <text:p>5,175 </text:p>
          </table:table-cell>
          <table:table-cell table:style-name="ce11" table:formula="of:=[.$D$96]*SUM([.O92:.O94])" office:value-type="float" office:value="5175" calcext:value-type="float">
            <text:p>5,175 </text:p>
          </table:table-cell>
          <table:table-cell table:style-name="ce11" table:formula="of:=[.$D$96]*SUM([.P92:.P94])" office:value-type="float" office:value="5175" calcext:value-type="float">
            <text:p>5,175 </text:p>
          </table:table-cell>
          <table:table-cell table:style-name="ce11" table:formula="of:=[.$D$96]*SUM([.Q92:.Q94])" office:value-type="float" office:value="5175" calcext:value-type="float">
            <text:p>5,175 </text:p>
          </table:table-cell>
          <table:table-cell table:style-name="ce44" table:formula="of:=SUM([.F96:.Q96])" office:value-type="float" office:value="56925" calcext:value-type="float">
            <text:p>56,9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R&amp;D Materials</text:p>
          </table:table-cell>
          <table:table-cell table:style-name="ce20"/>
          <table:table-cell table:style-name="ce20" office:value-type="float" office:value="140000" calcext:value-type="float">
            <text:p>140,000 </text:p>
          </table:table-cell>
          <table:table-cell table:style-name="ce11"/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11" table:formula="of:=[.$D$98]/12" office:value-type="float" office:value="11666.6666666667" calcext:value-type="float">
            <text:p>11,667 </text:p>
          </table:table-cell>
          <table:table-cell table:style-name="ce44" table:formula="of:=SUM([.F98:.Q98])" office:value-type="float" office:value="140000" calcext:value-type="float">
            <text:p>14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Software Licenses</text:p>
          </table:table-cell>
          <table:table-cell table:style-name="ce20"/>
          <table:table-cell table:style-name="ce20" office:value-type="float" office:value="30000" calcext:value-type="float">
            <text:p>30,000 </text:p>
          </table:table-cell>
          <table:table-cell table:style-name="ce11"/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35" table:formula="of:=[.$D$99]/12" office:value-type="float" office:value="2500" calcext:value-type="float">
            <text:p>2,500 </text:p>
          </table:table-cell>
          <table:table-cell table:style-name="ce50" table:formula="of:=SUM([.F99:.Q99])" office:value-type="float" office:value="30000" calcext:value-type="float">
            <text:p>3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Total Research &amp; Development</text:p>
          </table:table-cell>
          <table:table-cell table:style-name="ce11" table:number-columns-repeated="4"/>
          <table:table-cell table:style-name="ce12" table:formula="of:=SUM([.F92:.F99])" office:value-type="float" office:value="32616.6666666667" calcext:value-type="float">
            <text:p>32,617 </text:p>
          </table:table-cell>
          <table:table-cell table:style-name="ce12" table:formula="of:=SUM([.G92:.G99])" office:value-type="float" office:value="32616.6666666667" calcext:value-type="float">
            <text:p>32,617 </text:p>
          </table:table-cell>
          <table:table-cell table:style-name="ce12" table:formula="of:=SUM([.H92:.H99])" office:value-type="float" office:value="32616.6666666667" calcext:value-type="float">
            <text:p>32,617 </text:p>
          </table:table-cell>
          <table:table-cell table:style-name="ce12" table:formula="of:=SUM([.I92:.I99])" office:value-type="float" office:value="41841.6666666667" calcext:value-type="float">
            <text:p>41,842 </text:p>
          </table:table-cell>
          <table:table-cell table:style-name="ce12" table:formula="of:=SUM([.J92:.J99])" office:value-type="float" office:value="41841.6666666667" calcext:value-type="float">
            <text:p>41,842 </text:p>
          </table:table-cell>
          <table:table-cell table:style-name="ce12" table:formula="of:=SUM([.K92:.K99])" office:value-type="float" office:value="41841.6666666667" calcext:value-type="float">
            <text:p>41,842 </text:p>
          </table:table-cell>
          <table:table-cell table:style-name="ce12" table:formula="of:=SUM([.L92:.L99])" office:value-type="float" office:value="41841.6666666667" calcext:value-type="float">
            <text:p>41,842 </text:p>
          </table:table-cell>
          <table:table-cell table:style-name="ce12" table:formula="of:=SUM([.M92:.M99])" office:value-type="float" office:value="41841.6666666667" calcext:value-type="float">
            <text:p>41,842 </text:p>
          </table:table-cell>
          <table:table-cell table:style-name="ce12" table:formula="of:=SUM([.N92:.N99])" office:value-type="float" office:value="41841.6666666667" calcext:value-type="float">
            <text:p>41,842 </text:p>
          </table:table-cell>
          <table:table-cell table:style-name="ce12" table:formula="of:=SUM([.O92:.O99])" office:value-type="float" office:value="41841.6666666667" calcext:value-type="float">
            <text:p>41,842 </text:p>
          </table:table-cell>
          <table:table-cell table:style-name="ce12" table:formula="of:=SUM([.P92:.P99])" office:value-type="float" office:value="41841.6666666667" calcext:value-type="float">
            <text:p>41,842 </text:p>
          </table:table-cell>
          <table:table-cell table:style-name="ce12" table:formula="of:=SUM([.Q92:.Q99])" office:value-type="float" office:value="41841.6666666667" calcext:value-type="float">
            <text:p>41,842 </text:p>
          </table:table-cell>
          <table:table-cell table:style-name="ce51" table:formula="of:=SUM([.F100:.Q100])" office:value-type="float" office:value="474425" calcext:value-type="float">
            <text:p>474,42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Corporate</text:p>
          </table:table-cell>
          <table:table-cell table:style-name="ce11" table:number-columns-repeated="16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CEO</text:p>
          </table:table-cell>
          <table:table-cell table:style-name="ce20"/>
          <table:table-cell table:style-name="ce20" office:value-type="float" office:value="100000" calcext:value-type="float">
            <text:p>100,000 </text:p>
          </table:table-cell>
          <table:table-cell table:style-name="ce11"/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11" table:formula="of:=[.$D$103]/12" office:value-type="float" office:value="8333.33333333333" calcext:value-type="float">
            <text:p>8,333 </text:p>
          </table:table-cell>
          <table:table-cell table:style-name="ce44" table:formula="of:=SUM([.F103:.Q103])" office:value-type="float" office:value="100000" calcext:value-type="float">
            <text:p>10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CFO</text:p>
          </table:table-cell>
          <table:table-cell table:style-name="ce20"/>
          <table:table-cell table:style-name="ce20" office:value-type="float" office:value="100000" calcext:value-type="float">
            <text:p>100,000 </text:p>
          </table:table-cell>
          <table:table-cell table:style-name="ce11" table:number-columns-repeated="4"/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11" table:formula="of:=[.$D$104]/12" office:value-type="float" office:value="8333.33333333333" calcext:value-type="float">
            <text:p>8,333 </text:p>
          </table:table-cell>
          <table:table-cell table:style-name="ce44" table:formula="of:=SUM([.F104:.Q104])" office:value-type="float" office:value="75000" calcext:value-type="float">
            <text:p>75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CPO</text:p>
          </table:table-cell>
          <table:table-cell table:style-name="ce20"/>
          <table:table-cell table:style-name="ce20" office:value-type="float" office:value="100000" calcext:value-type="float">
            <text:p>100,000 </text:p>
          </table:table-cell>
          <table:table-cell table:style-name="ce11"/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11" table:formula="of:=[.$D$105]/12" office:value-type="float" office:value="8333.33333333333" calcext:value-type="float">
            <text:p>8,333 </text:p>
          </table:table-cell>
          <table:table-cell table:style-name="ce44" table:formula="of:=SUM([.F105:.Q105])" office:value-type="float" office:value="100000" calcext:value-type="float">
            <text:p>10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Fringe &amp; Benefits</text:p>
          </table:table-cell>
          <table:table-cell table:style-name="ce20"/>
          <table:table-cell table:style-name="ce31" office:value-type="percentage" office:value="0.23" calcext:value-type="percentage">
            <text:p>23%</text:p>
          </table:table-cell>
          <table:table-cell table:style-name="ce11"/>
          <table:table-cell table:style-name="ce11" table:formula="of:=[.$D$107]*SUM([.F103:.F105])" office:value-type="float" office:value="3833.33333333333" calcext:value-type="float">
            <text:p>3,833 </text:p>
          </table:table-cell>
          <table:table-cell table:style-name="ce11" table:formula="of:=[.$D$107]*SUM([.G103:.G105])" office:value-type="float" office:value="3833.33333333333" calcext:value-type="float">
            <text:p>3,833 </text:p>
          </table:table-cell>
          <table:table-cell table:style-name="ce11" table:formula="of:=[.$D$107]*SUM([.H103:.H105])" office:value-type="float" office:value="3833.33333333333" calcext:value-type="float">
            <text:p>3,833 </text:p>
          </table:table-cell>
          <table:table-cell table:style-name="ce11" table:formula="of:=[.$D$107]*SUM([.I103:.I105])" office:value-type="float" office:value="5750" calcext:value-type="float">
            <text:p>5,750 </text:p>
          </table:table-cell>
          <table:table-cell table:style-name="ce11" table:formula="of:=[.$D$107]*SUM([.J103:.J105])" office:value-type="float" office:value="5750" calcext:value-type="float">
            <text:p>5,750 </text:p>
          </table:table-cell>
          <table:table-cell table:style-name="ce11" table:formula="of:=[.$D$107]*SUM([.K103:.K105])" office:value-type="float" office:value="5750" calcext:value-type="float">
            <text:p>5,750 </text:p>
          </table:table-cell>
          <table:table-cell table:style-name="ce11" table:formula="of:=[.$D$107]*SUM([.L103:.L105])" office:value-type="float" office:value="5750" calcext:value-type="float">
            <text:p>5,750 </text:p>
          </table:table-cell>
          <table:table-cell table:style-name="ce11" table:formula="of:=[.$D$107]*SUM([.M103:.M105])" office:value-type="float" office:value="5750" calcext:value-type="float">
            <text:p>5,750 </text:p>
          </table:table-cell>
          <table:table-cell table:style-name="ce11" table:formula="of:=[.$D$107]*SUM([.N103:.N105])" office:value-type="float" office:value="5750" calcext:value-type="float">
            <text:p>5,750 </text:p>
          </table:table-cell>
          <table:table-cell table:style-name="ce11" table:formula="of:=[.$D$107]*SUM([.O103:.O105])" office:value-type="float" office:value="5750" calcext:value-type="float">
            <text:p>5,750 </text:p>
          </table:table-cell>
          <table:table-cell table:style-name="ce11" table:formula="of:=[.$D$107]*SUM([.P103:.P105])" office:value-type="float" office:value="5750" calcext:value-type="float">
            <text:p>5,750 </text:p>
          </table:table-cell>
          <table:table-cell table:style-name="ce11" table:formula="of:=[.$D$107]*SUM([.Q103:.Q105])" office:value-type="float" office:value="5750" calcext:value-type="float">
            <text:p>5,750 </text:p>
          </table:table-cell>
          <table:table-cell table:style-name="ce44" table:formula="of:=SUM([.F107:.Q107])" office:value-type="float" office:value="63250" calcext:value-type="float">
            <text:p>63,25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Travel &amp; Entertainment</text:p>
          </table:table-cell>
          <table:table-cell table:style-name="ce20"/>
          <table:table-cell table:style-name="ce20" office:value-type="float" office:value="2000" calcext:value-type="float">
            <text:p>2,000 </text:p>
          </table:table-cell>
          <table:table-cell table:style-name="ce11"/>
          <table:table-cell table:style-name="ce11" table:formula="of:=[.$D$108]*COUNT([.F103:.F105])" office:value-type="float" office:value="4000" calcext:value-type="float">
            <text:p>4,000 </text:p>
          </table:table-cell>
          <table:table-cell table:style-name="ce11" table:formula="of:=[.$D$108]*COUNT([.G103:.G105])" office:value-type="float" office:value="4000" calcext:value-type="float">
            <text:p>4,000 </text:p>
          </table:table-cell>
          <table:table-cell table:style-name="ce11" table:formula="of:=[.$D$108]*COUNT([.H103:.H105])" office:value-type="float" office:value="4000" calcext:value-type="float">
            <text:p>4,000 </text:p>
          </table:table-cell>
          <table:table-cell table:style-name="ce11" table:formula="of:=[.$D$108]*COUNT([.I103:.I105])" office:value-type="float" office:value="6000" calcext:value-type="float">
            <text:p>6,000 </text:p>
          </table:table-cell>
          <table:table-cell table:style-name="ce11" table:formula="of:=[.$D$108]*COUNT([.J103:.J105])" office:value-type="float" office:value="6000" calcext:value-type="float">
            <text:p>6,000 </text:p>
          </table:table-cell>
          <table:table-cell table:style-name="ce11" table:formula="of:=[.$D$108]*COUNT([.K103:.K105])" office:value-type="float" office:value="6000" calcext:value-type="float">
            <text:p>6,000 </text:p>
          </table:table-cell>
          <table:table-cell table:style-name="ce11" table:formula="of:=[.$D$108]*COUNT([.L103:.L105])" office:value-type="float" office:value="6000" calcext:value-type="float">
            <text:p>6,000 </text:p>
          </table:table-cell>
          <table:table-cell table:style-name="ce11" table:formula="of:=[.$D$108]*COUNT([.M103:.M105])" office:value-type="float" office:value="6000" calcext:value-type="float">
            <text:p>6,000 </text:p>
          </table:table-cell>
          <table:table-cell table:style-name="ce11" table:formula="of:=[.$D$108]*COUNT([.N103:.N105])" office:value-type="float" office:value="6000" calcext:value-type="float">
            <text:p>6,000 </text:p>
          </table:table-cell>
          <table:table-cell table:style-name="ce11" table:formula="of:=[.$D$108]*COUNT([.O103:.O105])" office:value-type="float" office:value="6000" calcext:value-type="float">
            <text:p>6,000 </text:p>
          </table:table-cell>
          <table:table-cell table:style-name="ce11" table:formula="of:=[.$D$108]*COUNT([.P103:.P105])" office:value-type="float" office:value="6000" calcext:value-type="float">
            <text:p>6,000 </text:p>
          </table:table-cell>
          <table:table-cell table:style-name="ce11" table:formula="of:=[.$D$108]*COUNT([.Q103:.Q105])" office:value-type="float" office:value="6000" calcext:value-type="float">
            <text:p>6,000 </text:p>
          </table:table-cell>
          <table:table-cell table:style-name="ce44" table:formula="of:=SUM([.F108:.Q108])" office:value-type="float" office:value="66000" calcext:value-type="float">
            <text:p>66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Legal </text:p>
          </table:table-cell>
          <table:table-cell table:style-name="ce20"/>
          <table:table-cell table:style-name="ce20" office:value-type="float" office:value="5000" calcext:value-type="float">
            <text:p>5,000 </text:p>
          </table:table-cell>
          <table:table-cell table:style-name="ce11" office:value-type="string" calcext:value-type="string">
            <text:p>/ month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11" table:formula="of:=[.$D$110]" office:value-type="float" office:value="5000" calcext:value-type="float">
            <text:p>5,000 </text:p>
          </table:table-cell>
          <table:table-cell table:style-name="ce44" table:formula="of:=SUM([.F110:.Q110])" office:value-type="float" office:value="60000" calcext:value-type="float">
            <text:p>6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Intellectual Property</text:p>
          </table:table-cell>
          <table:table-cell table:style-name="ce20"/>
          <table:table-cell table:style-name="ce20" office:value-type="float" office:value="2000" calcext:value-type="float">
            <text:p>2,000 </text:p>
          </table:table-cell>
          <table:table-cell table:style-name="ce11" office:value-type="string" calcext:value-type="string">
            <text:p>/ month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11" table:formula="of:=[.$D$111]" office:value-type="float" office:value="2000" calcext:value-type="float">
            <text:p>2,000 </text:p>
          </table:table-cell>
          <table:table-cell table:style-name="ce44" table:formula="of:=SUM([.F111:.Q111])" office:value-type="float" office:value="24000" calcext:value-type="float">
            <text:p>24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Rent / Utilities</text:p>
          </table:table-cell>
          <table:table-cell table:style-name="ce20"/>
          <table:table-cell table:style-name="ce20" office:value-type="float" office:value="10000" calcext:value-type="float">
            <text:p>10,000 </text:p>
          </table:table-cell>
          <table:table-cell table:style-name="ce11" office:value-type="string" calcext:value-type="string">
            <text:p>/ month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11" table:formula="of:=[.$D$112]" office:value-type="float" office:value="10000" calcext:value-type="float">
            <text:p>10,000 </text:p>
          </table:table-cell>
          <table:table-cell table:style-name="ce44" table:formula="of:=SUM([.F112:.Q112])" office:value-type="float" office:value="120000" calcext:value-type="float">
            <text:p>120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Office Supplies</text:p>
          </table:table-cell>
          <table:table-cell table:style-name="ce20"/>
          <table:table-cell table:style-name="ce20" office:value-type="float" office:value="1500" calcext:value-type="float">
            <text:p>1,500 </text:p>
          </table:table-cell>
          <table:table-cell table:style-name="ce11" office:value-type="string" calcext:value-type="string">
            <text:p>/ month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11" table:formula="of:=[.$D$113]" office:value-type="float" office:value="1500" calcext:value-type="float">
            <text:p>1,500 </text:p>
          </table:table-cell>
          <table:table-cell table:style-name="ce44" table:formula="of:=SUM([.F113:.Q113])" office:value-type="float" office:value="18000" calcext:value-type="float">
            <text:p>18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Insurance</text:p>
          </table:table-cell>
          <table:table-cell table:style-name="ce20"/>
          <table:table-cell table:style-name="ce20" office:value-type="float" office:value="1500" calcext:value-type="float">
            <text:p>1,500 </text:p>
          </table:table-cell>
          <table:table-cell table:style-name="ce11" office:value-type="string" calcext:value-type="string">
            <text:p>/ month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11" table:formula="of:=[.$D$114]" office:value-type="float" office:value="1500" calcext:value-type="float">
            <text:p>1,500 </text:p>
          </table:table-cell>
          <table:table-cell table:style-name="ce44" table:formula="of:=SUM([.F114:.Q114])" office:value-type="float" office:value="18000" calcext:value-type="float">
            <text:p>18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Licenses</text:p>
          </table:table-cell>
          <table:table-cell table:style-name="ce20"/>
          <table:table-cell table:style-name="ce11" table:number-columns-repeated="2"/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2000" calcext:value-type="float">
            <text:p>2,000 </text:p>
          </table:table-cell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2000" calcext:value-type="float">
            <text:p>2,000 </text:p>
          </table:table-cell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2000" calcext:value-type="float">
            <text:p>2,000 </text:p>
          </table:table-cell>
          <table:table-cell table:number-columns-repeated="2" table:style-name="ce20" office:value-type="float" office:value="0" calcext:value-type="float">
            <text:p>0 </text:p>
          </table:table-cell>
          <table:table-cell table:style-name="ce20" office:value-type="float" office:value="2000" calcext:value-type="float">
            <text:p>2,000 </text:p>
          </table:table-cell>
          <table:table-cell table:style-name="ce44" table:formula="of:=SUM([.F115:.Q115])" office:value-type="float" office:value="8000" calcext:value-type="float">
            <text:p>8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Misc.</text:p>
          </table:table-cell>
          <table:table-cell table:style-name="ce20"/>
          <table:table-cell table:style-name="ce20" office:value-type="float" office:value="6000" calcext:value-type="float">
            <text:p>6,000 </text:p>
          </table:table-cell>
          <table:table-cell table:style-name="ce11" office:value-type="string" calcext:value-type="string">
            <text:p>/ month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11" table:formula="of:=[.$D$116]" office:value-type="float" office:value="6000" calcext:value-type="float">
            <text:p>6,000 </text:p>
          </table:table-cell>
          <table:table-cell table:style-name="ce44" table:formula="of:=SUM([.F116:.Q116])" office:value-type="float" office:value="72000" calcext:value-type="float">
            <text:p>72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20" office:value-type="string" calcext:value-type="string">
            <text:p>Bookkeeping</text:p>
          </table:table-cell>
          <table:table-cell table:style-name="ce20"/>
          <table:table-cell table:style-name="ce20" office:value-type="float" office:value="1500" calcext:value-type="float">
            <text:p>1,500 </text:p>
          </table:table-cell>
          <table:table-cell table:style-name="ce11" office:value-type="string" calcext:value-type="string">
            <text:p>/ month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35" table:formula="of:=[.$D$117]" office:value-type="float" office:value="1500" calcext:value-type="float">
            <text:p>1,500 </text:p>
          </table:table-cell>
          <table:table-cell table:style-name="ce50" table:formula="of:=SUM([.F117:.Q117])" office:value-type="float" office:value="18000" calcext:value-type="float">
            <text:p>18,00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Total G&amp;A</text:p>
          </table:table-cell>
          <table:table-cell table:style-name="ce11" table:number-columns-repeated="4"/>
          <table:table-cell table:style-name="ce12" table:formula="of:=SUM([.F103:.F117])" office:value-type="float" office:value="52000" calcext:value-type="float">
            <text:p>52,000 </text:p>
          </table:table-cell>
          <table:table-cell table:style-name="ce12" table:formula="of:=SUM([.G103:.G117])" office:value-type="float" office:value="52000" calcext:value-type="float">
            <text:p>52,000 </text:p>
          </table:table-cell>
          <table:table-cell table:style-name="ce12" table:formula="of:=SUM([.H103:.H117])" office:value-type="float" office:value="54000" calcext:value-type="float">
            <text:p>54,000 </text:p>
          </table:table-cell>
          <table:table-cell table:style-name="ce12" table:formula="of:=SUM([.I103:.I117])" office:value-type="float" office:value="64250" calcext:value-type="float">
            <text:p>64,250 </text:p>
          </table:table-cell>
          <table:table-cell table:style-name="ce12" table:formula="of:=SUM([.J103:.J117])" office:value-type="float" office:value="64250" calcext:value-type="float">
            <text:p>64,250 </text:p>
          </table:table-cell>
          <table:table-cell table:style-name="ce12" table:formula="of:=SUM([.K103:.K117])" office:value-type="float" office:value="66250" calcext:value-type="float">
            <text:p>66,250 </text:p>
          </table:table-cell>
          <table:table-cell table:style-name="ce12" table:formula="of:=SUM([.L103:.L117])" office:value-type="float" office:value="64250" calcext:value-type="float">
            <text:p>64,250 </text:p>
          </table:table-cell>
          <table:table-cell table:style-name="ce12" table:formula="of:=SUM([.M103:.M117])" office:value-type="float" office:value="64250" calcext:value-type="float">
            <text:p>64,250 </text:p>
          </table:table-cell>
          <table:table-cell table:style-name="ce12" table:formula="of:=SUM([.N103:.N117])" office:value-type="float" office:value="66250" calcext:value-type="float">
            <text:p>66,250 </text:p>
          </table:table-cell>
          <table:table-cell table:style-name="ce12" table:formula="of:=SUM([.O103:.O117])" office:value-type="float" office:value="64250" calcext:value-type="float">
            <text:p>64,250 </text:p>
          </table:table-cell>
          <table:table-cell table:style-name="ce12" table:formula="of:=SUM([.P103:.P117])" office:value-type="float" office:value="64250" calcext:value-type="float">
            <text:p>64,250 </text:p>
          </table:table-cell>
          <table:table-cell table:style-name="ce12" table:formula="of:=SUM([.Q103:.Q117])" office:value-type="float" office:value="66250" calcext:value-type="float">
            <text:p>66,250 </text:p>
          </table:table-cell>
          <table:table-cell table:style-name="ce51" table:formula="of:=SUM([.F118:.Q118])" office:value-type="float" office:value="742250" calcext:value-type="float">
            <text:p>742,250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/>
          <table:table-cell table:style-name="ce11" table:number-columns-repeated="16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Total Operating Expenses</text:p>
          </table:table-cell>
          <table:table-cell table:style-name="ce11" table:number-columns-repeated="4"/>
          <table:table-cell table:style-name="ce38" table:formula="of:=SUM([.F118];[.F100];[.F89];[.F80];[.F71])" office:value-type="float" office:value="139259.166666667" calcext:value-type="float">
            <text:p>139,259 </text:p>
          </table:table-cell>
          <table:table-cell table:style-name="ce38" table:formula="of:=SUM([.G118];[.G100];[.G89];[.G80];[.G71])" office:value-type="float" office:value="139229.166666667" calcext:value-type="float">
            <text:p>139,229 </text:p>
          </table:table-cell>
          <table:table-cell table:style-name="ce38" table:formula="of:=SUM([.H118];[.H100];[.H89];[.H80];[.H71])" office:value-type="float" office:value="142229.166666667" calcext:value-type="float">
            <text:p>142,229 </text:p>
          </table:table-cell>
          <table:table-cell table:style-name="ce38" table:formula="of:=SUM([.I118];[.I100];[.I89];[.I80];[.I71])" office:value-type="float" office:value="164809.166666667" calcext:value-type="float">
            <text:p>164,809 </text:p>
          </table:table-cell>
          <table:table-cell table:style-name="ce38" table:formula="of:=SUM([.J118];[.J100];[.J89];[.J80];[.J71])" office:value-type="float" office:value="164779.166666667" calcext:value-type="float">
            <text:p>164,779 </text:p>
          </table:table-cell>
          <table:table-cell table:style-name="ce38" table:formula="of:=SUM([.K118];[.K100];[.K89];[.K80];[.K71])" office:value-type="float" office:value="166884.166666667" calcext:value-type="float">
            <text:p>166,884 </text:p>
          </table:table-cell>
          <table:table-cell table:style-name="ce38" table:formula="of:=SUM([.L118];[.L100];[.L89];[.L80];[.L71])" office:value-type="float" office:value="164854.166666667" calcext:value-type="float">
            <text:p>164,854 </text:p>
          </table:table-cell>
          <table:table-cell table:style-name="ce38" table:formula="of:=SUM([.M118];[.M100];[.M89];[.M80];[.M71])" office:value-type="float" office:value="178079.166666667" calcext:value-type="float">
            <text:p>178,079 </text:p>
          </table:table-cell>
          <table:table-cell table:style-name="ce38" table:formula="of:=SUM([.N118];[.N100];[.N89];[.N80];[.N71])" office:value-type="float" office:value="180184.166666667" calcext:value-type="float">
            <text:p>180,184 </text:p>
          </table:table-cell>
          <table:table-cell table:style-name="ce38" table:formula="of:=SUM([.O118];[.O100];[.O89];[.O80];[.O71])" office:value-type="float" office:value="180154.166666667" calcext:value-type="float">
            <text:p>180,154 </text:p>
          </table:table-cell>
          <table:table-cell table:style-name="ce38" table:formula="of:=SUM([.P118];[.P100];[.P89];[.P80];[.P71])" office:value-type="float" office:value="180154.166666667" calcext:value-type="float">
            <text:p>180,154 </text:p>
          </table:table-cell>
          <table:table-cell table:style-name="ce38" table:formula="of:=SUM([.Q118];[.Q100];[.Q89];[.Q80];[.Q71])" office:value-type="float" office:value="182259.166666667" calcext:value-type="float">
            <text:p>182,259 </text:p>
          </table:table-cell>
          <table:table-cell table:style-name="ce52" table:formula="of:=SUM([.F120:.Q120])" office:value-type="float" office:value="1982875" calcext:value-type="float">
            <text:p>1,982,875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/>
          <table:table-cell table:style-name="ce11" table:number-columns-repeated="4"/>
          <table:table-cell table:style-name="ce12" table:number-columns-repeated="12"/>
          <table:table-cell table:style-name="ce51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Net Income (Loss)</text:p>
          </table:table-cell>
          <table:table-cell table:style-name="ce11" table:number-columns-repeated="4"/>
          <table:table-cell table:style-name="ce38" table:formula="of:=[.F60]-[.F120]" office:value-type="float" office:value="-143209.166666667" calcext:value-type="float">
            <text:p>(143,209)</text:p>
          </table:table-cell>
          <table:table-cell table:style-name="ce38" table:formula="of:=[.G60]-[.G120]" office:value-type="float" office:value="-143429.166666667" calcext:value-type="float">
            <text:p>(143,429)</text:p>
          </table:table-cell>
          <table:table-cell table:style-name="ce38" table:formula="of:=[.H60]-[.H120]" office:value-type="float" office:value="-146679.166666667" calcext:value-type="float">
            <text:p>(146,679)</text:p>
          </table:table-cell>
          <table:table-cell table:style-name="ce38" table:formula="of:=[.I60]-[.I120]" office:value-type="float" office:value="-169459.166666667" calcext:value-type="float">
            <text:p>(169,459)</text:p>
          </table:table-cell>
          <table:table-cell table:style-name="ce38" table:formula="of:=[.J60]-[.J120]" office:value-type="float" office:value="-171929.166666667" calcext:value-type="float">
            <text:p>(171,929)</text:p>
          </table:table-cell>
          <table:table-cell table:style-name="ce38" table:formula="of:=[.K60]-[.K120]" office:value-type="float" office:value="-174484.166666667" calcext:value-type="float">
            <text:p>(174,484)</text:p>
          </table:table-cell>
          <table:table-cell table:style-name="ce38" table:formula="of:=[.L60]-[.L120]" office:value-type="float" office:value="-173204.166666667" calcext:value-type="float">
            <text:p>(173,204)</text:p>
          </table:table-cell>
          <table:table-cell table:style-name="ce38" table:formula="of:=[.M60]-[.M120]" office:value-type="float" office:value="-187179.166666667" calcext:value-type="float">
            <text:p>(187,179)</text:p>
          </table:table-cell>
          <table:table-cell table:style-name="ce38" table:formula="of:=[.N60]-[.N120]" office:value-type="float" office:value="-190984.166666667" calcext:value-type="float">
            <text:p>(190,984)</text:p>
          </table:table-cell>
          <table:table-cell table:style-name="ce38" table:formula="of:=[.O60]-[.O120]" office:value-type="float" office:value="-191954.166666667" calcext:value-type="float">
            <text:p>(191,954)</text:p>
          </table:table-cell>
          <table:table-cell table:style-name="ce38" table:formula="of:=[.P60]-[.P120]" office:value-type="float" office:value="-193954.166666667" calcext:value-type="float">
            <text:p>(193,954)</text:p>
          </table:table-cell>
          <table:table-cell table:style-name="ce38" table:formula="of:=[.Q60]-[.Q120]" office:value-type="float" office:value="-197009.166666667" calcext:value-type="float">
            <text:p>(197,009)</text:p>
          </table:table-cell>
          <table:table-cell table:style-name="ce52" table:formula="of:=SUM([.F122:.Q122])" office:value-type="float" office:value="-2083475" calcext:value-type="float">
            <text:p>(2,083,475)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 table:number-columns-repeated="5"/>
          <table:table-cell table:style-name="ce40"/>
          <table:table-cell table:style-name="ce11" table:number-columns-repeated="11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Headcount by Department</text:p>
          </table:table-cell>
          <table:table-cell table:style-name="ce11" table:number-columns-repeated="16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11" office:value-type="string" calcext:value-type="string">
            <text:p>S&amp;M</text:p>
          </table:table-cell>
          <table:table-cell table:style-name="ce11" table:number-columns-repeated="3"/>
          <table:table-cell table:style-name="ce11" table:formula="of:=COUNT([.F65:.F66];[.F74])" office:value-type="float" office:value="3" calcext:value-type="float">
            <text:p>3 </text:p>
          </table:table-cell>
          <table:table-cell table:style-name="ce11" table:formula="of:=COUNT([.G65:.G66];[.G74])" office:value-type="float" office:value="3" calcext:value-type="float">
            <text:p>3 </text:p>
          </table:table-cell>
          <table:table-cell table:style-name="ce11" table:formula="of:=COUNT([.H65:.H66];[.H74])" office:value-type="float" office:value="3" calcext:value-type="float">
            <text:p>3 </text:p>
          </table:table-cell>
          <table:table-cell table:style-name="ce11" table:formula="of:=COUNT([.I65:.I66];[.I74])" office:value-type="float" office:value="3" calcext:value-type="float">
            <text:p>3 </text:p>
          </table:table-cell>
          <table:table-cell table:style-name="ce11" table:formula="of:=COUNT([.J65:.J66];[.J74])" office:value-type="float" office:value="3" calcext:value-type="float">
            <text:p>3 </text:p>
          </table:table-cell>
          <table:table-cell table:style-name="ce11" table:formula="of:=COUNT([.K65:.K66];[.K74])" office:value-type="float" office:value="3" calcext:value-type="float">
            <text:p>3 </text:p>
          </table:table-cell>
          <table:table-cell table:style-name="ce11" table:formula="of:=COUNT([.L65:.L66];[.L74])" office:value-type="float" office:value="3" calcext:value-type="float">
            <text:p>3 </text:p>
          </table:table-cell>
          <table:table-cell table:style-name="ce11" table:formula="of:=COUNT([.M65:.M66];[.M74])" office:value-type="float" office:value="3" calcext:value-type="float">
            <text:p>3 </text:p>
          </table:table-cell>
          <table:table-cell table:style-name="ce11" table:formula="of:=COUNT([.N65:.N66];[.N74])" office:value-type="float" office:value="3" calcext:value-type="float">
            <text:p>3 </text:p>
          </table:table-cell>
          <table:table-cell table:style-name="ce11" table:formula="of:=COUNT([.O65:.O66];[.O74])" office:value-type="float" office:value="3" calcext:value-type="float">
            <text:p>3 </text:p>
          </table:table-cell>
          <table:table-cell table:style-name="ce11" table:formula="of:=COUNT([.P65:.P66];[.P74])" office:value-type="float" office:value="3" calcext:value-type="float">
            <text:p>3 </text:p>
          </table:table-cell>
          <table:table-cell table:style-name="ce11" table:formula="of:=COUNT([.Q65:.Q66];[.Q74])" office:value-type="float" office:value="3" calcext:value-type="float">
            <text:p>3 </text:p>
          </table:table-cell>
          <table:table-cell table:style-name="ce44" table:formula="of:=[.Q127]" office:value-type="float" office:value="3" calcext:value-type="float">
            <text:p>3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11" office:value-type="string" calcext:value-type="string">
            <text:p>Operations</text:p>
          </table:table-cell>
          <table:table-cell table:style-name="ce11" table:number-columns-repeated="3"/>
          <table:table-cell table:style-name="ce11" table:formula="of:=COUNT([.F83:.F85])" office:value-type="float" office:value="2" calcext:value-type="float">
            <text:p>2 </text:p>
          </table:table-cell>
          <table:table-cell table:style-name="ce11" table:formula="of:=COUNT([.G83:.G85])" office:value-type="float" office:value="2" calcext:value-type="float">
            <text:p>2 </text:p>
          </table:table-cell>
          <table:table-cell table:style-name="ce11" table:formula="of:=COUNT([.H83:.H85])" office:value-type="float" office:value="2" calcext:value-type="float">
            <text:p>2 </text:p>
          </table:table-cell>
          <table:table-cell table:style-name="ce11" table:formula="of:=COUNT([.I83:.I85])" office:value-type="float" office:value="2" calcext:value-type="float">
            <text:p>2 </text:p>
          </table:table-cell>
          <table:table-cell table:style-name="ce11" table:formula="of:=COUNT([.J83:.J85])" office:value-type="float" office:value="2" calcext:value-type="float">
            <text:p>2 </text:p>
          </table:table-cell>
          <table:table-cell table:style-name="ce11" table:formula="of:=COUNT([.K83:.K85])" office:value-type="float" office:value="2" calcext:value-type="float">
            <text:p>2 </text:p>
          </table:table-cell>
          <table:table-cell table:style-name="ce11" table:formula="of:=COUNT([.L83:.L85])" office:value-type="float" office:value="2" calcext:value-type="float">
            <text:p>2 </text:p>
          </table:table-cell>
          <table:table-cell table:style-name="ce11" table:formula="of:=COUNT([.M83:.M85])" office:value-type="float" office:value="3" calcext:value-type="float">
            <text:p>3 </text:p>
          </table:table-cell>
          <table:table-cell table:style-name="ce11" table:formula="of:=COUNT([.N83:.N85])" office:value-type="float" office:value="3" calcext:value-type="float">
            <text:p>3 </text:p>
          </table:table-cell>
          <table:table-cell table:style-name="ce11" table:formula="of:=COUNT([.O83:.O85])" office:value-type="float" office:value="3" calcext:value-type="float">
            <text:p>3 </text:p>
          </table:table-cell>
          <table:table-cell table:style-name="ce11" table:formula="of:=COUNT([.P83:.P85])" office:value-type="float" office:value="3" calcext:value-type="float">
            <text:p>3 </text:p>
          </table:table-cell>
          <table:table-cell table:style-name="ce11" table:formula="of:=COUNT([.Q83:.Q85])" office:value-type="float" office:value="3" calcext:value-type="float">
            <text:p>3 </text:p>
          </table:table-cell>
          <table:table-cell table:style-name="ce44" table:formula="of:=[.Q128]" office:value-type="float" office:value="3" calcext:value-type="float">
            <text:p>3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11" office:value-type="string" calcext:value-type="string">
            <text:p>R&amp;D</text:p>
          </table:table-cell>
          <table:table-cell table:style-name="ce11" table:number-columns-repeated="3"/>
          <table:table-cell table:style-name="ce11" table:formula="of:=COUNT([.F92:.F94])" office:value-type="float" office:value="2" calcext:value-type="float">
            <text:p>2 </text:p>
          </table:table-cell>
          <table:table-cell table:style-name="ce11" table:formula="of:=COUNT([.G92:.G94])" office:value-type="float" office:value="2" calcext:value-type="float">
            <text:p>2 </text:p>
          </table:table-cell>
          <table:table-cell table:style-name="ce11" table:formula="of:=COUNT([.H92:.H94])" office:value-type="float" office:value="2" calcext:value-type="float">
            <text:p>2 </text:p>
          </table:table-cell>
          <table:table-cell table:style-name="ce11" table:formula="of:=COUNT([.I92:.I94])" office:value-type="float" office:value="3" calcext:value-type="float">
            <text:p>3 </text:p>
          </table:table-cell>
          <table:table-cell table:style-name="ce11" table:formula="of:=COUNT([.J92:.J94])" office:value-type="float" office:value="3" calcext:value-type="float">
            <text:p>3 </text:p>
          </table:table-cell>
          <table:table-cell table:style-name="ce11" table:formula="of:=COUNT([.K92:.K94])" office:value-type="float" office:value="3" calcext:value-type="float">
            <text:p>3 </text:p>
          </table:table-cell>
          <table:table-cell table:style-name="ce11" table:formula="of:=COUNT([.L92:.L94])" office:value-type="float" office:value="3" calcext:value-type="float">
            <text:p>3 </text:p>
          </table:table-cell>
          <table:table-cell table:style-name="ce11" table:formula="of:=COUNT([.M92:.M94])" office:value-type="float" office:value="3" calcext:value-type="float">
            <text:p>3 </text:p>
          </table:table-cell>
          <table:table-cell table:style-name="ce11" table:formula="of:=COUNT([.N92:.N94])" office:value-type="float" office:value="3" calcext:value-type="float">
            <text:p>3 </text:p>
          </table:table-cell>
          <table:table-cell table:style-name="ce11" table:formula="of:=COUNT([.O92:.O94])" office:value-type="float" office:value="3" calcext:value-type="float">
            <text:p>3 </text:p>
          </table:table-cell>
          <table:table-cell table:style-name="ce11" table:formula="of:=COUNT([.P92:.P94])" office:value-type="float" office:value="3" calcext:value-type="float">
            <text:p>3 </text:p>
          </table:table-cell>
          <table:table-cell table:style-name="ce11" table:formula="of:=COUNT([.Q92:.Q94])" office:value-type="float" office:value="3" calcext:value-type="float">
            <text:p>3 </text:p>
          </table:table-cell>
          <table:table-cell table:style-name="ce44" table:formula="of:=[.Q129]" office:value-type="float" office:value="3" calcext:value-type="float">
            <text:p>3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1"/>
          <table:table-cell table:style-name="ce11" office:value-type="string" calcext:value-type="string">
            <text:p>G&amp;A</text:p>
          </table:table-cell>
          <table:table-cell table:style-name="ce11" table:number-columns-repeated="3"/>
          <table:table-cell table:style-name="ce35" table:formula="of:=COUNT([.F103:.F105])" office:value-type="float" office:value="2" calcext:value-type="float">
            <text:p>2 </text:p>
          </table:table-cell>
          <table:table-cell table:style-name="ce35" table:formula="of:=COUNT([.G103:.G105])" office:value-type="float" office:value="2" calcext:value-type="float">
            <text:p>2 </text:p>
          </table:table-cell>
          <table:table-cell table:style-name="ce35" table:formula="of:=COUNT([.H103:.H105])" office:value-type="float" office:value="2" calcext:value-type="float">
            <text:p>2 </text:p>
          </table:table-cell>
          <table:table-cell table:style-name="ce35" table:formula="of:=COUNT([.I103:.I105])" office:value-type="float" office:value="3" calcext:value-type="float">
            <text:p>3 </text:p>
          </table:table-cell>
          <table:table-cell table:style-name="ce35" table:formula="of:=COUNT([.J103:.J105])" office:value-type="float" office:value="3" calcext:value-type="float">
            <text:p>3 </text:p>
          </table:table-cell>
          <table:table-cell table:style-name="ce35" table:formula="of:=COUNT([.K103:.K105])" office:value-type="float" office:value="3" calcext:value-type="float">
            <text:p>3 </text:p>
          </table:table-cell>
          <table:table-cell table:style-name="ce35" table:formula="of:=COUNT([.L103:.L105])" office:value-type="float" office:value="3" calcext:value-type="float">
            <text:p>3 </text:p>
          </table:table-cell>
          <table:table-cell table:style-name="ce35" table:formula="of:=COUNT([.M103:.M105])" office:value-type="float" office:value="3" calcext:value-type="float">
            <text:p>3 </text:p>
          </table:table-cell>
          <table:table-cell table:style-name="ce35" table:formula="of:=COUNT([.N103:.N105])" office:value-type="float" office:value="3" calcext:value-type="float">
            <text:p>3 </text:p>
          </table:table-cell>
          <table:table-cell table:style-name="ce35" table:formula="of:=COUNT([.O103:.O105])" office:value-type="float" office:value="3" calcext:value-type="float">
            <text:p>3 </text:p>
          </table:table-cell>
          <table:table-cell table:style-name="ce35" table:formula="of:=COUNT([.P103:.P105])" office:value-type="float" office:value="3" calcext:value-type="float">
            <text:p>3 </text:p>
          </table:table-cell>
          <table:table-cell table:style-name="ce35" table:formula="of:=COUNT([.Q103:.Q105])" office:value-type="float" office:value="3" calcext:value-type="float">
            <text:p>3 </text:p>
          </table:table-cell>
          <table:table-cell table:style-name="ce50" table:formula="of:=[.Q130]" office:value-type="float" office:value="3" calcext:value-type="float">
            <text:p>3 </text:p>
          </table:table-cell>
          <table:table-cell table:style-name="ce5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Total Headcount</text:p>
          </table:table-cell>
          <table:table-cell table:style-name="ce11" table:number-columns-repeated="4"/>
          <table:table-cell table:style-name="ce11" table:formula="of:=SUM([.F127:.F130])" office:value-type="float" office:value="9" calcext:value-type="float">
            <text:p>9 </text:p>
          </table:table-cell>
          <table:table-cell table:style-name="ce11" table:formula="of:=SUM([.G127:.G130])" office:value-type="float" office:value="9" calcext:value-type="float">
            <text:p>9 </text:p>
          </table:table-cell>
          <table:table-cell table:style-name="ce11" table:formula="of:=SUM([.H127:.H130])" office:value-type="float" office:value="9" calcext:value-type="float">
            <text:p>9 </text:p>
          </table:table-cell>
          <table:table-cell table:style-name="ce11" table:formula="of:=SUM([.I127:.I130])" office:value-type="float" office:value="11" calcext:value-type="float">
            <text:p>11 </text:p>
          </table:table-cell>
          <table:table-cell table:style-name="ce11" table:formula="of:=SUM([.J127:.J130])" office:value-type="float" office:value="11" calcext:value-type="float">
            <text:p>11 </text:p>
          </table:table-cell>
          <table:table-cell table:style-name="ce11" table:formula="of:=SUM([.K127:.K130])" office:value-type="float" office:value="11" calcext:value-type="float">
            <text:p>11 </text:p>
          </table:table-cell>
          <table:table-cell table:style-name="ce11" table:formula="of:=SUM([.L127:.L130])" office:value-type="float" office:value="11" calcext:value-type="float">
            <text:p>11 </text:p>
          </table:table-cell>
          <table:table-cell table:style-name="ce11" table:formula="of:=SUM([.M127:.M130])" office:value-type="float" office:value="12" calcext:value-type="float">
            <text:p>12 </text:p>
          </table:table-cell>
          <table:table-cell table:style-name="ce11" table:formula="of:=SUM([.N127:.N130])" office:value-type="float" office:value="12" calcext:value-type="float">
            <text:p>12 </text:p>
          </table:table-cell>
          <table:table-cell table:style-name="ce11" table:formula="of:=SUM([.O127:.O130])" office:value-type="float" office:value="12" calcext:value-type="float">
            <text:p>12 </text:p>
          </table:table-cell>
          <table:table-cell table:style-name="ce11" table:formula="of:=SUM([.P127:.P130])" office:value-type="float" office:value="12" calcext:value-type="float">
            <text:p>12 </text:p>
          </table:table-cell>
          <table:table-cell table:style-name="ce11" table:formula="of:=SUM([.Q127:.Q130])" office:value-type="float" office:value="12" calcext:value-type="float">
            <text:p>12 </text:p>
          </table:table-cell>
          <table:table-cell table:style-name="ce44" table:formula="of:=[.Q131]" office:value-type="float" office:value="12" calcext:value-type="float">
            <text:p>12 </text:p>
          </table:table-cell>
          <table:table-cell table:style-name="ce5" table:number-columns-repeated="8"/>
          <table:table-cell table:number-columns-repeated="998"/>
        </table:table-row>
        <table:table-row table:style-name="ro2" table:number-rows-repeated="28">
          <table:table-cell table:style-name="ce11" table:number-columns-repeated="17"/>
          <table:table-cell table:style-name="ce44"/>
          <table:table-cell table:style-name="ce5" table:number-columns-repeated="8"/>
          <table:table-cell table:number-columns-repeated="998"/>
        </table:table-row>
        <table:table-row table:style-name="ro2">
          <table:table-cell table:style-name="ce5" table:number-columns-repeated="17"/>
          <table:table-cell table:style-name="ce54"/>
          <table:table-cell table:style-name="ce5" table:number-columns-repeated="8"/>
          <table:table-cell table:number-columns-repeated="998"/>
        </table:table-row>
        <table:table-row table:style-name="ro2" table:number-rows-repeated="841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llup" table:style-name="ta2">
        <table:table-column table:style-name="co10" table:default-cell-style-name="Default"/>
        <table:table-column table:style-name="co11" table:default-cell-style-name="Default"/>
        <table:table-column table:style-name="co9" table:number-columns-repeated="1022" table:default-cell-style-name="Default"/>
        <table:table-row table:style-name="ro4">
          <table:table-cell table:style-name="ce55" office:value-type="string" calcext:value-type="string">
            <text:p>Summary</text:p>
          </table:table-cell>
          <table:table-cell table:style-name="ce60"/>
          <table:table-cell table:style-name="ce61" office:value-type="string" calcext:value-type="string">
            <text:p>Q1</text:p>
          </table:table-cell>
          <table:table-cell table:style-name="ce61" office:value-type="string" calcext:value-type="string">
            <text:p>Q2</text:p>
          </table:table-cell>
          <table:table-cell table:style-name="ce61" office:value-type="string" calcext:value-type="string">
            <text:p>Q3</text:p>
          </table:table-cell>
          <table:table-cell table:style-name="ce61" office:value-type="string" calcext:value-type="string">
            <text:p>Q4</text:p>
          </table:table-cell>
          <table:table-cell table:style-name="ce65" office:value-type="string" calcext:value-type="string">
            <text:p>Year</text:p>
          </table:table-cell>
          <table:table-cell table:number-columns-repeated="1017"/>
        </table:table-row>
        <table:table-row table:style-name="ro4">
          <table:table-cell table:style-name="ce56"/>
          <table:table-cell table:style-name="ce58" table:number-columns-repeated="5"/>
          <table:table-cell table:style-name="ce66"/>
          <table:table-cell table:number-columns-repeated="1017"/>
        </table:table-row>
        <table:table-row table:style-name="ro4">
          <table:table-cell table:style-name="ce57" table:formula="of:=[$'P&amp;L'.B8]" office:value-type="string" office:string-value="Revenue" calcext:value-type="string">
            <text:p>Revenue</text:p>
          </table:table-cell>
          <table:table-cell table:style-name="ce58"/>
          <table:table-cell table:style-name="ce62" table:formula="of:=SUM([$'P&amp;L'.F8:.H8])" office:value-type="float" office:value="1700" calcext:value-type="float">
            <text:p>1,700 </text:p>
          </table:table-cell>
          <table:table-cell table:style-name="ce62" table:formula="of:=SUM([$'P&amp;L'.I8:.K8])" office:value-type="float" office:value="3900" calcext:value-type="float">
            <text:p>3,900 </text:p>
          </table:table-cell>
          <table:table-cell table:style-name="ce62" table:formula="of:=SUM([$'P&amp;L'.L8:.N8])" office:value-type="float" office:value="5200" calcext:value-type="float">
            <text:p>5,200 </text:p>
          </table:table-cell>
          <table:table-cell table:style-name="ce62" table:formula="of:=SUM([$'P&amp;L'.O8:.Q8])" office:value-type="float" office:value="6700" calcext:value-type="float">
            <text:p>6,700 </text:p>
          </table:table-cell>
          <table:table-cell table:style-name="ce67" table:formula="of:=[$'P&amp;L'.R8]" office:value-type="float" office:value="17500" calcext:value-type="float">
            <text:p>17,500 </text:p>
          </table:table-cell>
          <table:table-cell table:number-columns-repeated="1017"/>
        </table:table-row>
        <table:table-row table:style-name="ro4">
          <table:table-cell table:style-name="ce57" table:formula="of:=[$'P&amp;L'.B9]" office:value-type="string" office:string-value="COGS" calcext:value-type="string">
            <text:p>COGS</text:p>
          </table:table-cell>
          <table:table-cell table:style-name="ce58"/>
          <table:table-cell table:style-name="ce63" table:formula="of:=SUM([$'P&amp;L'.F9:.H9])" office:value-type="float" office:value="14300" calcext:value-type="float">
            <text:p>14,300 </text:p>
          </table:table-cell>
          <table:table-cell table:style-name="ce63" table:formula="of:=SUM([$'P&amp;L'.I9:.K9])" office:value-type="float" office:value="23300" calcext:value-type="float">
            <text:p>23,300 </text:p>
          </table:table-cell>
          <table:table-cell table:style-name="ce63" table:formula="of:=SUM([$'P&amp;L'.L9:.N9])" office:value-type="float" office:value="33450" calcext:value-type="float">
            <text:p>33,450 </text:p>
          </table:table-cell>
          <table:table-cell table:style-name="ce63" table:formula="of:=SUM([$'P&amp;L'.O9:.Q9])" office:value-type="float" office:value="47050" calcext:value-type="float">
            <text:p>47,050 </text:p>
          </table:table-cell>
          <table:table-cell table:style-name="ce68" table:formula="of:=[$'P&amp;L'.R9]" office:value-type="float" office:value="118100" calcext:value-type="float">
            <text:p>118,100 </text:p>
          </table:table-cell>
          <table:table-cell table:number-columns-repeated="1017"/>
        </table:table-row>
        <table:table-row table:style-name="ro4">
          <table:table-cell table:style-name="ce57" table:formula="of:=[$'P&amp;L'.B10]" office:value-type="string" office:string-value="Gross Margin" calcext:value-type="string">
            <text:p>Gross Margin</text:p>
          </table:table-cell>
          <table:table-cell table:style-name="ce57"/>
          <table:table-cell table:style-name="ce64" table:formula="of:=SUM([$'P&amp;L'.F10:.H10])" office:value-type="float" office:value="-12600" calcext:value-type="float">
            <text:p>(12,600)</text:p>
          </table:table-cell>
          <table:table-cell table:style-name="ce64" table:formula="of:=SUM([$'P&amp;L'.I10:.K10])" office:value-type="float" office:value="-19400" calcext:value-type="float">
            <text:p>(19,400)</text:p>
          </table:table-cell>
          <table:table-cell table:style-name="ce64" table:formula="of:=SUM([$'P&amp;L'.L10:.N10])" office:value-type="float" office:value="-28250" calcext:value-type="float">
            <text:p>(28,250)</text:p>
          </table:table-cell>
          <table:table-cell table:style-name="ce64" table:formula="of:=SUM([$'P&amp;L'.O10:.Q10])" office:value-type="float" office:value="-40350" calcext:value-type="float">
            <text:p>(40,350)</text:p>
          </table:table-cell>
          <table:table-cell table:style-name="ce69" table:formula="of:=[$'P&amp;L'.R10]" office:value-type="float" office:value="-100600" calcext:value-type="float">
            <text:p>(100,600)</text:p>
          </table:table-cell>
          <table:table-cell table:number-columns-repeated="1017"/>
        </table:table-row>
        <table:table-row table:style-name="ro4">
          <table:table-cell table:style-name="ce58" table:number-columns-repeated="6"/>
          <table:table-cell table:style-name="ce66"/>
          <table:table-cell table:number-columns-repeated="1017"/>
        </table:table-row>
        <table:table-row table:style-name="ro4">
          <table:table-cell table:style-name="ce56" office:value-type="string" calcext:value-type="string">
            <text:p>Operating Costs</text:p>
          </table:table-cell>
          <table:table-cell table:style-name="ce58"/>
          <table:table-cell table:style-name="ce64" table:formula="of:=-SUM([$'P&amp;L'.F16:.H16])" office:value-type="float" office:value="-420717.5" calcext:value-type="float">
            <text:p>(420,718)</text:p>
          </table:table-cell>
          <table:table-cell table:style-name="ce64" table:formula="of:=-SUM([$'P&amp;L'.I16:.K16])" office:value-type="float" office:value="-496472.5" calcext:value-type="float">
            <text:p>(496,473)</text:p>
          </table:table-cell>
          <table:table-cell table:style-name="ce64" table:formula="of:=-SUM([$'P&amp;L'.L16:.N16])" office:value-type="float" office:value="-523117.5" calcext:value-type="float">
            <text:p>(523,118)</text:p>
          </table:table-cell>
          <table:table-cell table:style-name="ce64" table:formula="of:=-SUM([$'P&amp;L'.O16:.Q16])" office:value-type="float" office:value="-542567.5" calcext:value-type="float">
            <text:p>(542,568)</text:p>
          </table:table-cell>
          <table:table-cell table:style-name="ce69" table:formula="of:=-[$'P&amp;L'.R16]" office:value-type="float" office:value="-1982875" calcext:value-type="float">
            <text:p>(1,982,875)</text:p>
          </table:table-cell>
          <table:table-cell table:number-columns-repeated="1017"/>
        </table:table-row>
        <table:table-row table:style-name="ro4">
          <table:table-cell table:style-name="ce58" table:number-columns-repeated="6"/>
          <table:table-cell table:style-name="ce66"/>
          <table:table-cell table:number-columns-repeated="1017"/>
        </table:table-row>
        <table:table-row table:style-name="ro4">
          <table:table-cell table:style-name="ce57" table:formula="of:=[$'P&amp;L'.A22]" office:value-type="string" office:string-value="Beginning Cash Balance" calcext:value-type="string">
            <text:p>Beginning Cash Balance</text:p>
          </table:table-cell>
          <table:table-cell table:style-name="ce58"/>
          <table:table-cell table:style-name="ce59" table:formula="of:=[$'P&amp;L'.F22]" office:value-type="float" office:value="1500000" calcext:value-type="float">
            <text:p>1,500,000 </text:p>
          </table:table-cell>
          <table:table-cell table:style-name="ce59" table:formula="of:=[$'P&amp;L'.I22]" office:value-type="float" office:value="1068657.5" calcext:value-type="float">
            <text:p>1,068,658 </text:p>
          </table:table-cell>
          <table:table-cell table:style-name="ce59" table:formula="of:=[$'P&amp;L'.L22]" office:value-type="float" office:value="553760" calcext:value-type="float">
            <text:p>553,760 </text:p>
          </table:table-cell>
          <table:table-cell table:style-name="ce59" table:formula="of:=[$'P&amp;L'.O22]" office:value-type="float" office:value="1003742.5" calcext:value-type="float">
            <text:p>1,003,743 </text:p>
          </table:table-cell>
          <table:table-cell table:style-name="ce70" table:formula="of:=[$'P&amp;L'.R22]" office:value-type="float" office:value="1500000" calcext:value-type="float">
            <text:p>1,500,000 </text:p>
          </table:table-cell>
          <table:table-cell table:number-columns-repeated="1017"/>
        </table:table-row>
        <table:table-row table:style-name="ro4">
          <table:table-cell table:style-name="ce56" office:value-type="string" calcext:value-type="string">
            <text:p>Equity Financing</text:p>
          </table:table-cell>
          <table:table-cell table:style-name="ce58"/>
          <table:table-cell table:style-name="ce59" table:formula="of:=[$'P&amp;L'.F25]" office:value-type="float" office:value="0" calcext:value-type="float">
            <text:p>0 </text:p>
          </table:table-cell>
          <table:table-cell table:style-name="ce59" table:formula="of:=[$'P&amp;L'.I25]" office:value-type="float" office:value="0" calcext:value-type="float">
            <text:p>0 </text:p>
          </table:table-cell>
          <table:table-cell table:style-name="ce59" table:formula="of:=[$'P&amp;L'.L25]" office:value-type="float" office:value="1000000" calcext:value-type="float">
            <text:p>1,000,000 </text:p>
          </table:table-cell>
          <table:table-cell table:style-name="ce59" table:formula="of:=[$'P&amp;L'.O25]" office:value-type="float" office:value="0" calcext:value-type="float">
            <text:p>0 </text:p>
          </table:table-cell>
          <table:table-cell table:style-name="ce70" table:formula="of:=[$'P&amp;L'.R25]" office:value-type="float" office:value="1000000" calcext:value-type="float">
            <text:p>1,000,000 </text:p>
          </table:table-cell>
          <table:table-cell table:number-columns-repeated="1017"/>
        </table:table-row>
        <table:table-row table:style-name="ro4">
          <table:table-cell table:style-name="ce57" table:formula="of:=[$'P&amp;L'.A26]" office:value-type="string" office:string-value="Ending Cash Balance" calcext:value-type="string">
            <text:p>Ending Cash Balance</text:p>
          </table:table-cell>
          <table:table-cell table:style-name="ce58"/>
          <table:table-cell table:style-name="ce59" table:formula="of:=[$'P&amp;L'.H26]" office:value-type="float" office:value="1068657.5" calcext:value-type="float">
            <text:p>1,068,658 </text:p>
          </table:table-cell>
          <table:table-cell table:style-name="ce59" table:formula="of:=[$'P&amp;L'.K26]" office:value-type="float" office:value="553760" calcext:value-type="float">
            <text:p>553,760 </text:p>
          </table:table-cell>
          <table:table-cell table:style-name="ce59" table:formula="of:=[$'P&amp;L'.N26]" office:value-type="float" office:value="1003742.5" calcext:value-type="float">
            <text:p>1,003,743 </text:p>
          </table:table-cell>
          <table:table-cell table:style-name="ce59" table:formula="of:=[$'P&amp;L'.Q26]" office:value-type="float" office:value="422550" calcext:value-type="float">
            <text:p>422,550 </text:p>
          </table:table-cell>
          <table:table-cell table:style-name="ce70" table:formula="of:=[$'P&amp;L'.R26]" office:value-type="float" office:value="422550" calcext:value-type="float">
            <text:p>422,550 </text:p>
          </table:table-cell>
          <table:table-cell table:number-columns-repeated="1017"/>
        </table:table-row>
        <table:table-row table:style-name="ro4">
          <table:table-cell table:style-name="ce58" table:number-columns-repeated="6"/>
          <table:table-cell table:style-name="ce66"/>
          <table:table-cell table:number-columns-repeated="1017"/>
        </table:table-row>
        <table:table-row table:style-name="ro4">
          <table:table-cell table:style-name="ce56" office:value-type="string" calcext:value-type="string">
            <text:p>Burn Rate</text:p>
          </table:table-cell>
          <table:table-cell table:style-name="ce58"/>
          <table:table-cell table:style-name="ce64" table:formula="of:=SUM([$'P&amp;L'.F28:.H28])" office:value-type="float" office:value="-431342.5" calcext:value-type="float">
            <text:p>(431,343)</text:p>
          </table:table-cell>
          <table:table-cell table:style-name="ce64" table:formula="of:=SUM([$'P&amp;L'.I28:.K28])" office:value-type="float" office:value="-514897.5" calcext:value-type="float">
            <text:p>(514,898)</text:p>
          </table:table-cell>
          <table:table-cell table:style-name="ce64" table:formula="of:=SUM([$'P&amp;L'.L28:.N28])" office:value-type="float" office:value="-550017.5" calcext:value-type="float">
            <text:p>(550,018)</text:p>
          </table:table-cell>
          <table:table-cell table:style-name="ce64" table:formula="of:=SUM([$'P&amp;L'.O28:.Q28])" office:value-type="float" office:value="-581192.5" calcext:value-type="float">
            <text:p>(581,193)</text:p>
          </table:table-cell>
          <table:table-cell table:style-name="ce69" table:formula="of:=[$'P&amp;L'.R28]" office:value-type="float" office:value="-2077450" calcext:value-type="float">
            <text:p>(2,077,450)</text:p>
          </table:table-cell>
          <table:table-cell table:number-columns-repeated="1017"/>
        </table:table-row>
        <table:table-row table:style-name="ro4">
          <table:table-cell table:style-name="ce59" table:formula="of:=[$'P&amp;L'.A131]" office:value-type="string" office:string-value="Total Headcount" calcext:value-type="string">
            <text:p>Total Headcount</text:p>
          </table:table-cell>
          <table:table-cell table:style-name="ce58"/>
          <table:table-cell table:style-name="ce62" table:formula="of:=[$'P&amp;L'.H131]" office:value-type="float" office:value="9" calcext:value-type="float">
            <text:p>9 </text:p>
          </table:table-cell>
          <table:table-cell table:style-name="ce62" table:formula="of:=[$'P&amp;L'.K131]" office:value-type="float" office:value="11" calcext:value-type="float">
            <text:p>11 </text:p>
          </table:table-cell>
          <table:table-cell table:style-name="ce62" table:formula="of:=[$'P&amp;L'.N131]" office:value-type="float" office:value="12" calcext:value-type="float">
            <text:p>12 </text:p>
          </table:table-cell>
          <table:table-cell table:style-name="ce62" table:formula="of:=[$'P&amp;L'.Q131]" office:value-type="float" office:value="12" calcext:value-type="float">
            <text:p>12 </text:p>
          </table:table-cell>
          <table:table-cell table:style-name="ce67" table:formula="of:=[$'P&amp;L'.R131]" office:value-type="float" office:value="12" calcext:value-type="float">
            <text:p>12 </text:p>
          </table:table-cell>
          <table:table-cell table:number-columns-repeated="1017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Ubuntu Mono" svg:font-family="'Ubuntu Mono'"/>
    <style:font-face style:name="Work Sans" svg:font-family="'Work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_26_L" style:display-name="PageStyle_P&amp;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lup" style:display-name="PageStyle_Rollu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88" meta:object-count="0"/>
    <meta:generator>LibreOfficeDev/6.0.5.2$Linux_X86_64 LibreOffice_project/</meta:generator>
  </office:meta>
</office:document-meta>
</file>